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Arial" svg:font-family="Arial" style:font-family-generic="roman"/>
    <style:font-face style:name="Bitstream Vera Sans1" svg:font-family="'Bitstream Vera Sans'" style:font-family-generic="roman"/>
    <style:font-face style:name="Liberation Sans" svg:font-family="'Liberation Sans'" style:font-family-generic="roman"/>
    <style:font-face style:name="Thorndale" svg:font-family="Thorndale" style:font-family-generic="roman"/>
    <style:font-face style:name="Times New Roman" svg:font-family="'Times New Roman'" style:font-family-generic="roman"/>
    <style:font-face style:name="Arial1" svg:font-family="Arial" style:font-family-generic="swiss"/>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rial Unicode MS" svg:font-family="'Arial Unicode MS'" style:font-pitch="variable"/>
    <style:font-face style:name="Lucida Sans Unicode1" svg:font-family="'Lucida Sans Unicode'" style:font-pitch="variable"/>
    <style:font-face style:name="MS Gothic1" svg:font-family="'MS Gothic'" style:font-pitch="variable"/>
    <style:font-face style:name="Mangal" svg:font-family="Mangal"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Vera Sans7" svg:font-family="'Bitstream Vera Sans'" style:font-family-generic="roman" style:font-pitch="variable"/>
    <style:font-face style:name="Bitstream Vera Serif" svg:font-family="'Bitstream Vera Serif'" style:font-adornments="Roman" style:font-family-generic="roman" style:font-pitch="variable"/>
    <style:font-face style:name="Liberation Sans1" svg:font-family="'Liberation Sans'" style:font-family-generic="roman" style:font-pitch="variable"/>
    <style:font-face style:name="Thorndale1" svg:font-family="Thorndale"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Arial3" svg:font-family="Arial" style:font-family-generic="swiss" style:font-pitch="variable"/>
    <style:font-face style:name="Bitstream Vera Sans6"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rsid="001655a3" officeooo:paragraph-rsid="00551eb5"/>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Header">
      <style:text-properties fo:font-size="3pt" style:font-size-asian="4pt" style:font-size-complex="4pt"/>
    </style:style>
    <style:style style:name="P18" style:family="paragraph" style:parent-style-name="Header">
      <style:text-properties fo:font-size="14pt" style:font-size-asian="14pt" style:font-size-complex="14pt"/>
    </style:style>
    <style:style style:name="P19" style:family="paragraph" style:parent-style-name="Header">
      <style:paragraph-properties fo:text-align="end" style:justify-single-word="false"/>
      <style:text-properties fo:font-size="12pt" style:font-size-asian="12pt" style:font-size-complex="12pt"/>
    </style:style>
    <style:style style:name="P20" style:family="paragraph" style:parent-style-name="Header">
      <style:paragraph-properties fo:margin-left="6.399cm" fo:margin-right="0cm" fo:text-indent="0cm" style:auto-text-indent="false"/>
      <style:text-properties style:font-name="Bitstream Vera Sans6" fo:font-size="13pt" fo:font-weight="bold" style:font-size-asian="13pt" style:font-weight-asian="bold" style:font-size-complex="13pt" style:font-weight-complex="bold"/>
    </style:style>
    <style:style style:name="P21" style:family="paragraph" style:parent-style-name="Header">
      <style:paragraph-properties fo:margin-left="7.001cm" fo:margin-right="0cm" fo:text-indent="0cm" style:auto-text-indent="false"/>
      <style:text-properties style:font-name="Bitstream Vera Sans6" fo:font-size="11pt" fo:font-weight="normal" style:font-size-asian="11pt" style:font-weight-asian="normal" style:font-size-complex="11pt" style:font-weight-complex="normal"/>
    </style:style>
    <style:style style:name="P22" style:family="paragraph" style:parent-style-name="Footer">
      <style:paragraph-properties fo:margin-left="0cm" fo:margin-right="0.7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_5f_En-tête">
      <style:text-properties officeooo:paragraph-rsid="0057fd2b"/>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_5f_Paragraphe_20_livret_20_">
      <style:paragraph-properties fo:margin-top="0cm" fo:margin-bottom="0cm" style:contextual-spacing="false"/>
      <style:text-properties officeooo:paragraph-rsid="0057fd2b"/>
    </style:style>
    <style:style style:name="P27" style:family="paragraph" style:parent-style-name="Standard">
      <style:paragraph-properties fo:margin-top="0.199cm" fo:margin-bottom="0.199cm" style:contextual-spacing="false" fo:text-align="center" style:justify-single-word="false"/>
      <style:text-properties officeooo:paragraph-rsid="00600200"/>
    </style:style>
    <style:style style:name="P28" style:family="paragraph" style:parent-style-name="Standard">
      <style:paragraph-properties fo:margin-top="0.3cm" fo:margin-bottom="0.3cm" style:contextual-spacing="false" fo:text-align="center" style:justify-single-word="false"/>
      <style:text-properties officeooo:paragraph-rsid="00600200"/>
    </style:style>
    <style:style style:name="P29" style:family="paragraph" style:parent-style-name="Standard">
      <style:paragraph-properties fo:margin-top="0.101cm" fo:margin-bottom="0.101cm" style:contextual-spacing="false" fo:text-align="center" style:justify-single-word="false"/>
      <style:text-properties officeooo:paragraph-rsid="00600200"/>
    </style:style>
    <style:style style:name="P30" style:family="paragraph" style:parent-style-name="Standard">
      <style:paragraph-properties fo:margin-top="0.4cm" fo:margin-bottom="0cm" style:contextual-spacing="false" fo:text-align="center" style:justify-single-word="false"/>
      <style:text-properties officeooo:paragraph-rsid="00600200"/>
    </style:style>
    <style:style style:name="P31" style:family="paragraph" style:parent-style-name="_5f_Paragraphe_20_livret_20_">
      <style:text-properties officeooo:paragraph-rsid="00600200"/>
    </style:style>
    <style:style style:name="P32" style:family="paragraph" style:parent-style-name="Exo_5f_Num">
      <style:text-properties officeooo:paragraph-rsid="0057fd2b"/>
    </style:style>
    <style:style style:name="P33" style:family="paragraph" style:parent-style-name="Exo_5f_Num" style:master-page-name="_5f_Fiche_20_éditeur_20_série_20_2_20_une_20_colonne_20_impaire_20__28_G_29_">
      <style:paragraph-properties style:page-number="106" fo:break-before="auto" fo:break-after="auto"/>
    </style:style>
    <style:style style:name="P34" style:family="paragraph" style:parent-style-name="Exo_5f_Num">
      <style:paragraph-properties fo:margin-top="0.42cm" fo:margin-bottom="0.101cm" style:contextual-spacing="false"/>
      <style:text-properties officeooo:paragraph-rsid="0057fd2b"/>
    </style:style>
    <style:style style:name="P35" style:family="paragraph" style:parent-style-name="Exo_5f_Num" style:master-page-name="_5f_Fiche_20_éditeur_20_série_20_2_20_une_20_colonne_20_impaire_20__28_G_29_">
      <style:paragraph-properties fo:margin-top="0.499cm" fo:margin-bottom="0.199cm" style:contextual-spacing="false" style:page-number="auto"/>
      <style:text-properties officeooo:paragraph-rsid="0057fd2b"/>
    </style:style>
    <style:style style:name="P36" style:family="paragraph" style:parent-style-name="Exo_5f_Num">
      <style:paragraph-properties fo:margin-top="0.499cm" fo:margin-bottom="0.199cm" style:contextual-spacing="false"/>
      <style:text-properties officeooo:paragraph-rsid="0057fd2b"/>
    </style:style>
    <style:style style:name="P37" style:family="paragraph" style:parent-style-name="Exo_5f_Num">
      <style:paragraph-properties fo:margin-top="0.349cm" fo:margin-bottom="0.199cm" style:contextual-spacing="false"/>
      <style:text-properties officeooo:paragraph-rsid="0057fd2b"/>
    </style:style>
    <style:style style:name="P38" style:family="paragraph" style:parent-style-name="Exo_5f_Num">
      <style:paragraph-properties fo:margin-top="0.499cm" fo:margin-bottom="0.3cm" style:contextual-spacing="false"/>
      <style:text-properties officeooo:paragraph-rsid="0057fd2b"/>
    </style:style>
    <style:style style:name="P39" style:family="paragraph" style:parent-style-name="Standard" style:list-style-name="liste_5f_abc">
      <style:text-properties officeooo:paragraph-rsid="00600200"/>
    </style:style>
    <style:style style:name="P40" style:family="paragraph" style:parent-style-name="Standard" style:list-style-name="liste_5f_abc">
      <style:paragraph-properties fo:text-align="start" style:justify-single-word="false"/>
      <style:text-properties fo:font-style="normal" officeooo:paragraph-rsid="005be6a2" style:font-style-asian="normal" style:font-style-complex="normal"/>
    </style:style>
    <style:style style:name="P41" style:family="paragraph" style:parent-style-name="Standard" style:list-style-name="_5f_Numérotation_20_des_20_exercices_20_livrets">
      <style:text-properties fo:font-style="normal" officeooo:paragraph-rsid="00600200" style:font-style-asian="normal" style:font-style-complex="normal"/>
    </style:style>
    <style:style style:name="P42" style:family="paragraph" style:parent-style-name="Standard" style:list-style-name="liste_5f_abc">
      <style:paragraph-properties fo:margin-top="0cm" fo:margin-bottom="0.6cm" style:contextual-spacing="false" fo:text-align="start" style:justify-single-word="false"/>
      <style:text-properties fo:font-style="normal" officeooo:paragraph-rsid="005d65e2" style:font-style-asian="normal" style:font-style-complex="normal"/>
    </style:style>
    <style:style style:name="P43" style:family="paragraph" style:parent-style-name="Standard" style:list-style-name="liste_5f_abc">
      <style:paragraph-properties fo:margin-top="0cm" fo:margin-bottom="0.3cm" style:contextual-spacing="false" fo:text-align="start" style:justify-single-word="false"/>
      <style:text-properties fo:font-style="normal" officeooo:paragraph-rsid="005be6a2" style:font-style-asian="normal" style:font-style-complex="normal"/>
    </style:style>
    <style:style style:name="P44" style:family="paragraph" style:parent-style-name="Standard" style:list-style-name="liste_5f_abc">
      <style:paragraph-properties fo:margin-top="0.199cm" fo:margin-bottom="0.199cm" style:contextual-spacing="false" fo:text-align="justify" style:justify-single-word="false">
        <style:tab-stops>
          <style:tab-stop style:position="1.711cm"/>
        </style:tab-stops>
      </style:paragraph-properties>
      <style:text-properties officeooo:paragraph-rsid="0057fd2b"/>
    </style:style>
    <style:style style:name="P45" style:family="paragraph" style:parent-style-name="Standard" style:list-style-name="_5f_Numérotation_20_des_20_exercices_20_livrets">
      <style:paragraph-properties fo:margin-top="0.199cm" fo:margin-bottom="0.199cm" style:contextual-spacing="false" fo:text-align="center" style:justify-single-word="false"/>
      <style:text-properties officeooo:paragraph-rsid="00600200"/>
    </style:style>
    <style:style style:name="P46" style:family="paragraph" style:parent-style-name="Standard" style:list-style-name="liste_5f_abc">
      <style:paragraph-properties fo:margin-top="0.199cm" fo:margin-bottom="0.199cm" style:contextual-spacing="false"/>
      <style:text-properties officeooo:paragraph-rsid="00600200"/>
    </style:style>
    <style:style style:name="P47" style:family="paragraph" style:parent-style-name="Standard" style:list-style-name="_5f_Numérotation_20_des_20_exercices_20_livrets">
      <style:paragraph-properties fo:margin-top="0.199cm" fo:margin-bottom="0.199cm" style:contextual-spacing="false"/>
      <style:text-properties style:font-name="Bitstream Vera Sans6" fo:font-style="normal" officeooo:paragraph-rsid="00600200" style:font-name-asian="Arial3" style:font-style-asian="normal" style:font-name-complex="Arial3" style:font-style-complex="normal"/>
    </style:style>
    <style:style style:name="P48" style:family="paragraph" style:parent-style-name="Standard" style:list-style-name="liste_5f_abc">
      <style:paragraph-properties fo:margin-top="0.199cm" fo:margin-bottom="0cm" style:contextual-spacing="false"/>
      <style:text-properties officeooo:paragraph-rsid="00600200"/>
    </style:style>
    <style:style style:name="P49" style:family="paragraph" style:parent-style-name="Standard" style:list-style-name="liste_5f_abc">
      <style:paragraph-properties fo:margin-top="0cm" fo:margin-bottom="0.199cm" style:contextual-spacing="false"/>
      <style:text-properties officeooo:paragraph-rsid="00600200"/>
    </style:style>
    <style:style style:name="P50" style:family="paragraph" style:parent-style-name="_5f_Paragraphe_20_livret_20_" style:list-style-name="_5f_Numérotation_20_des_20_exercices_20_livrets">
      <style:paragraph-properties fo:margin-top="0cm" fo:margin-bottom="0cm" style:contextual-spacing="false" fo:line-height="150%"/>
      <style:text-properties fo:color="#b3b3b3" loext:opacity="100%" officeooo:paragraph-rsid="005eca94"/>
    </style:style>
    <style:style style:name="P51" style:family="paragraph" style:parent-style-name="_5f_Paragraphe_20_livret_20_" style:list-style-name="_5f_Numérotation_20_des_20_exercices_20_livrets">
      <style:paragraph-properties fo:margin-top="0cm" fo:margin-bottom="0cm" style:contextual-spacing="false"/>
      <style:text-properties officeooo:paragraph-rsid="00600200"/>
    </style:style>
    <style:style style:name="P52" style:family="paragraph" style:parent-style-name="_5f_Paragraphe_20_livret_20_" style:list-style-name="_5f_Numérotation_20_des_20_exercices_20_livrets">
      <style:paragraph-properties fo:margin-top="0cm" fo:margin-bottom="0cm" style:contextual-spacing="false"/>
      <style:text-properties officeooo:paragraph-rsid="0057fd2b"/>
    </style:style>
    <style:style style:name="P53" style:family="paragraph" style:parent-style-name="_5f_Paragraphe_20_livret_20_" style:list-style-name="liste_5f_abc">
      <style:paragraph-properties fo:margin-top="0.199cm" fo:margin-bottom="0.101cm" style:contextual-spacing="false"/>
      <style:text-properties officeooo:paragraph-rsid="0057fd2b"/>
    </style:style>
    <style:style style:name="P54" style:family="paragraph" style:parent-style-name="_5f_Paragraphe_20_livret_20_" style:list-style-name="liste_5f_abc">
      <style:paragraph-properties fo:margin-top="0.4cm" fo:margin-bottom="0cm" style:contextual-spacing="false"/>
      <style:text-properties officeooo:paragraph-rsid="0057fd2b"/>
    </style:style>
    <style:style style:name="P55" style:family="paragraph" style:parent-style-name="_5f_Paragraphe_20_livret_20_" style:list-style-name="liste_5f_abc">
      <style:paragraph-properties fo:margin-top="0cm" fo:margin-bottom="0.101cm" style:contextual-spacing="false"/>
      <style:text-properties officeooo:paragraph-rsid="0057fd2b"/>
    </style:style>
    <style:style style:name="P56" style:family="paragraph" style:parent-style-name="_5f_Paragraphe_20_livret_20_" style:list-style-name="liste_5f_abc">
      <style:paragraph-properties fo:margin-top="0.101cm" fo:margin-bottom="0cm" style:contextual-spacing="false"/>
      <style:text-properties officeooo:paragraph-rsid="0057fd2b"/>
    </style:style>
    <style:style style:name="P57" style:family="paragraph" style:parent-style-name="_5f_Paragraphe_20_livret_20_" style:list-style-name="liste_5f_abc">
      <style:paragraph-properties fo:margin-top="0.3cm" fo:margin-bottom="0cm" style:contextual-spacing="false"/>
      <style:text-properties officeooo:paragraph-rsid="0057fd2b"/>
    </style:style>
    <style:style style:name="P58" style:family="paragraph" style:parent-style-name="_5f_Pied_20_de_20_page" style:list-style-name=""/>
    <style:style style:name="P59" style:family="paragraph" style:parent-style-name="_5f_Pied_20_de_20_page" style:list-style-name="">
      <style:paragraph-properties fo:text-align="end" style:justify-single-word="false"/>
    </style:style>
    <style:style style:name="P60" style:family="paragraph" style:parent-style-name="_5f_Pied_20_de_20_page">
      <style:paragraph-properties fo:text-align="end" style:justify-single-word="false"/>
    </style:style>
    <style:style style:name="P6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62" style:family="paragraph" style:parent-style-name="_5f_Titre_20_d_27_exercices_20_livret" style:list-style-name="_5f_Numérotation_20_des_20_exercices_20_livrets">
      <style:paragraph-properties fo:margin-top="0.4cm" fo:margin-bottom="0cm" style:contextual-spacing="false"/>
      <style:text-properties fo:color="#000000" loext:opacity="100%" fo:letter-spacing="-0.007cm" fo:font-style="normal" officeooo:paragraph-rsid="0057fd2b" style:font-style-asian="normal" style:font-style-complex="normal"/>
    </style:style>
    <style:style style:name="P63" style:family="paragraph">
      <loext:graphic-properties draw:fill="none" draw:fill-color="#ffffff"/>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3" fo:font-size="24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64"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5"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6"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MS Gothic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7"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MS Gothic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8" style:family="paragraph">
      <loext:graphic-properties draw:fill="solid" draw:fill-color="#b3b3b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MS Gothic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9"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Times New Roman1" fo:font-size="24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70"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MS Gothic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2"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MS Gothic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3" style:family="paragraph">
      <loext:graphic-properties draw:fill="solid" draw:fill-color="#b3b3b3"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MS Gothic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4"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3"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5" style:family="paragraph">
      <loext:graphic-properties draw:fill="none" draw:fill-color="#dbdbd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3"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3"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3" fo:font-size="24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ffffff"/>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3"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0000ff" draw:opacity="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82" style:family="paragraph">
      <loext:graphic-properties draw:fill="none"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83"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5" style:family="paragraph">
      <loext:graphic-properties draw:fill="solid" draw:fill-color="#cc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6" fo:font-size="11pt" fo:font-style="normal" fo:text-shadow="none" style:text-underline-style="none" fo:font-weight="normal" style:letter-kerning="true" style:font-name-asian="Lucida Sans Unicode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6"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6" fo:font-size="11pt" fo:font-style="normal" fo:text-shadow="none" style:text-underline-style="none" fo:font-weight="normal" style:letter-kerning="true" style:font-name-asian="Lucida Sans Unicode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MS Gothic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8" style:family="paragraph">
      <loext:graphic-properties draw:fill="solid" draw:fill-color="#9900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MS Gothic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9" style:family="paragraph">
      <loext:graphic-properties draw:fill="solid" draw:fill-color="#3333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MS Gothic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0" style:family="paragraph">
      <loext:graphic-properties draw:fill="solid" draw:fill-color="#6666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MS Gothic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1"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MS Gothic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2" style:family="paragraph">
      <loext:graphic-properties draw:fill="solid" draw:fill-color="#0099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3" style:family="paragraph">
      <loext:graphic-properties draw:fill="solid" draw:fill-color="#33ff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4" style:family="paragraph">
      <loext:graphic-properties draw:fill="solid" draw:fill-color="#ff66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5" style:family="paragraph">
      <loext:graphic-properties draw:fill="solid" draw:fill-color="#ffcc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6"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style>
    <style:style style:name="P9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Bitstream Vera Sans6" fo:font-size="11pt" fo:font-style="normal" fo:text-shadow="none" style:text-underline-style="none" fo:font-weight="normal" style:letter-kerning="true" style:font-name-asian="Lucida Sans Unicode1" style:font-size-asian="11pt" style:font-style-asian="normal" style:font-weight-asian="normal" style:font-name-complex="Tahoma1" style:font-size-complex="11pt" style:font-style-complex="normal" style:font-weight-complex="normal" style:text-emphasize="none" style:font-relief="none" style:text-overline-style="none" style:text-overline-color="font-color"/>
    </style:style>
    <style:style style:name="P99"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horndale1"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Lucida Sans Unicode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1" style:family="paragraph">
      <loext:graphic-properties draw:fill="solid" draw:fill-color="#ff3333"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1" style:font-size-asian="24pt" style:font-style-asian="normal" style:font-weight-asian="normal" style:font-name-complex="Tahoma1" style:font-size-complex="24pt" style:font-style-complex="normal" style:font-weight-complex="normal" style:text-emphasize="none" style:font-relief="none"/>
    </style:style>
    <style:style style:name="P102" style:family="paragraph">
      <loext:graphic-properties draw:fill="solid" draw:fill-color="#ff33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1" style:font-size-asian="24pt" style:font-style-asian="normal" style:font-weight-asian="normal" style:font-name-complex="Tahoma1" style:font-size-complex="24pt" style:font-style-complex="normal" style:font-weight-complex="normal" style:text-emphasize="none" style:font-relief="none"/>
    </style:style>
    <style:style style:name="P103" style:family="paragraph">
      <loext:graphic-properties draw:fill-color="#ffff00"/>
    </style:style>
    <style:style style:name="P104" style:family="paragraph">
      <loext:graphic-properties draw:fill="solid" draw:fill-color="#f5bbed"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1" style:font-size-asian="24pt" style:font-style-asian="normal" style:font-weight-asian="normal" style:font-name-complex="Tahoma1" style:font-size-complex="24pt" style:font-style-complex="normal" style:font-weight-complex="normal" style:text-emphasize="none" style:font-relief="none"/>
    </style:style>
    <style:style style:name="P105" style:family="paragraph">
      <loext:graphic-properties draw:fill="solid" draw:fill-color="#f5bbed"/>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MS Gothic1" style:font-size-asian="24pt" style:font-style-asian="normal" style:font-weight-asian="normal" style:font-name-complex="Tahoma1" style:font-size-complex="24pt" style:font-style-complex="normal" style:font-weight-complex="normal" style:text-emphasize="none" style:font-relief="none"/>
    </style:style>
    <style:style style:name="P106" style:family="paragraph">
      <loext:graphic-properties draw:fill="solid" draw:fill-color="#9d0f89"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1" style:font-size-asian="24pt" style:font-style-asian="normal" style:font-weight-asian="normal" style:font-name-complex="Tahoma1" style:font-size-complex="24pt" style:font-style-complex="normal" style:font-weight-complex="normal" style:text-emphasize="none" style:font-relief="none"/>
    </style:style>
    <style:style style:name="P107" style:family="paragraph">
      <loext:graphic-properties draw:fill="solid" draw:fill-color="#7fb241"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1" style:font-size-asian="24pt" style:font-style-asian="normal" style:font-weight-asian="normal" style:font-name-complex="Tahoma1" style:font-size-complex="24pt" style:font-style-complex="normal" style:font-weight-complex="normal" style:text-emphasize="none" style:font-relief="none"/>
    </style:style>
    <style:style style:name="P108" style:family="paragraph">
      <loext:graphic-properties draw:fill="solid" draw:fill-color="#e8c32a"/>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1" style:font-size-asian="24pt" style:font-style-asian="normal" style:font-weight-asian="normal" style:font-name-complex="Tahoma1" style:font-size-complex="24pt" style:font-style-complex="normal" style:font-weight-complex="normal" style:text-emphasize="none" style:font-relief="none"/>
    </style:style>
    <style:style style:name="P109" style:family="paragraph">
      <loext:graphic-properties draw:fill="solid" draw:fill-color="#add9e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1" style:font-size-asian="24pt" style:font-style-asian="normal" style:font-weight-asian="normal" style:font-name-complex="Tahoma1" style:font-size-complex="24pt" style:font-style-complex="normal" style:font-weight-complex="normal" style:text-emphasize="none" style:font-relief="none"/>
    </style:style>
    <style:style style:name="P110" style:family="paragraph">
      <loext:graphic-properties draw:fill="solid" draw:fill-color="#1ca2b8"/>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1" style:font-size-asian="24pt" style:font-style-asian="normal" style:font-weight-asian="normal" style:font-name-complex="Tahoma1" style:font-size-complex="24pt" style:font-style-complex="normal" style:font-weight-complex="normal" style:text-emphasize="none" style:font-relief="none"/>
    </style:style>
    <style:style style:name="P111" style:family="paragraph">
      <loext:graphic-properties draw:fill="solid" draw:fill-color="#0084d1"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1" style:font-size-asian="24pt" style:font-style-asian="normal" style:font-weight-asian="normal" style:font-name-complex="Tahoma1" style:font-size-complex="24pt" style:font-style-complex="normal" style:font-weight-complex="normal" style:text-emphasize="none" style:font-relief="none"/>
    </style:style>
    <style:style style:name="P112" style:family="paragraph">
      <loext:graphic-properties draw:fill="solid" draw:fill-color="#d7e12c" draw:opacity="100%"/>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3"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e8c32a"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MS Gothic1" style:font-size-asian="24pt" style:font-style-asian="normal" style:font-weight-asian="normal" style:font-name-complex="Tahoma1" style:font-size-complex="24pt" style:font-style-complex="normal" style:font-weight-complex="normal" style:text-emphasize="none" style:font-relief="none"/>
    </style:style>
    <style:style style:name="P114" style:family="paragraph">
      <loext:graphic-properties draw:fill="none"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MS Gothic1" style:font-size-asian="24pt" style:font-style-asian="normal" style:font-weight-asian="normal" style:font-name-complex="Tahoma1" style:font-size-complex="24pt" style:font-style-complex="normal" style:font-weight-complex="normal" style:text-emphasize="none" style:font-relief="none"/>
    </style:style>
    <style:style style:name="P115" style:family="paragraph">
      <loext:graphic-properties draw:fill="solid" draw:fill-color="#1ca2b8" draw:opacity="100%"/>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3" fo:font-size="18pt" fo:font-style="normal" fo:text-shadow="none" style:text-underline-style="none" fo:font-weight="normal" style:font-name-asian="MS Gothic1" style:font-size-asian="18pt" style:font-style-asian="normal" style:font-weight-asian="normal" style:font-name-complex="Tahoma1" style:font-size-complex="18pt" style:font-style-complex="normal" style:font-weight-complex="normal" style:text-emphasize="none" style:font-relief="none"/>
    </style:style>
    <style:style style:name="P116" style:family="paragraph">
      <loext:graphic-properties draw:fill="solid" draw:fill-color="#d3802c"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1" style:font-size-asian="24pt" style:font-style-asian="normal" style:font-weight-asian="normal" style:font-name-complex="Tahoma1" style:font-size-complex="24pt" style:font-style-complex="normal" style:font-weight-complex="normal" style:text-emphasize="none" style:font-relief="none"/>
    </style:style>
    <style:style style:name="P117" style:family="paragraph">
      <loext:graphic-properties draw:fill="solid" draw:fill-color="#d3802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1" style:font-size-asian="24pt" style:font-style-asian="normal" style:font-weight-asian="normal" style:font-name-complex="Tahoma1" style:font-size-complex="24pt" style:font-style-complex="normal" style:font-weight-complex="normal" style:text-emphasize="none" style:font-relief="none"/>
    </style:style>
    <style:style style:name="P11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19" style:family="paragraph">
      <style:paragraph-properties fo:text-align="center"/>
    </style:style>
    <style:style style:name="P120" style:family="paragraph">
      <loext:graphic-properties draw:fill="none" draw:fill-color="#ffffff"/>
      <style:paragraph-properties fo:text-align="center" style:writing-mode="lr-tb"/>
      <style:text-properties fo:color="#ffffff" loext:opacity="100%" style:font-name="Bitstream Vera Sans6" fo:font-size="16pt" fo:font-weight="bold" style:font-size-asian="16pt" style:font-weight-asian="bold" style:font-size-complex="16pt" style:font-weight-complex="bold"/>
    </style:style>
    <style:style style:name="P121" style:family="paragraph">
      <loext:graphic-properties draw:fill="solid" draw:fill-color="#1ca2b8"/>
    </style:style>
    <style:style style:name="T1" style:family="text">
      <style:text-properties fo:font-variant="small-caps"/>
    </style:style>
    <style:style style:name="T2" style:family="text">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color="#33ccb2" loext:opacity="100%"/>
    </style:style>
    <style:style style:name="T5" style:family="text">
      <style:text-properties fo:font-size="12pt" style:font-size-asian="12pt" style:font-size-complex="12pt"/>
    </style:style>
    <style:style style:name="T6" style:family="text">
      <style:text-properties fo:font-variant="normal" fo:text-transform="none" fo:color="#1ca2b8" loext:opacity="100%" style:font-name="Bitstream Vera Sans6" fo:font-size="16pt" fo:letter-spacing="-0.007cm" fo:font-style="normal" fo:text-shadow="none" fo:font-weight="bold" officeooo:rsid="003bda30" style:font-size-asian="16pt" style:font-style-asian="normal" style:font-size-complex="16pt" style:font-style-complex="normal"/>
    </style:style>
    <style:style style:name="T7" style:family="text">
      <style:text-properties fo:font-variant="normal" fo:text-transform="none" fo:color="#1ca2b8" loext:opacity="100%" style:font-name="Bitstream Vera Sans6" fo:font-size="16pt" fo:letter-spacing="-0.007cm" fo:font-style="normal" fo:text-shadow="none" fo:font-weight="bold" officeooo:rsid="000fbb01" style:font-size-asian="16pt" style:font-style-asian="normal" style:font-size-complex="16pt" style:font-style-complex="normal"/>
    </style:style>
    <style:style style:name="T8" style:family="text">
      <style:text-properties officeooo:rsid="001d30cf"/>
    </style:style>
    <style:style style:name="T9" style:family="text">
      <style:text-properties officeooo:rsid="005be6a2"/>
    </style:style>
    <style:style style:name="T10" style:family="text">
      <style:text-properties fo:font-size="10pt" fo:font-style="normal" style:font-size-asian="10pt" style:font-style-asian="normal" style:font-size-complex="10pt" style:font-style-complex="normal"/>
    </style:style>
    <style:style style:name="T11" style:family="text">
      <style:text-properties fo:font-size="10pt" fo:letter-spacing="-0.004cm" fo:font-style="normal" style:font-size-asian="10pt" style:font-style-asian="normal" style:font-size-complex="10pt" style:font-style-complex="normal"/>
    </style:style>
    <style:style style:name="T12" style:family="text">
      <style:text-properties style:text-position="0% 100%" style:font-style-asian="normal" style:font-style-complex="normal"/>
    </style:style>
    <style:style style:name="T13" style:family="text">
      <style:text-properties style:text-position="0% 100%" officeooo:rsid="006226bf" style:font-style-asian="normal" style:font-style-complex="normal"/>
    </style:style>
    <style:style style:name="T14" style:family="text">
      <style:text-properties style:text-position="0% 100%" fo:font-style="italic" style:font-style-asian="italic" style:font-style-complex="italic"/>
    </style:style>
    <style:style style:name="T15" style:family="text">
      <style:text-properties style:text-position="0% 100%" fo:font-style="italic" officeooo:rsid="006226bf" style:font-style-asian="italic" style:font-style-complex="italic"/>
    </style:style>
    <style:style style:name="T16" style:family="text">
      <style:text-properties style:text-position="0% 100%" style:font-style-asian="italic" style:font-style-complex="italic"/>
    </style:style>
    <style:style style:name="T17" style:family="text">
      <style:text-properties style:text-position="0% 100%" officeooo:rsid="006226bf" style:font-style-asian="italic" style:font-style-complex="italic"/>
    </style:style>
    <style:style style:name="T18" style:family="text">
      <style:text-properties officeooo:rsid="001a9cfa"/>
    </style:style>
    <style:style style:name="T19" style:family="text">
      <style:text-properties style:font-name="Bitstream Vera Sans6" fo:font-style="normal" style:font-name-asian="Arial3" style:font-style-asian="normal" style:font-name-complex="Arial3" style:font-style-complex="normal"/>
    </style:style>
    <style:style style:name="T20" style:family="text">
      <style:text-properties style:font-name="Bitstream Vera Sans6" style:font-name-asian="Arial3" style:font-name-complex="Arial3"/>
    </style:style>
    <style:style style:name="T21" style:family="text">
      <style:text-properties style:font-name="Bitstream Vera Sans6" fo:letter-spacing="-0.004cm" style:font-name-asian="Arial3" style:font-name-complex="Arial3"/>
    </style:style>
    <style:style style:name="T22" style:family="text">
      <style:text-properties style:font-name="Bitstream Vera Sans6" fo:letter-spacing="-0.007cm" style:font-name-asian="Arial3" style:font-name-complex="Arial3"/>
    </style:style>
    <style:style style:name="T23" style:family="text">
      <style:text-properties style:font-name="Bitstream Vera Sans6" fo:letter-spacing="-0.011cm" fo:font-style="normal" style:font-name-asian="Arial3" style:font-style-asian="normal" style:font-name-complex="Arial3" style:font-style-complex="normal"/>
    </style:style>
    <style:style style:name="T24" style:family="text">
      <style:text-properties fo:font-size="6pt" style:font-size-asian="5.25pt" style:font-size-complex="6pt"/>
    </style:style>
    <style:style style:name="T25" style:family="text">
      <style:text-properties fo:font-size="2pt" style:font-size-asian="2pt" style:font-size-complex="2pt"/>
    </style:style>
    <style:style style:name="T26" style:family="text">
      <style:text-properties style:font-name="Arial3" fo:letter-spacing="-0.004cm" style:font-name-asian="Arial3" style:font-name-complex="Arial3"/>
    </style:style>
    <style:style style:name="T27" style:family="text">
      <style:text-properties style:font-name="Arial3" fo:letter-spacing="-0.011cm" fo:font-style="normal" style:font-name-asian="Arial3" style:font-style-asian="normal" style:font-name-complex="Arial3" style:font-style-complex="normal"/>
    </style:style>
    <style:style style:name="T28" style:family="text">
      <style:text-properties officeooo:rsid="0057fd2b"/>
    </style:style>
    <style:style style:name="T29" style:family="text">
      <style:text-properties fo:font-weight="normal" style:font-weight-asian="normal" style:font-weight-complex="normal"/>
    </style:style>
    <style:style style:name="T30" style:family="text">
      <style:text-properties fo:letter-spacing="-0.004cm"/>
    </style:style>
    <style:style style:name="T31" style:family="text">
      <style:text-properties fo:letter-spacing="-0.007cm"/>
    </style:style>
    <style:style style:name="T32" style:family="text">
      <style:text-properties fo:letter-spacing="-0.011cm" fo:font-style="normal" style:font-style-asian="normal" style:font-style-complex="normal"/>
    </style:style>
    <style:style style:name="T33" style:family="text">
      <style:text-properties fo:font-variant="normal" fo:text-transform="none" fo:color="#ff3333" loext:opacity="100%" style:text-outline="false" style:text-line-through-style="none" style:text-line-through-type="none" style:font-name="Bitstream Vera Sans6" fo:font-size="11pt" fo:font-style="normal" fo:text-shadow="none" style:text-underline-style="none" fo:font-weight="normal" style:letter-kerning="true" style:font-name-asian="Lucida Sans Unicode1" style:font-size-asian="11pt" style:font-style-asian="normal" style:font-weight-asian="normal" style:font-name-complex="Tahoma1" style:font-size-complex="11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Lucida Sans Unicode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35" style:family="text">
      <style:text-properties fo:color="#ffffff" loext:opacity="100%" style:font-name="Bitstream Vera Sans6"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2" style:family="section">
      <style:section-properties text:dont-balance-text-columns="false" style:editable="false">
        <style:columns fo:column-count="2">
          <style:column style:rel-width="2593*" fo:start-indent="0cm" fo:end-indent="0.3cm"/>
          <style:column style:rel-width="2595*" fo:start-indent="0.3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0"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 style:family="graphic">
      <style:graphic-properties draw:stroke="solid" svg:stroke-width="0.019cm" svg:stroke-color="#b3b3b3" draw:marker-start="" draw:marker-start-width="0.303cm" draw:marker-start-center="false" draw:marker-end=""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 style:family="graphic">
      <style:graphic-properties draw:stroke="solid" svg:stroke-width="0.03cm" svg:stroke-color="#000000" draw:marker-start="" draw:marker-start-width="0.217cm" draw:marker-start-center="false" draw:marker-end="" draw:marker-end-width="0.217cm" draw:marker-end-center="false" draw:fill="none"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27" style:family="graphic">
      <style:graphic-properties draw:stroke="solid" svg:stroke-width="0.03cm" svg:stroke-color="#000000" draw:marker-start="" draw:marker-start-width="0.217cm" draw:marker-start-center="false" draw:marker-end="" draw:marker-end-width="0.217cm" draw:marker-end-center="false" draw:fill="none"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28" style:family="graphic">
      <style:graphic-properties draw:stroke="solid" svg:stroke-width="0.03cm" svg:stroke-color="#000000" draw:marker-start="" draw:marker-start-width="0.217cm" draw:marker-start-center="false" draw:marker-end="" draw:marker-end-width="0.217cm" draw:marker-end-center="false" draw:fill="none"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29" style:family="graphic">
      <style:graphic-properties draw:stroke="solid" svg:stroke-width="0.03cm" svg:stroke-color="#000000" draw:marker-start="" draw:marker-start-width="0.217cm" draw:marker-start-center="false" draw:marker-end="" draw:marker-end-width="0.217cm" draw:marker-end-center="false" draw:fill="none"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17cm" draw:marker-start-center="false" draw:marker-end="" draw:marker-end-width="0.217cm" draw:marker-end-center="false" draw:fill="none"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31" style:family="graphic">
      <style:graphic-properties draw:stroke="solid" svg:stroke-width="0.03cm" svg:stroke-color="#000000" draw:marker-start="" draw:marker-start-width="0.217cm" draw:marker-start-center="false" draw:marker-end="" draw:marker-end-width="0.217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32" style:family="graphic">
      <style:graphic-properties draw:stroke="solid" svg:stroke-width="0.03cm" svg:stroke-color="#000000" draw:marker-start="" draw:marker-start-width="0.217cm" draw:marker-start-center="false" draw:marker-end="" draw:marker-end-width="0.217cm" draw:marker-end-center="false" draw:fill="none"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33" style:family="graphic">
      <style:graphic-properties draw:stroke="solid" svg:stroke-width="0.03cm" svg:stroke-color="#000000" draw:marker-start="" draw:marker-start-width="0.217cm" draw:marker-start-center="false" draw:marker-end="" draw:marker-end-width="0.217cm" draw:marker-end-center="false" draw:fill="none"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34" style:family="graphic">
      <style:graphic-properties draw:stroke="solid" svg:stroke-width="0.03cm" svg:stroke-color="#000000" draw:marker-start="" draw:marker-start-width="0.217cm" draw:marker-start-center="false" draw:marker-end="" draw:marker-end-width="0.217cm" draw:marker-end-center="false" draw:fill="none"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35" style:family="graphic">
      <style:graphic-properties draw:stroke="solid" svg:stroke-width="0.019cm" svg:stroke-color="#ff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 style:family="graphic">
      <style:graphic-properties draw:stroke="solid" svg:stroke-width="0.019cm" svg:stroke-color="#ff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 style:family="graphic">
      <style:graphic-properties draw:stroke="solid" svg:stroke-width="0.03cm" svg:stroke-color="#ff0000" draw:marker-start="" draw:marker-start-width="0.318cm" draw:marker-start-center="false" draw:marker-end="" draw:marker-end-width="0.318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38" style:family="graphic">
      <style:graphic-properties draw:stroke="solid" svg:stroke-width="0.03cm" svg:stroke-color="#ff0000" draw:marker-start="" draw:marker-start-width="0.318cm" draw:marker-start-center="false" draw:marker-end="" draw:marker-end-width="0.318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39" style:family="graphic">
      <style:graphic-properties draw:stroke="solid" svg:stroke-width="0.019cm" svg:stroke-color="#ff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0" style:family="graphic">
      <style:graphic-properties draw:stroke="solid" svg:stroke-width="0.019cm" svg:stroke-color="#ff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 style:family="graphic">
      <style:graphic-properties draw:stroke="solid" svg:stroke-width="0.03cm" svg:stroke-color="#ff0000" draw:marker-start="" draw:marker-start-width="0.318cm" draw:marker-start-center="false" draw:marker-end="" draw:marker-end-width="0.318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42" style:family="graphic">
      <style:graphic-properties draw:stroke="solid" svg:stroke-width="0.03cm" svg:stroke-color="#ff0000" draw:marker-start="" draw:marker-start-width="0.318cm" draw:marker-start-center="false" draw:marker-end="" draw:marker-end-width="0.318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43" style:family="graphic">
      <style:graphic-properties draw:stroke="solid" svg:stroke-width="0.019cm" svg:stroke-color="#ff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4" style:family="graphic">
      <style:graphic-properties draw:stroke="solid" svg:stroke-width="0.019cm" svg:stroke-color="#ff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5" style:family="graphic">
      <style:graphic-properties draw:stroke="solid" svg:stroke-width="0.03cm" svg:stroke-color="#ff0000" draw:marker-start="" draw:marker-start-width="0.318cm" draw:marker-start-center="false" draw:marker-end="" draw:marker-end-width="0.318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46" style:family="graphic">
      <style:graphic-properties draw:stroke="solid" svg:stroke-width="0.03cm" svg:stroke-color="#ff0000" draw:marker-start="" draw:marker-start-width="0.318cm" draw:marker-start-center="false" draw:marker-end="" draw:marker-end-width="0.318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47"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8" style:family="graphic">
      <style:graphic-properties draw:stroke="solid"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 style:family="graphic">
      <style:graphic-properties draw:stroke="solid" svg:stroke-width="0.019cm" svg:stroke-color="#000000" draw:marker-start="" draw:marker-start-width="0.229cm" draw:marker-start-center="false" draw:marker-end="" draw:marker-end-width="0.229cm" draw:marker-end-center="false" draw:fill="solid" draw:fill-color="#b3b3b3"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0" style:family="graphic">
      <style:graphic-properties draw:stroke="solid" draw:stroke-dash="Dashed_20__28_var_29__20_7370"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solid" draw:stroke-dash="Dashed_20__28_var_29__20_7371"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dash" draw:stroke-dash="Fine_20_Dashed" svg:stroke-width="0.03cm" svg:stroke-color="#ff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3" style:family="graphic">
      <style:graphic-properties style:protect="size" style:run-through="foreground"/>
    </style:style>
    <style:style style:name="gr54" style:family="graphic">
      <style:graphic-properties draw:stroke="solid" draw:stroke-dash="Dashed_20__28_var_29__20_5831" svg:stroke-width="0.019cm" svg:stroke-color="#000000" draw:marker-start="" draw:marker-start-width="0.33cm" draw:marker-start-center="false" draw:marker-end="" draw:marker-end-width="0.3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solid" draw:stroke-dash="Dashed_20__28_var_29__20_58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6" style:family="graphic">
      <style:graphic-properties draw:stroke="solid" draw:stroke-dash="Dashed_20__28_var_29__20_583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7" style:family="graphic">
      <style:graphic-properties draw:stroke="solid" draw:stroke-dash="Dashed_20__28_var_29__20_5834" svg:stroke-width="0.019cm" svg:stroke-color="#000000" draw:marker-start="" draw:marker-start-width="0.33cm" draw:marker-start-center="false" draw:marker-end="" draw:marker-end-width="0.33cm" draw:marker-end-center="false" svg:stroke-opacity="100%" draw:stroke-linejoin="round" draw:fill="solid" draw:fill-color="#b3b3b3"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 style:family="graphic">
      <style:graphic-properties draw:stroke="solid" draw:stroke-dash="Dashed_20__28_var_29__20_5835" svg:stroke-width="0.019cm" svg:stroke-color="#000000" draw:marker-start="" draw:marker-start-width="0.33cm" draw:marker-start-center="false" draw:marker-end="" draw:marker-end-width="0.33cm" draw:marker-end-center="false" svg:stroke-opacity="100%" draw:stroke-linejoin="round" draw:fill="solid" draw:fill-color="#b3b3b3"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 style:family="graphic">
      <style:graphic-properties draw:stroke="solid" draw:stroke-dash="Dashed_20__28_var_29__20_5836" svg:stroke-width="0.019cm" svg:stroke-color="#000000" draw:marker-start="" draw:marker-start-width="0.33cm" draw:marker-start-center="false" draw:marker-end="" draw:marker-end-width="0.3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 style:family="graphic">
      <style:graphic-properties draw:stroke="solid" draw:stroke-dash="Dashed_20__28_var_29__20_58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 style:family="graphic">
      <style:graphic-properties draw:stroke="solid" draw:stroke-dash="Dashed_20__28_var_29__20_583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 style:family="graphic">
      <style:graphic-properties draw:stroke="solid" draw:stroke-dash="Dashed_20__28_var_29__20_5839" svg:stroke-width="0.019cm" svg:stroke-color="#000000" draw:marker-start="" draw:marker-start-width="0.33cm" draw:marker-start-center="false" draw:marker-end="" draw:marker-end-width="0.33cm" draw:marker-end-center="false" svg:stroke-opacity="100%" draw:stroke-linejoin="round" draw:fill="solid" draw:fill-color="#b3b3b3"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draw:stroke-dash="Dashed_20__28_var_29__20_7366"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solid" draw:stroke-dash="Dashed_20__28_var_29__20_7367"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solid" draw:stroke-dash="Dashed_20__28_var_29__20_7353" svg:stroke-width="0.019cm" svg:stroke-color="#000000" draw:marker-start="" draw:marker-start-width="0.25cm" draw:marker-start-center="false" draw:marker-end=""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Dashed_20__28_var_29__20_245" svg:stroke-width="0.019cm" svg:stroke-color="#000000" draw:marker-start="" draw:marker-start-width="0.25cm" draw:marker-start-center="false" draw:marker-end=""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solid" draw:stroke-dash="Dashed_20__28_var_29__20_275" svg:stroke-width="0.019cm" svg:stroke-color="#000000" draw:marker-start="" draw:marker-start-width="0.25cm" draw:marker-start-center="false" draw:marker-end=""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draw:stroke-dash="Dashed_20__28_var_29__20_7354" svg:stroke-width="0.019cm" svg:stroke-color="#000000" draw:marker-start="" draw:marker-start-width="0.25cm" draw:marker-start-center="false" draw:marker-end=""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278" svg:stroke-width="0.019cm" svg:stroke-color="#000000" draw:marker-start="" draw:marker-start-width="0.25cm" draw:marker-start-center="false" draw:marker-end="" draw:marker-end-width="0.25cm" draw:marker-end-center="false" svg:stroke-opacity="100%" draw:stroke-linejoin="round" draw:fill="none" draw:fill-color="#dbdbdb"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solid" draw:stroke-dash="Dashed_20__28_var_29__20_7355" svg:stroke-width="0.019cm" svg:stroke-color="#000000" draw:marker-start="" draw:marker-start-width="0.25cm" draw:marker-start-center="false" draw:marker-end="" draw:marker-end-width="0.25cm" draw:marker-end-center="false" svg:stroke-opacity="100%" draw:stroke-linejoin="round" draw:fill="none" draw:fill-color="#dbdbdb"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 style:family="graphic">
      <style:graphic-properties draw:stroke="solid" draw:stroke-dash="Dashed_20__28_var_29__20_282" svg:stroke-width="0.019cm" svg:stroke-color="#000000" draw:marker-start="" draw:marker-start-width="0.25cm" draw:marker-start-center="false" draw:marker-end="" draw:marker-end-width="0.25cm" draw:marker-end-center="false" svg:stroke-opacity="100%" draw:stroke-linejoin="round" draw:fill="none" draw:fill-color="#dbdbdb"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draw:stroke-dash="Dashed_20__28_var_29__20_5726" svg:stroke-width="0.019cm" svg:stroke-color="#000000" draw:marker-start="" draw:marker-start-width="0.25cm" draw:marker-start-center="false" draw:marker-end=""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 style:family="graphic">
      <style:graphic-properties draw:stroke="solid" draw:stroke-dash="Dashed_20__28_var_29__20_5727" svg:stroke-width="0.019cm" svg:stroke-color="#000000" draw:marker-start="" draw:marker-start-width="0.25cm" draw:marker-start-center="false" draw:marker-end=""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 style:family="graphic">
      <style:graphic-properties draw:stroke="solid" draw:stroke-dash="Dashed_20__28_var_29__20_286" svg:stroke-width="0.019cm" svg:stroke-color="#000000" draw:marker-start="" draw:marker-start-width="0.25cm" draw:marker-start-center="false" draw:marker-end=""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288" svg:stroke-width="0.019cm" svg:stroke-color="#000000" draw:marker-start="" draw:marker-start-width="0.25cm" draw:marker-start-center="false" draw:marker-end=""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solid" draw:stroke-dash="Dashed_20__28_var_29__20_5728" svg:stroke-width="0.019cm" svg:stroke-color="#000000" draw:marker-start="" draw:marker-start-width="0.25cm" draw:marker-start-center="false" draw:marker-end=""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solid" draw:stroke-dash="Dashed_20__28_var_29__20_5729" svg:stroke-width="0.019cm" svg:stroke-color="#000000" draw:marker-start="" draw:marker-start-width="0.25cm" draw:marker-start-center="false" draw:marker-end=""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solid" draw:stroke-dash="Dashed_20__28_var_29__20_5730" svg:stroke-width="0.019cm" svg:stroke-color="#000000" draw:marker-start="" draw:marker-start-width="0.25cm" draw:marker-start-center="false" draw:marker-end=""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 style:family="graphic">
      <style:graphic-properties draw:stroke="solid" draw:stroke-dash="Dashed_20__28_var_29__20_5731" svg:stroke-width="0.019cm" svg:stroke-color="#000000" draw:marker-start="" draw:marker-start-width="0.25cm" draw:marker-start-center="false" draw:marker-end=""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 style:family="graphic">
      <style:graphic-properties draw:stroke="solid" draw:stroke-dash="Dashed_20__28_var_29__20_5732" svg:stroke-width="0.019cm" svg:stroke-color="#000000" draw:marker-start="" draw:marker-start-width="0.25cm" draw:marker-start-center="false" draw:marker-end=""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 style:family="graphic">
      <style:graphic-properties draw:stroke="solid" draw:stroke-dash="Dashed_20__28_var_29__20_298" svg:stroke-width="0.019cm" svg:stroke-color="#000000" draw:marker-start="" draw:marker-start-width="0.25cm" draw:marker-start-center="false" draw:marker-end=""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 style:family="graphic">
      <style:graphic-properties draw:stroke="solid" draw:stroke-dash="Dashed_20__28_var_29__20_300" svg:stroke-width="0.019cm" svg:stroke-color="#000000" draw:marker-start="" draw:marker-start-width="0.25cm" draw:marker-start-center="false" draw:marker-end=""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 style:family="graphic">
      <style:graphic-properties draw:stroke="solid" draw:stroke-dash="Dashed_20__28_var_29__20_5733" svg:stroke-width="0.019cm" svg:stroke-color="#000000" draw:marker-start="" draw:marker-start-width="0.25cm" draw:marker-start-center="false" draw:marker-end=""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 style:family="graphic">
      <style:graphic-properties draw:stroke="solid" draw:stroke-dash="Dashed_20__28_var_29__20_5734" svg:stroke-width="0.019cm" svg:stroke-color="#000000" draw:marker-start="" draw:marker-start-width="0.25cm" draw:marker-start-center="false" draw:marker-end=""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 style:family="graphic">
      <style:graphic-properties draw:stroke="solid" draw:stroke-dash="Dashed_20__28_var_29__20_304" svg:stroke-width="0.019cm" svg:stroke-color="#000000" draw:marker-start="" draw:marker-start-width="0.25cm" draw:marker-start-center="false" draw:marker-end=""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6" style:family="graphic">
      <style:graphic-properties draw:stroke="solid" draw:stroke-dash="Dashed_20__28_var_29__20_306" svg:stroke-width="0.019cm" svg:stroke-color="#000000" draw:marker-start="" draw:marker-start-width="0.25cm" draw:marker-start-center="false" draw:marker-end=""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7" style:family="graphic">
      <style:graphic-properties draw:stroke="solid" draw:stroke-dash="Dashed_20__28_var_29__20_5735" svg:stroke-width="0.019cm" svg:stroke-color="#000000" draw:marker-start="" draw:marker-start-width="0.25cm" draw:marker-start-center="false" draw:marker-end=""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8" style:family="graphic">
      <style:graphic-properties draw:stroke="solid" draw:stroke-dash="Dashed_20__28_var_29__20_7356"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9" style:family="graphic">
      <style:graphic-properties draw:stroke="solid" draw:stroke-dash="Dashed_20__28_var_29__20_7357"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0" style:family="graphic">
      <style:graphic-properties draw:stroke="solid" draw:stroke-dash="Dashed_20__28_var_29__20_7358"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1" style:family="graphic">
      <style:graphic-properties draw:stroke="solid" draw:stroke-dash="Dashed_20__28_var_29__20_7359"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2" style:family="graphic">
      <style:graphic-properties draw:stroke="solid" draw:stroke-dash="Dashed_20__28_var_29__20_7360"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3" style:family="graphic">
      <style:graphic-properties draw:stroke="solid" draw:stroke-dash="Dashed_20__28_var_29__20_7361"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solid" draw:stroke-dash="Dashed_20__28_var_29__20_7362"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solid" draw:stroke-dash="Dashed_20__28_var_29__20_7363"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6" style:family="graphic">
      <style:graphic-properties draw:stroke="solid" draw:stroke-dash="Dashed_20__28_var_29__20_7364"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7" style:family="graphic">
      <style:graphic-properties draw:stroke="solid" draw:stroke-dash="Dashed_20__28_var_29__20_7365"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8" style:family="graphic">
      <style:graphic-properties draw:stroke="solid" svg:stroke-width="0.018cm" svg:stroke-color="#808080" draw:marker-start="" draw:marker-start-width="0.3cm" draw:marker-start-center="false" draw:marker-end="" draw:marker-end-width="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9" style:family="graphic">
      <style:graphic-properties draw:stroke="solid" svg:stroke-width="0.049cm" svg:stroke-color="#000000" draw:marker-start="" draw:marker-start-width="0.215cm" draw:marker-start-center="false" draw:marker-end="" draw:marker-end-width="0.215cm" draw:marker-end-center="false" draw:fill="none" draw:fill-color="#ffff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100" style:family="graphic">
      <style:graphic-properties draw:stroke="solid" svg:stroke-width="0.019cm" svg:stroke-color="#ff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1" style:family="graphic">
      <style:graphic-properties draw:stroke="solid" svg:stroke-width="0.03cm" svg:stroke-color="#ff0000" draw:marker-start="" draw:marker-start-width="0.318cm" draw:marker-start-center="false" draw:marker-end="" draw:marker-end-width="0.318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102" style:family="graphic">
      <style:graphic-properties draw:stroke="solid" draw:stroke-dash="Dashed_20__28_var_29__20_6845"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3" style:family="graphic">
      <style:graphic-properties draw:stroke="solid" draw:stroke-dash="Dashed_20__28_var_29__20_6846"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4" style:family="graphic">
      <style:graphic-properties draw:stroke="solid" draw:stroke-dash="Dashed_20__28_var_29__20_6847"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5" style:family="graphic">
      <style:graphic-properties draw:stroke="solid" draw:stroke-dash="Dashed_20__28_var_29__20_6848"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6" style:family="graphic">
      <style:graphic-properties draw:stroke="solid" draw:stroke-dash="Dashed_20__28_var_29__20_6849"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7" style:family="graphic">
      <style:graphic-properties draw:stroke="solid" draw:stroke-dash="Dashed_20__28_var_29__20_6850"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8" style:family="graphic">
      <style:graphic-properties draw:stroke="solid" draw:stroke-dash="Dashed_20__28_var_29__20_6851"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solid" draw:stroke-dash="Dashed_20__28_var_29__20_6852"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0" style:family="graphic">
      <style:graphic-properties draw:stroke="solid" draw:stroke-dash="Dashed_20__28_var_29__20_6853"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1" style:family="graphic">
      <style:graphic-properties draw:stroke="solid" draw:stroke-dash="Dashed_20__28_var_29__20_6854"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2" style:family="graphic">
      <style:graphic-properties draw:stroke="solid" draw:stroke-dash="Dashed_20__28_var_29__20_6855"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3" style:family="graphic">
      <style:graphic-properties draw:stroke="solid" draw:stroke-dash="Dashed_20__28_var_29__20_6856"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4" style:family="graphic">
      <style:graphic-properties draw:stroke="solid" draw:stroke-dash="Dashed_20__28_var_29__20_6857"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5" style:family="graphic">
      <style:graphic-properties draw:stroke="solid" draw:stroke-dash="Dashed_20__28_var_29__20_6858"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6" style:family="graphic">
      <style:graphic-properties draw:stroke="solid" draw:stroke-dash="Dashed_20__28_var_29__20_6859"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7" style:family="graphic">
      <style:graphic-properties draw:stroke="solid" draw:stroke-dash="Dashed_20__28_var_29__20_6860"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8" style:family="graphic">
      <style:graphic-properties draw:stroke="solid" draw:stroke-dash="Dashed_20__28_var_29__20_6861"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9" style:family="graphic">
      <style:graphic-properties draw:stroke="solid" draw:stroke-dash="Dashed_20__28_var_29__20_6862"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0" style:family="graphic">
      <style:graphic-properties draw:stroke="solid" draw:stroke-dash="Dashed_20__28_var_29__20_6863"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1" style:family="graphic">
      <style:graphic-properties draw:stroke="solid" draw:stroke-dash="Dashed_20__28_var_29__20_6864"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2" style:family="graphic">
      <style:graphic-properties draw:stroke="solid" draw:stroke-dash="Dashed_20__28_var_29__20_6865"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3" style:family="graphic">
      <style:graphic-properties draw:stroke="solid" draw:stroke-dash="Dashed_20__28_var_29__20_6866"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4" style:family="graphic">
      <style:graphic-properties draw:stroke="solid" draw:stroke-dash="Dashed_20__28_var_29__20_6867"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solid" draw:stroke-dash="Dashed_20__28_var_29__20_6868"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6" style:family="graphic">
      <style:graphic-properties draw:stroke="solid" draw:stroke-dash="Dashed_20__28_var_29__20_6869"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7" style:family="graphic">
      <style:graphic-properties draw:stroke="solid" draw:stroke-dash="Dashed_20__28_var_29__20_6870"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8" style:family="graphic">
      <style:graphic-properties draw:stroke="solid" draw:stroke-dash="Dashed_20__28_var_29__20_6871"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9" style:family="graphic">
      <style:graphic-properties draw:stroke="solid" draw:stroke-dash="Dashed_20__28_var_29__20_6872"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0" style:family="graphic">
      <style:graphic-properties draw:stroke="solid" draw:stroke-dash="Dashed_20__28_var_29__20_6873"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1" style:family="graphic">
      <style:graphic-properties draw:stroke="solid" draw:stroke-dash="Dashed_20__28_var_29__20_6874"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2" style:family="graphic">
      <style:graphic-properties draw:stroke="solid" draw:stroke-dash="Dashed_20__28_var_29__20_6875"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3" style:family="graphic">
      <style:graphic-properties draw:stroke="solid" draw:stroke-dash="Dashed_20__28_var_29__20_6876"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4" style:family="graphic">
      <style:graphic-properties draw:stroke="solid" draw:stroke-dash="Dashed_20__28_var_29__20_6877"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5" style:family="graphic">
      <style:graphic-properties draw:stroke="solid" draw:stroke-dash="Dashed_20__28_var_29__20_6878"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6" style:family="graphic">
      <style:graphic-properties draw:stroke="solid" draw:stroke-dash="Dashed_20__28_var_29__20_6879"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7" style:family="graphic">
      <style:graphic-properties draw:stroke="solid" draw:stroke-dash="Dashed_20__28_var_29__20_6880"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8" style:family="graphic">
      <style:graphic-properties draw:stroke="solid" draw:stroke-dash="Dashed_20__28_var_29__20_6881"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9" style:family="graphic">
      <style:graphic-properties draw:stroke="solid" draw:stroke-dash="Dashed_20__28_var_29__20_6882"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0" style:family="graphic">
      <style:graphic-properties draw:stroke="solid" draw:stroke-dash="Dashed_20__28_var_29__20_6883"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1" style:family="graphic">
      <style:graphic-properties draw:stroke="solid" draw:stroke-dash="Dashed_20__28_var_29__20_6884"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2" style:family="graphic">
      <style:graphic-properties draw:stroke="solid" draw:stroke-dash="Dashed_20__28_var_29__20_6885"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3" style:family="graphic">
      <style:graphic-properties draw:stroke="solid" draw:stroke-dash="Dashed_20__28_var_29__20_6886"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4" style:family="graphic">
      <style:graphic-properties draw:stroke="solid" draw:stroke-dash="Dashed_20__28_var_29__20_6887"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5" style:family="graphic">
      <style:graphic-properties draw:stroke="solid" draw:stroke-dash="Dashed_20__28_var_29__20_6888"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6" style:family="graphic">
      <style:graphic-properties draw:stroke="solid" draw:stroke-dash="Dashed_20__28_var_29__20_6889"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7" style:family="graphic">
      <style:graphic-properties draw:stroke="solid" draw:stroke-dash="Dashed_20__28_var_29__20_6890"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8" style:family="graphic">
      <style:graphic-properties draw:stroke="solid" draw:stroke-dash="Dashed_20__28_var_29__20_6891"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9" style:family="graphic">
      <style:graphic-properties draw:stroke="solid" draw:stroke-dash="Dashed_20__28_var_29__20_6892" svg:stroke-width="0.03cm" svg:stroke-color="#000000" draw:marker-start="" draw:marker-start-width="0.191cm" draw:marker-start-center="false" draw:marker-end=""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150" style:family="graphic">
      <style:graphic-properties draw:stroke="solid" draw:stroke-dash="Dashed_20__28_var_29__20_6893" svg:stroke-width="0.03cm" svg:stroke-color="#000000" draw:marker-start="" draw:marker-start-width="0.191cm" draw:marker-start-center="false" draw:marker-end=""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151" style:family="graphic">
      <style:graphic-properties draw:stroke="solid" draw:stroke-dash="Dashed_20__28_var_29__20_6894" svg:stroke-width="0.03cm" svg:stroke-color="#000000" draw:marker-start="" draw:marker-start-width="0.191cm" draw:marker-start-center="false" draw:marker-end=""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152" style:family="graphic">
      <style:graphic-properties draw:stroke="solid" draw:stroke-dash="Dashed_20__28_var_29__20_6895" svg:stroke-width="0.03cm" svg:stroke-color="#000000" draw:marker-start="" draw:marker-start-width="0.191cm" draw:marker-start-center="false" draw:marker-end=""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153" style:family="graphic">
      <style:graphic-properties draw:stroke="solid" draw:stroke-dash="Dashed_20__28_var_29__20_6896" svg:stroke-width="0.03cm" svg:stroke-color="#000000" draw:marker-start="" draw:marker-start-width="0.191cm" draw:marker-start-center="false" draw:marker-end=""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154" style:family="graphic">
      <style:graphic-properties draw:stroke="solid" draw:stroke-dash="Dashed_20__28_var_29__20_6897" svg:stroke-width="0.03cm" svg:stroke-color="#000000" draw:marker-start="" draw:marker-start-width="0.191cm" draw:marker-start-center="false" draw:marker-end=""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155" style:family="graphic">
      <style:graphic-properties draw:stroke="solid" draw:stroke-dash="Dashed_20__28_var_29__20_6898" svg:stroke-width="0.03cm" svg:stroke-color="#000000" draw:marker-start="" draw:marker-start-width="0.191cm" draw:marker-start-center="false" draw:marker-end=""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156" style:family="graphic">
      <style:graphic-properties draw:stroke="solid" draw:stroke-dash="Dashed_20__28_var_29__20_6899" svg:stroke-width="0.03cm" svg:stroke-color="#000000" draw:marker-start="" draw:marker-start-width="0.191cm" draw:marker-start-center="false" draw:marker-end=""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157" style:family="graphic">
      <style:graphic-properties draw:stroke="solid" draw:stroke-dash="Dashed_20__28_var_29__20_6900" svg:stroke-width="0.03cm" svg:stroke-color="#000000" draw:marker-start="" draw:marker-start-width="0.191cm" draw:marker-start-center="false" draw:marker-end=""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158" style:family="graphic">
      <style:graphic-properties draw:stroke="solid" draw:stroke-dash="Dashed_20__28_var_29__20_6901"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9" style:family="graphic">
      <style:graphic-properties draw:stroke="solid" draw:stroke-dash="Dashed_20__28_var_29__20_6902"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0" style:family="graphic">
      <style:graphic-properties draw:stroke="solid" draw:stroke-dash="Dashed_20__28_var_29__20_6903"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1" style:family="graphic">
      <style:graphic-properties draw:stroke="solid" draw:stroke-dash="Dashed_20__28_var_29__20_6904"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2" style:family="graphic">
      <style:graphic-properties draw:stroke="solid" draw:stroke-dash="Dashed_20__28_var_29__20_6905"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3" style:family="graphic">
      <style:graphic-properties draw:stroke="solid" draw:stroke-dash="Dashed_20__28_var_29__20_6906"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4" style:family="graphic">
      <style:graphic-properties draw:stroke="solid" draw:stroke-dash="Dashed_20__28_var_29__20_6907"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5" style:family="graphic">
      <style:graphic-properties draw:stroke="solid" draw:stroke-dash="Dashed_20__28_var_29__20_6908"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6" style:family="graphic">
      <style:graphic-properties draw:stroke="solid" draw:stroke-dash="Dashed_20__28_var_29__20_6909"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7" style:family="graphic">
      <style:graphic-properties draw:stroke="solid" draw:stroke-dash="Dashed_20__28_var_29__20_6910"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8" style:family="graphic">
      <style:graphic-properties draw:stroke="solid" draw:stroke-dash="Dashed_20__28_var_29__20_6911"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9" style:family="graphic">
      <style:graphic-properties draw:stroke="solid"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70" style:family="graphic">
      <style:graphic-properties draw:stroke="solid" draw:stroke-dash="Dashed_20__28_var_29__20_841" svg:stroke-width="0.03cm" svg:stroke-color="#000000" draw:marker-start="" draw:marker-start-width="0.217cm" draw:marker-start-center="false" draw:marker-end="" draw:marker-end-width="0.217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5cm" fo:padding-bottom="0.005cm" fo:padding-left="0.005cm" fo:padding-right="0.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1" style:family="graphic">
      <style:graphic-properties draw:stroke="solid" draw:stroke-dash="Dashed_20__28_var_29__20_842" svg:stroke-width="0.03cm" svg:stroke-color="#000000" draw:marker-start="" draw:marker-start-width="0.217cm" draw:marker-start-center="false" draw:marker-end="" draw:marker-end-width="0.217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5cm" fo:padding-bottom="0.005cm" fo:padding-left="0.005cm" fo:padding-right="0.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2" style:family="graphic">
      <style:graphic-properties draw:stroke="solid" draw:stroke-dash="Dashed_20__28_var_29__20_843" svg:stroke-width="0.03cm" svg:stroke-color="#000000" draw:marker-start="" draw:marker-start-width="0.217cm" draw:marker-start-center="false" draw:marker-end="" draw:marker-end-width="0.217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5cm" fo:padding-bottom="0.005cm" fo:padding-left="0.005cm" fo:padding-right="0.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3" style:family="graphic">
      <style:graphic-properties draw:stroke="solid" svg:stroke-width="0.03cm" svg:stroke-color="#000000" draw:marker-start="" draw:marker-start-width="0.217cm" draw:marker-start-center="false" draw:marker-end="" draw:marker-end-width="0.217cm" draw:marker-end-center="false" svg:stroke-opacity="100%" draw:stroke-linejoin="round" draw:fill="none"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6cm" fo:padding-bottom="0.016cm" fo:padding-left="0.016cm" fo:padding-right="0.01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4"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justify" draw:textarea-vertical-align="middle" draw:auto-grow-height="false" fo:min-height="1.722cm" fo:min-width="1.473cm" fo:padding-top="0.139cm" fo:padding-bottom="0.139cm" fo:padding-left="0.265cm" fo:padding-right="0.265cm" draw:shadow="hidden" draw:shadow-offset-x="0.3cm" draw:shadow-offset-y="0.3cm" draw:shadow-color="#808080" style:run-through="foreground"/>
    </style:style>
    <style:style style:name="gr175"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justify" draw:textarea-vertical-align="middle" draw:auto-grow-height="false" fo:min-height="0.191cm" fo:min-width="0.873cm" fo:padding-top="0.139cm" fo:padding-bottom="0.139cm" fo:padding-left="0.265cm" fo:padding-right="0.265cm" draw:shadow="hidden" draw:shadow-offset-x="0.3cm" draw:shadow-offset-y="0.3cm" draw:shadow-color="#808080" style:run-through="foreground"/>
    </style:style>
    <style:style style:name="gr176"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justify" draw:textarea-vertical-align="middle" draw:auto-grow-height="false" fo:min-height="1.222cm" fo:min-width="0cm" fo:padding-top="0.139cm" fo:padding-bottom="0.139cm" fo:padding-left="0.265cm" fo:padding-right="0.265cm" draw:shadow="hidden" draw:shadow-offset-x="0.3cm" draw:shadow-offset-y="0.3cm" draw:shadow-color="#808080" style:run-through="foreground"/>
    </style:style>
    <style:style style:name="gr177"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justify" draw:textarea-vertical-align="middle" draw:auto-grow-height="false" fo:min-height="0.48cm" fo:min-width="0.734cm" fo:padding-top="0.139cm" fo:padding-bottom="0.139cm" fo:padding-left="0.265cm" fo:padding-right="0.265cm" draw:shadow="hidden" draw:shadow-offset-x="0.3cm" draw:shadow-offset-y="0.3cm" draw:shadow-color="#808080" style:run-through="foreground"/>
    </style:style>
    <style:style style:name="gr178"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justify" draw:textarea-vertical-align="middle" draw:auto-grow-height="false" fo:min-height="1.222cm" fo:min-width="2.972cm" fo:padding-top="0.139cm" fo:padding-bottom="0.139cm" fo:padding-left="0.265cm" fo:padding-right="0.265cm" draw:shadow="hidden" draw:shadow-offset-x="0.3cm" draw:shadow-offset-y="0.3cm" draw:shadow-color="#808080" style:run-through="foreground"/>
    </style:style>
    <style:style style:name="gr179"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justify" draw:textarea-vertical-align="middle" draw:auto-grow-height="false" fo:min-height="0.222cm" fo:min-width="0.473cm" fo:padding-top="0.139cm" fo:padding-bottom="0.139cm" fo:padding-left="0.265cm" fo:padding-right="0.265cm" draw:shadow="hidden" draw:shadow-offset-x="0.3cm" draw:shadow-offset-y="0.3cm" draw:shadow-color="#808080" style:run-through="foreground"/>
    </style:style>
    <style:style style:name="gr180"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81"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justify" draw:textarea-vertical-align="middle" draw:auto-grow-height="false" fo:min-height="1.138cm" fo:min-width="0.885cm" fo:padding-top="0.139cm" fo:padding-bottom="0.139cm" fo:padding-left="0.265cm" fo:padding-right="0.265cm" draw:shadow="hidden" draw:shadow-offset-x="0.3cm" draw:shadow-offset-y="0.3cm" draw:shadow-color="#808080" style:run-through="foreground"/>
    </style:style>
    <style:style style:name="gr182"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justify" draw:textarea-vertical-align="middle" draw:auto-grow-height="false" fo:min-height="0.981cm" fo:min-width="0.73cm" fo:padding-top="0.139cm" fo:padding-bottom="0.139cm" fo:padding-left="0.265cm" fo:padding-right="0.265cm" draw:shadow="hidden" draw:shadow-offset-x="0.3cm" draw:shadow-offset-y="0.3cm" draw:shadow-color="#808080" style:run-through="foreground"/>
    </style:style>
    <style:style style:name="gr183" style:family="graphic">
      <style:graphic-properties draw:stroke="solid" draw:stroke-dash="Dashed_20__28_var_29__20_5736" svg:stroke-width="0.03cm" svg:stroke-color="#000000" draw:marker-start="" draw:marker-start-width="0.3cm" draw:marker-start-center="false" draw:marker-end="" draw:marker-end-width="0.3cm" draw:marker-end-center="false" draw:fill="solid" draw:fill-color="#0000ff" draw:opacity="0%"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84" style:family="graphic">
      <style:graphic-properties draw:stroke="solid" draw:stroke-dash="Dashed_20__28_var_29__20_495" svg:stroke-width="0.03cm" svg:stroke-color="#000000" draw:marker-start="" draw:marker-start-width="0.3cm" draw:marker-start-center="false" draw:marker-end="" draw:marker-end-width="0.3cm" draw:marker-end-center="false" draw:fill="solid" draw:fill-color="#0000ff" draw:opacity="0%"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85" style:family="graphic">
      <style:graphic-properties draw:stroke="solid" draw:stroke-dash="Dashed_20__28_var_29__20_497" svg:stroke-width="0.03cm" svg:stroke-color="#000000" draw:marker-start="" draw:marker-start-width="0.3cm" draw:marker-start-center="false" draw:marker-end="" draw:marker-end-width="0.3cm" draw:marker-end-center="false" draw:fill="solid" draw:fill-color="#0000ff" draw:opacity="0%"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86" style:family="graphic">
      <style:graphic-properties draw:stroke="solid" draw:stroke-dash="Dashed_20__28_var_29__20_7333"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7" style:family="graphic">
      <style:graphic-properties draw:stroke="solid" draw:stroke-dash="Dashed_20__28_var_29__20_7334"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8" style:family="graphic">
      <style:graphic-properties draw:stroke="solid" draw:stroke-dash="Dashed_20__28_var_29__20_7335"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9" style:family="graphic">
      <style:graphic-properties draw:stroke="solid" draw:stroke-dash="Dashed_20__28_var_29__20_7336"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0" style:family="graphic">
      <style:graphic-properties draw:stroke="solid" draw:stroke-dash="Dashed_20__28_var_29__20_7337"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1" style:family="graphic">
      <style:graphic-properties draw:stroke="solid" draw:stroke-dash="Dashed_20__28_var_29__20_7338"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2" style:family="graphic">
      <style:graphic-properties draw:stroke="solid" draw:stroke-dash="Dashed_20__28_var_29__20_7339"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3" style:family="graphic">
      <style:graphic-properties draw:stroke="solid" draw:stroke-dash="Dashed_20__28_var_29__20_7340"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4" style:family="graphic">
      <style:graphic-properties draw:stroke="solid" draw:stroke-dash="Dashed_20__28_var_29__20_7341"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5" style:family="graphic">
      <style:graphic-properties draw:stroke="solid" draw:stroke-dash="Dashed_20__28_var_29__20_7342"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6" style:family="graphic">
      <style:graphic-properties draw:stroke="solid" draw:stroke-dash="Dashed_20__28_var_29__20_7343"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7" style:family="graphic">
      <style:graphic-properties draw:stroke="solid" draw:stroke-dash="Dashed_20__28_var_29__20_7344"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8" style:family="graphic">
      <style:graphic-properties draw:stroke="solid" draw:stroke-dash="Dashed_20__28_var_29__20_7345"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9" style:family="graphic">
      <style:graphic-properties draw:stroke="solid" draw:stroke-dash="Dashed_20__28_var_29__20_7346"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0" style:family="graphic">
      <style:graphic-properties draw:stroke="solid" draw:stroke-dash="Dashed_20__28_var_29__20_7347"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1" style:family="graphic">
      <style:graphic-properties draw:stroke="solid" draw:stroke-dash="Dashed_20__28_var_29__20_7348"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2" style:family="graphic">
      <style:graphic-properties draw:stroke="solid" draw:stroke-dash="Dashed_20__28_var_29__20_7349"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3" style:family="graphic">
      <style:graphic-properties draw:stroke="solid" draw:stroke-dash="Dashed_20__28_var_29__20_7350"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4" style:family="graphic">
      <style:graphic-properties draw:stroke="solid" draw:stroke-dash="Dashed_20__28_var_29__20_7351"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5" style:family="graphic">
      <style:graphic-properties draw:stroke="solid" draw:stroke-dash="Dashed_20__28_var_29__20_7352" svg:stroke-width="0.041cm" svg:stroke-color="#ff0000" draw:marker-start="" draw:marker-start-width="0.362cm" draw:marker-start-center="false" draw:marker-end="" draw:marker-end-width="0.36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6"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07" style:family="graphic">
      <style:graphic-properties draw:stroke="solid" draw:stroke-dash="Dashed_20__28_var_29__20_7307"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8" style:family="graphic">
      <style:graphic-properties draw:stroke="solid" draw:stroke-dash="Dashed_20__28_var_29__20_7308"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9" style:family="graphic">
      <style:graphic-properties draw:stroke="solid" draw:stroke-dash="Dashed_20__28_var_29__20_7309"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0" style:family="graphic">
      <style:graphic-properties draw:stroke="none" svg:stroke-width="0.019cm" svg:stroke-color="#b3b3b3" draw:marker-start="" draw:marker-start-width="0.3cm" draw:marker-start-center="false" draw:marker-end="" draw:marker-end-width="0.3cm" draw:marker-end-center="false" draw:fill="solid" draw:fill-color="#cc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1" style:family="graphic">
      <style:graphic-properties draw:stroke="solid" draw:stroke-dash="Dashed_20__28_var_29__20_7310" svg:stroke-width="0.019cm" svg:stroke-color="#000000" draw:marker-start="" draw:marker-start-width="0.259cm" draw:marker-start-center="false" draw:marker-end="" draw:marker-end-width="0.25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2" style:family="graphic">
      <style:graphic-properties draw:stroke="solid" draw:stroke-dash="Dashed_20__28_var_29__20_7311" svg:stroke-width="0.019cm" svg:stroke-color="#000000" draw:marker-start="" draw:marker-start-width="0.259cm" draw:marker-start-center="false" draw:marker-end="" draw:marker-end-width="0.25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3" style:family="graphic">
      <style:graphic-properties draw:stroke="solid" draw:stroke-dash="Dashed_20__28_var_29__20_7312"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4" style:family="graphic">
      <style:graphic-properties draw:stroke="solid" draw:stroke-dash="Dashed_20__28_var_29__20_7313"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5" style:family="graphic">
      <style:graphic-properties draw:stroke="solid" draw:stroke-dash="Dashed_20__28_var_29__20_7314"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6" style:family="graphic">
      <style:graphic-properties draw:stroke="solid" draw:stroke-dash="Dashed_20__28_var_29__20_7315"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7" style:family="graphic">
      <style:graphic-properties draw:stroke="solid" draw:stroke-dash="Dashed_20__28_var_29__20_7316"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8" style:family="graphic">
      <style:graphic-properties draw:stroke="solid" draw:stroke-dash="Dashed_20__28_var_29__20_7317"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9" style:family="graphic">
      <style:graphic-properties draw:stroke="solid" draw:stroke-dash="Dashed_20__28_var_29__20_7318"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0" style:family="graphic">
      <style:graphic-properties draw:stroke="solid" draw:stroke-dash="Dashed_20__28_var_29__20_7319"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1" style:family="graphic">
      <style:graphic-properties draw:stroke="solid" draw:stroke-dash="Dashed_20__28_var_29__20_7320"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2" style:family="graphic">
      <style:graphic-properties draw:stroke="solid" draw:stroke-dash="Dashed_20__28_var_29__20_7321"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3" style:family="graphic">
      <style:graphic-properties draw:stroke="solid" draw:stroke-dash="Dashed_20__28_var_29__20_7322"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4" style:family="graphic">
      <style:graphic-properties draw:stroke="solid" draw:stroke-dash="Dashed_20__28_var_29__20_7323"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5" style:family="graphic">
      <style:graphic-properties draw:stroke="solid" draw:stroke-dash="Dashed_20__28_var_29__20_7324"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6" style:family="graphic">
      <style:graphic-properties draw:stroke="solid" draw:stroke-dash="Dashed_20__28_var_29__20_7325"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7" style:family="graphic">
      <style:graphic-properties draw:stroke="solid" draw:stroke-dash="Dashed_20__28_var_29__20_7326"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8" style:family="graphic">
      <style:graphic-properties draw:stroke="solid" draw:stroke-dash="Dashed_20__28_var_29__20_7327"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9" style:family="graphic">
      <style:graphic-properties draw:stroke="solid" draw:stroke-dash="Dashed_20__28_var_29__20_7328"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0" style:family="graphic">
      <style:graphic-properties draw:stroke="solid" draw:stroke-dash="Dashed_20__28_var_29__20_7329"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1" style:family="graphic">
      <style:graphic-properties draw:stroke="solid" draw:stroke-dash="Dashed_20__28_var_29__20_7330"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2" style:family="graphic">
      <style:graphic-properties draw:stroke="solid" draw:stroke-dash="Dashed_20__28_var_29__20_7331"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3" style:family="graphic">
      <style:graphic-properties draw:stroke="solid" draw:stroke-dash="Dashed_20__28_var_29__20_7332" svg:stroke-width="0.019cm" svg:stroke-color="#b3b3b3" draw:marker-start="" draw:marker-start-width="0.321cm" draw:marker-start-center="false" draw:marker-end=""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4" style:family="graphic">
      <style:graphic-properties draw:stroke="none" svg:stroke-width="0.019cm" svg:stroke-color="#b3b3b3" draw:marker-start="" draw:marker-start-width="0.3cm" draw:marker-start-center="false" draw:marker-end="" draw:marker-end-width="0.3cm" draw:marker-end-center="false" draw:fill="solid" draw:fill-color="#ff99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5"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6" style:family="graphic">
      <style:graphic-properties draw:stroke="solid" svg:stroke-width="0.019cm" svg:stroke-color="#b3b3b3" draw:marker-start="" draw:marker-start-width="0.3cm" draw:marker-start-center="false" draw:marker-end="" draw:marker-end-width="0.3cm" draw:marker-end-center="false" draw:fill="solid"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7" style:family="graphic">
      <style:graphic-properties draw:stroke="solid" svg:stroke-width="0.019cm" svg:stroke-color="#b3b3b3" draw:marker-start="" draw:marker-start-width="0.3cm" draw:marker-start-center="false" draw:marker-end="" draw:marker-end-width="0.3cm" draw:marker-end-center="false" draw:fill="solid" draw:fill-color="#9900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8"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9"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0" style:family="graphic">
      <style:graphic-properties draw:stroke="solid" svg:stroke-width="0.019cm" svg:stroke-color="#b3b3b3" draw:marker-start="" draw:marker-start-width="0.3cm" draw:marker-start-center="false" draw:marker-end="" draw:marker-end-width="0.3cm" draw:marker-end-center="false" draw:fill="solid" draw:fill-color="#3333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1" style:family="graphic">
      <style:graphic-properties draw:stroke="solid" svg:stroke-width="0.019cm" svg:stroke-color="#b3b3b3" draw:marker-start="" draw:marker-start-width="0.3cm" draw:marker-start-center="false" draw:marker-end="" draw:marker-end-width="0.3cm" draw:marker-end-center="false" draw:fill="solid" draw:fill-color="#6666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2" style:family="graphic">
      <style:graphic-properties draw:stroke="solid" svg:stroke-width="0.019cm" svg:stroke-color="#b3b3b3" draw:marker-start="" draw:marker-start-width="0.3cm" draw:marker-start-center="false" draw:marker-end="" draw:marker-end-width="0.3cm" draw:marker-end-center="false" draw:fill="solid" draw:fill-color="#ff99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3" style:family="graphic">
      <style:graphic-properties draw:stroke="none" svg:stroke-width="0.019cm" svg:stroke-color="#b3b3b3" draw:marker-start="" draw:marker-start-width="0.229cm" draw:marker-start-center="false" draw:marker-end="" draw:marker-end-width="0.229cm" draw:marker-end-center="false" draw:fill="solid" draw:fill-color="#0099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4" style:family="graphic">
      <style:graphic-properties draw:stroke="solid" svg:stroke-width="0.019cm" svg:stroke-color="#000000" draw:marker-start="" draw:marker-start-width="0.229cm" draw:marker-start-center="false" draw:marker-end="" draw:marker-end-width="0.229cm" draw:marker-end-center="false" draw:fill="solid" draw:fill-color="#33ff99"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5" style:family="graphic">
      <style:graphic-properties draw:stroke="none" svg:stroke-width="0.019cm" svg:stroke-color="#b3b3b3" draw:marker-start="" draw:marker-start-width="0.229cm" draw:marker-start-center="false" draw:marker-end="" draw:marker-end-width="0.229cm" draw:marker-end-center="false" draw:fill="solid" draw:fill-color="#ff66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6" style:family="graphic">
      <style:graphic-properties draw:stroke="none" svg:stroke-width="0.019cm" svg:stroke-color="#000000" draw:marker-start="" draw:marker-start-width="0.229cm" draw:marker-start-center="false" draw:marker-end="" draw:marker-end-width="0.229cm" draw:marker-end-center="false" draw:fill="solid" draw:fill-color="#ffcc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7" style:family="graphic">
      <style:graphic-properties draw:stroke="dash" draw:stroke-dash="Dashed_20__28_var_29__20_7380" svg:stroke-width="0.03cm" svg:stroke-color="#ff3333" draw:marker-start="" draw:marker-start-width="0.277cm" draw:marker-start-center="false" draw:marker-end="" draw:marker-end-width="0.277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48" style:family="graphic">
      <style:graphic-properties draw:stroke="dash" draw:stroke-dash="Dashed_20__28_var_29__20_7381" svg:stroke-width="0.03cm" svg:stroke-color="#ff3333" draw:marker-start="" draw:marker-start-width="0.277cm" draw:marker-start-center="false" draw:marker-end="" draw:marker-end-width="0.277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5cm" fo:min-width="0.288cm" fo:padding-top="0.125cm" fo:padding-bottom="0.125cm" fo:padding-left="0.25cm" fo:padding-right="0.25cm" draw:shadow="hidden" draw:shadow-offset-x="0.3cm" draw:shadow-offset-y="0.3cm" draw:shadow-color="#808080" style:run-through="foreground"/>
      <style:paragraph-properties style:writing-mode="lr-tb"/>
    </style:style>
    <style:style style:name="gr250"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24cm" fo:padding-top="0.125cm" fo:padding-bottom="0.125cm" fo:padding-left="0.25cm" fo:padding-right="0.25cm" draw:shadow="hidden" draw:shadow-offset-x="0.3cm" draw:shadow-offset-y="0.3cm" draw:shadow-color="#808080" style:run-through="foreground"/>
      <style:paragraph-properties style:writing-mode="lr-tb"/>
    </style:style>
    <style:style style:name="gr2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06cm" fo:padding-top="0.125cm" fo:padding-bottom="0.125cm" fo:padding-left="0.25cm" fo:padding-right="0.25cm" draw:shadow="hidden" draw:shadow-offset-x="0.3cm" draw:shadow-offset-y="0.3cm" draw:shadow-color="#808080" style:run-through="foreground"/>
      <style:paragraph-properties style:writing-mode="lr-tb"/>
    </style:style>
    <style:style style:name="gr25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45cm" fo:padding-top="0.125cm" fo:padding-bottom="0.125cm" fo:padding-left="0.25cm" fo:padding-right="0.25cm" draw:shadow="hidden" draw:shadow-offset-x="0.3cm" draw:shadow-offset-y="0.3cm" draw:shadow-color="#808080" style:run-through="foreground"/>
      <style:paragraph-properties style:writing-mode="lr-tb"/>
    </style:style>
    <style:style style:name="gr25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19cm" fo:padding-top="0.125cm" fo:padding-bottom="0.125cm" fo:padding-left="0.25cm" fo:padding-right="0.25cm" draw:shadow="hidden" draw:shadow-offset-x="0.3cm" draw:shadow-offset-y="0.3cm" draw:shadow-color="#808080" style:run-through="foreground"/>
      <style:paragraph-properties style:writing-mode="lr-tb"/>
    </style:style>
    <style:style style:name="gr25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5cm" fo:min-width="0.27cm" fo:padding-top="0.125cm" fo:padding-bottom="0.125cm" fo:padding-left="0.25cm" fo:padding-right="0.25cm" draw:shadow="hidden" draw:shadow-offset-x="0.3cm" draw:shadow-offset-y="0.3cm" draw:shadow-color="#808080" style:run-through="foreground"/>
      <style:paragraph-properties style:writing-mode="lr-tb"/>
    </style:style>
    <style:style style:name="gr256" style:family="graphic">
      <style:graphic-properties draw:stroke="dash" draw:stroke-dash="Dashed_20__28_var_29__20_7378" svg:stroke-width="0.03cm" svg:stroke-color="#ff3333" draw:marker-start="" draw:marker-start-width="0.261cm" draw:marker-start-center="false" draw:marker-end="" draw:marker-end-width="0.261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57" style:family="graphic">
      <style:graphic-properties draw:stroke="dash" draw:stroke-dash="Dashed_20__28_var_29__20_7379" svg:stroke-width="0.03cm" svg:stroke-color="#ff3333" draw:marker-start="" draw:marker-start-width="0.261cm" draw:marker-start-center="false" draw:marker-end="" draw:marker-end-width="0.261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58" style:family="graphic">
      <style:graphic-properties draw:stroke="solid" draw:stroke-dash="Dashed_20__28_var_29__20_7372" svg:stroke-width="0.03cm" svg:stroke-color="#ff3333" draw:marker-start="" draw:marker-start-width="0.261cm" draw:marker-start-center="false" draw:marker-end="" draw:marker-end-width="0.261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59" style:family="graphic">
      <style:graphic-properties draw:stroke="solid" draw:stroke-dash="Dashed_20__28_var_29__20_7373" svg:stroke-width="0.03cm" svg:stroke-color="#ff3333" draw:marker-start="" draw:marker-start-width="0.261cm" draw:marker-start-center="false" draw:marker-end="" draw:marker-end-width="0.261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60" style:family="graphic">
      <style:graphic-properties draw:stroke="solid" draw:stroke-dash="Dashed_20__28_var_29__20_7374" svg:stroke-width="0.03cm" svg:stroke-color="#ff3333" draw:marker-start="" draw:marker-start-width="0.261cm" draw:marker-start-center="false" draw:marker-end="" draw:marker-end-width="0.261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61" style:family="graphic">
      <style:graphic-properties draw:stroke="solid" draw:stroke-dash="Dashed_20__28_var_29__20_7375" svg:stroke-width="0.03cm" svg:stroke-color="#ff3333" draw:marker-start="" draw:marker-start-width="0.261cm" draw:marker-start-center="false" draw:marker-end="" draw:marker-end-width="0.261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6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84cm" fo:min-width="0.642cm" fo:padding-top="0.125cm" fo:padding-bottom="0.125cm" fo:padding-left="0.25cm" fo:padding-right="0.25cm" draw:shadow="hidden" draw:shadow-offset-x="0.3cm" draw:shadow-offset-y="0.3cm" draw:shadow-color="#808080" style:run-through="foreground"/>
      <style:paragraph-properties style:writing-mode="lr-tb"/>
    </style:style>
    <style:style style:name="gr263" style:family="graphic">
      <style:graphic-properties draw:stroke="solid" draw:stroke-dash="Dashed_20__28_var_29__20_7376" svg:stroke-width="0.03cm" svg:stroke-color="#ff3333" draw:marker-start="" draw:marker-start-width="0.245cm" draw:marker-start-center="false" draw:marker-end="" draw:marker-end-width="0.245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64" style:family="graphic">
      <style:graphic-properties draw:stroke="solid" draw:stroke-dash="Dashed_20__28_var_29__20_7377" svg:stroke-width="0.03cm" svg:stroke-color="#ff3333" draw:marker-start="" draw:marker-start-width="0.245cm" draw:marker-start-center="false" draw:marker-end="" draw:marker-end-width="0.245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65" style:family="graphic">
      <style:graphic-properties draw:stroke="solid" svg:stroke-width="0.019cm" svg:stroke-color="#000000" draw:marker-start-width="0.3cm" draw:marker-start-center="false" draw:marker-end-width="0.3cm" draw:marker-end-center="false" draw:fill="solid" draw:fill-color="#ff3333" draw:opacity="5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6" style:family="graphic">
      <style:graphic-properties draw:stroke="solid" svg:stroke-width="0.019cm" svg:stroke-color="#000000" draw:marker-start-width="0.3cm" draw:marker-start-center="false" draw:marker-end-width="0.3cm" draw:marker-end-center="false" draw:fill="solid" draw:fill-color="#ff3333"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7" style:family="graphic">
      <style:graphic-properties draw:fill-color="#ffff00" draw:textarea-horizontal-align="justify" draw:textarea-vertical-align="middle" draw:auto-grow-height="false" fo:min-height="1.977cm" fo:min-width="2.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8" style:family="graphic">
      <style:graphic-properties draw:stroke="solid" svg:stroke-width="0.019cm" svg:stroke-color="#000000" draw:marker-start-width="0.3cm" draw:marker-start-center="false" draw:marker-end-width="0.3cm" draw:marker-end-center="false" draw:fill="solid" draw:fill-color="#f5bbed" draw:opacity="5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9" style:family="graphic">
      <style:graphic-properties draw:stroke="solid" svg:stroke-width="0.019cm" svg:stroke-color="#000000" draw:marker-start-width="0.3cm" draw:marker-start-center="false" draw:marker-end-width="0.3cm" draw:marker-end-center="false" draw:fill="solid" draw:fill-color="#f5bbed"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0" style:family="graphic">
      <style:graphic-properties draw:stroke="solid" svg:stroke-width="0.019cm" svg:stroke-color="#000000" draw:marker-start-width="0.3cm" draw:marker-start-center="false" draw:marker-end-width="0.3cm" draw:marker-end-center="false" draw:fill="solid" draw:fill-color="#9d0f89" draw:opacity="5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1" style:family="graphic">
      <style:graphic-properties draw:fill-color="#ffff00" draw:textarea-horizontal-align="justify" draw:textarea-vertical-align="middle" draw:auto-grow-height="false" fo:min-height="1.977cm" fo:min-width="2.7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2" style:family="graphic">
      <style:graphic-properties draw:stroke="solid" svg:stroke-width="0.019cm" svg:stroke-color="#000000" draw:marker-start-width="0.3cm" draw:marker-start-center="false" draw:marker-end-width="0.3cm" draw:marker-end-center="false" draw:fill="solid" draw:fill-color="#7fb241" draw:opacity="5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3" style:family="graphic">
      <style:graphic-properties draw:stroke="solid" svg:stroke-width="0.019cm" svg:stroke-color="#000000" draw:marker-start-width="0.3cm" draw:marker-start-center="false" draw:marker-end-width="0.3cm" draw:marker-end-center="false" draw:fill="solid" draw:fill-color="#e8c32a"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4" style:family="graphic">
      <style:graphic-properties draw:stroke="solid" svg:stroke-width="0.019cm" svg:stroke-color="#000000" draw:marker-start-width="0.3cm" draw:marker-start-center="false" draw:marker-end-width="0.3cm" draw:marker-end-center="false" draw:fill="solid" draw:fill-color="#add9e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5" style:family="graphic">
      <style:graphic-properties draw:stroke="solid" svg:stroke-width="0.019cm" svg:stroke-color="#000000" draw:marker-start-width="0.3cm" draw:marker-start-center="false" draw:marker-end-width="0.3cm" draw:marker-end-center="false" draw:fill="solid" draw:fill-color="#1ca2b8"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6" style:family="graphic">
      <style:graphic-properties draw:stroke="solid" svg:stroke-width="0.019cm" svg:stroke-color="#000000" draw:marker-start-width="0.3cm" draw:marker-start-center="false" draw:marker-end-width="0.3cm" draw:marker-end-center="false" draw:fill="solid" draw:fill-color="#0084d1" draw:opacity="5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7" style:family="graphic">
      <style:graphic-properties draw:fill-color="#ffff00" draw:textarea-horizontal-align="justify" draw:textarea-vertical-align="middle" draw:auto-grow-height="false" fo:min-height="2.242cm" fo:min-width="2.9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8" style:family="graphic">
      <style:graphic-properties draw:stroke="solid" svg:stroke-width="0.026cm" svg:stroke-color="#000000" draw:marker-start-width="0.3cm" draw:marker-start-center="false" draw:marker-end-width="0.3cm" draw:marker-end-center="false" draw:fill="solid" draw:fill-color="#d7e12c" draw:opacity="100%"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279" style:family="graphic">
      <style:graphic-properties draw:stroke="solid" svg:stroke-width="0.026cm" svg:stroke-color="#000000" draw:marker-start-width="0.3cm" draw:marker-start-center="false" draw:marker-end-width="0.3cm" draw:marker-end-center="false" draw:fill="solid" draw:fill-color="#e8c32a" draw:opacity="100%"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280" style:family="graphic">
      <style:graphic-properties draw:stroke="none" svg:stroke-width="0cm" svg:stroke-color="#000000" draw:marker-start-width="0.3cm" draw:marker-start-center="false" draw:marker-end-width="0.3cm" draw:marker-end-center="false" draw:fill="none" draw:fill-color="#ffffff" draw:textarea-horizontal-align="center" draw:textarea-vertical-align="middle" draw:shadow="hidden" draw:shadow-offset-x="0.3cm" draw:shadow-offset-y="0.3cm" draw:shadow-color="#808080" style:run-through="foreground"/>
    </style:style>
    <style:style style:name="gr281" style:family="graphic">
      <style:graphic-properties draw:fill-color="#ffff00" draw:textarea-horizontal-align="justify" draw:textarea-vertical-align="middle" draw:auto-grow-height="false" fo:min-height="2.08cm" fo:min-width="5.8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2" style:family="graphic">
      <style:graphic-properties draw:stroke="solid" svg:stroke-width="0.026cm" svg:stroke-color="#000000" draw:marker-start-width="0.3cm" draw:marker-start-center="false" draw:marker-end-width="0.3cm" draw:marker-end-center="false" draw:fill="solid" draw:fill-color="#1ca2b8" draw:opacity="100%"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283" style:family="graphic">
      <style:graphic-properties draw:stroke="solid" svg:stroke-width="0.019cm" svg:stroke-color="#ff6600" draw:marker-start-width="0.3cm" draw:marker-start-center="false" draw:marker-end-width="0.3cm" draw:marker-end-center="false" draw:fill="solid" draw:fill-color="#d3802c" draw:opacity="5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4" style:family="graphic">
      <style:graphic-properties draw:stroke="solid" svg:stroke-width="0.019cm" svg:stroke-color="#000000" draw:marker-start-width="0.3cm" draw:marker-start-center="false" draw:marker-end-width="0.3cm" draw:marker-end-center="false" draw:fill="solid" draw:fill-color="#d3802c" draw:opacity="5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5" style:family="graphic">
      <style:graphic-properties draw:stroke="solid" svg:stroke-width="0.019cm" svg:stroke-color="#000000" draw:marker-start-width="0.3cm" draw:marker-start-center="false" draw:marker-end-width="0.3cm" draw:marker-end-center="false" draw:fill="solid" draw:fill-color="#d3802c"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6"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87"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288"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0"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67474801" text:style-name="Num_5f_Exo">
        <text:list-item>
          <text:h text:style-name="P33" text:outline-level="1"><draw:custom-shape text:anchor-type="paragraph" draw:z-index="25" draw:name="Forme5" draw:style-name="gr267" draw:text-style-name="P103" svg:width="3.454cm" svg:height="2.793cm" svg:x="0.175cm" svg:y="0.94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_5f_pointillés_20_gris"><text:span text:style-name="T18"> </text:span></text:span><text:span text:style-name="T18">Entour</text:span>e les figures qui, à première vue, sont symétriques par rapport à un point.</text:h>
        </text:list-item>
      </text:list>
      <text:section text:style-name="Sect1" text:name="Section11">
        <text:list xml:id="list2728582377" text:style-name="liste_5f_abc">
          <text:list-item>
            <text:p text:style-name="P42"><draw:g text:anchor-type="as-char" svg:y="-0.199cm" draw:z-index="26" draw:name="Forme12_0" draw:style-name="gr206"><draw:polygon draw:style-name="gr265" draw:text-style-name="P101" svg:width="2.026cm" svg:height="1.849cm" svg:x="0.9cm" svg:y="0.564cm" svg:viewBox="0 0 2027 1850" draw:points="2011,580 1239,1850 0,1656 323,0 2027,562 2011,562"><text:p/></draw:polygon><draw:polygon draw:style-name="gr265" draw:text-style-name="P101" svg:width="2.024cm" svg:height="1.848cm" svg:x="0cm" svg:y="0cm" svg:viewBox="0 0 2025 1849" draw:points="16,1270 788,0 2025,192 1704,1849 0,1286 16,1286"><text:p/></draw:polygon><draw:polygon draw:style-name="gr266" draw:text-style-name="P102" svg:width="0.9cm" svg:height="1.281cm" svg:x="1.012cm" svg:y="0.566cm" svg:viewBox="0 0 901 1282" draw:points="0,1058 212,0 901,222 691,1282 0,1042"><text:p/></draw:polygon></draw:g></text:p>
          </text:list-item>
          <text:list-item>
            <text:p text:style-name="P43"><draw:g text:anchor-type="as-char" svg:y="-0.199cm" draw:z-index="21" draw:name="Forme13" draw:style-name="gr206"><draw:polygon draw:style-name="gr272" draw:text-style-name="P107" svg:width="1.719cm" svg:height="2.692cm" svg:x="0cm" svg:y="0cm" svg:viewBox="0 0 1720 2693" draw:points="0,1360 841,0 1720,1012 930,1136 667,2693"><text:p/></draw:polygon><draw:polygon draw:style-name="gr272" draw:text-style-name="P107" svg:width="1.218cm" svg:height="1.908cm" svg:x="1.304cm" svg:y="0.236cm" svg:viewBox="0 0 1219 1909" draw:points="1219,944 623,1909 0,1191 561,1105 746,0"><text:p/></draw:polygon></draw:g></text:p>
          </text:list-item>
          <text:list-item>
            <text:p text:style-name="P43"><draw:custom-shape text:anchor-type="paragraph" draw:z-index="22" draw:name="Forme5_0" draw:style-name="gr271" draw:text-style-name="P103" svg:width="3.851cm" svg:height="2.793cm" svg:x="0.263cm" svg:y="0.307cm"><text:p/><draw:enhanced-geometry svg:viewBox="0 0 21600 21600" draw:glue-points="10800 0 3163 3163 0 10800 3163 18437 10800 21600 18437 18437 21600 10800 18437 3163" draw:text-areas="3163 3163 18437 18437" draw:type="ellipse" draw:enhanced-path="U 10800 10800 10800 10800 0 360 Z N"/></draw:custom-shape><draw:g text:anchor-type="as-char" svg:y="-0.199cm" draw:z-index="23" draw:name="Forme15" draw:style-name="gr206"><draw:polygon draw:style-name="gr270" draw:text-style-name="P106" svg:width="2.047cm" svg:height="1.929cm" svg:x="0cm" svg:y="0cm" svg:viewBox="0 0 2048 1930" draw:points="0,988 728,0 2048,407 1046,852 1035,1930"><text:p/></draw:polygon><draw:polygon draw:style-name="gr270" draw:text-style-name="P106" svg:width="2.047cm" svg:height="1.929cm" svg:x="1.254cm" svg:y="0.594cm" svg:viewBox="0 0 2048 1930" draw:points="2048,942 1320,1930 0,1520 1000,1078 1011,0"><text:p/></draw:polygon></draw:g></text:p>
          </text:list-item>
          <text:list-item>
            <text:p text:style-name="P40"><draw:g text:anchor-type="as-char" svg:y="-0.199cm" draw:z-index="24" draw:name="Forme17" draw:style-name="gr206"><draw:polygon draw:style-name="gr268" draw:text-style-name="P104" svg:width="2.739cm" svg:height="2.304cm" svg:x="0cm" svg:y="0.522cm" svg:viewBox="0 0 2740 2305" draw:points="0,711 1417,0 1378,885 2740,2305"><text:p/></draw:polygon><draw:polygon draw:style-name="gr268" draw:text-style-name="P104" svg:width="1.592cm" svg:height="2.809cm" svg:x="0.502cm" svg:y="0cm" svg:viewBox="0 0 1593 2810" draw:points="1593,2810 0,2531 657,1873 626,0"><text:p/></draw:polygon><draw:line draw:style-name="gr269" draw:text-style-name="P105" svg:x1="1.139cm" svg:y1="1.895cm" svg:x2="1.94cm" svg:y2="2.361cm"><text:p/></draw:line><draw:polygon draw:style-name="gr269" draw:text-style-name="P105" svg:width="0.798cm" svg:height="1.792cm" svg:x="1.136cm" svg:y="0.566cm" svg:viewBox="0 0 799 1793" draw:points="0,1327 799,1793 593,1204 243,840 265,254 183,0 0,87 18,1310 4,1327"><text:p/></draw:polygon></draw:g></text:p>
          </text:list-item>
          <text:list-item>
            <text:p text:style-name="P43"><draw:g text:anchor-type="as-char" svg:y="-0.199cm" draw:z-index="12" draw:name="Forme12" draw:style-name="gr206"><draw:polygon draw:style-name="gr283" draw:text-style-name="P116" svg:width="2.438cm" svg:height="1.578cm" svg:x="0cm" svg:y="0cm" svg:viewBox="0 0 2439 1579" draw:points="0,946 765,0 2439,926 913,1579 0,958"><text:p/></draw:polygon><draw:polygon draw:style-name="gr284" draw:text-style-name="P116" svg:width="2.436cm" svg:height="1.578cm" svg:x="0.002cm" svg:y="1.148cm" svg:viewBox="0 0 2437 1579" draw:points="0,633 762,1579 2437,653 912,0 0,621"><text:p/></draw:polygon><draw:polygon draw:style-name="gr285" draw:text-style-name="P117" svg:width="0.816cm" svg:height="0.428cm" svg:x="0.598cm" svg:y="1.151cm" svg:viewBox="0 0 817 429" draw:points="0,213 318,0 817,216 316,429 4,213"><text:p/></draw:polygon></draw:g></text:p>
          </text:list-item>
          <text:list-item>
            <text:p text:style-name="P43"><draw:custom-shape text:anchor-type="paragraph" draw:z-index="17" draw:name="Forme5_1" draw:style-name="gr277" draw:text-style-name="P103" svg:width="4.204cm" svg:height="3.17cm" svg:x="-0.009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draw:g text:anchor-type="as-char" svg:y="-0.199cm" draw:z-index="18" draw:name="Forme14" draw:style-name="gr206"><draw:path draw:style-name="gr276" draw:text-style-name="P111" svg:width="2.322cm" svg:height="1.595cm" svg:x="0cm" svg:y="0cm" svg:viewBox="0 0 2323 1596" svg:d="M2288 319c-148 487-1209 168-1173 187s-739-506-739-506c0 0 1391 1561 217 506s-115 1090 486 1090-1174-489-1070-573 1861 285 367-115 1947-605 1947-605z"><text:p/></draw:path><draw:path draw:style-name="gr276" draw:text-style-name="P111" svg:width="2.321cm" svg:height="1.594cm" svg:x="1.092cm" svg:y="1.002cm" svg:viewBox="0 0 2322 1595" svg:d="M34 1275c148-485 1208-167 1174-185s738 505 738 505c0 0-1392-1561-217-505s116-1091-487-1090 1175 487 1074 572-1864-286-370 116-1946 605-1946 605z"><text:p/></draw:path></draw:g></text:p>
          </text:list-item>
          <text:list-item>
            <text:p text:style-name="P43"><draw:g text:anchor-type="as-char" svg:y="-0.268cm" draw:z-index="19" draw:name="Forme16" draw:style-name="gr206"><draw:polygon draw:style-name="gr274" draw:text-style-name="P109" svg:width="2.176cm" svg:height="2.202cm" svg:x="0cm" svg:y="0.475cm" svg:viewBox="0 0 2177 2203" draw:points="0,1265 388,0 2177,1157 907,1309 942,2203 0,1282"><text:p/></draw:polygon><draw:polygon draw:style-name="gr274" draw:text-style-name="P109" svg:width="1.858cm" svg:height="2.123cm" svg:x="1.077cm" svg:y="0cm" svg:viewBox="0 0 1859 2124" draw:points="1845,813 804,0 0,1973 1131,1371 1614,2124 1859,827"><text:p/></draw:polygon><draw:polygon draw:style-name="gr275" draw:text-style-name="P110" svg:width="0.809cm" svg:height="0.611cm" svg:x="1.166cm" svg:y="1.136cm" svg:viewBox="0 0 810 612" draw:points="0,612 254,0 810,363 436,566"><text:p/></draw:polygon></draw:g></text:p>
          </text:list-item>
          <text:list-item>
            <text:p text:style-name="P40"><draw:g text:anchor-type="as-char" svg:y="-0.199cm" draw:z-index="20" draw:name="Forme18" draw:style-name="gr206"><draw:path draw:style-name="gr273" draw:text-style-name="P108" svg:width="1.721cm" svg:height="1.177cm" svg:x="0cm" svg:y="0.454cm" svg:viewBox="0 0 1722 1178" svg:d="M1697 234c-113 362-896 124-871 138s-547-372-547-372c0 0 1034 1155 162 372s-88 806 360 806-869-358-795-422 1381 212 273-86 1443-446 1443-446z"><text:p/></draw:path><draw:path draw:style-name="gr273" draw:text-style-name="P108" svg:width="1.72cm" svg:height="1.179cm" svg:x="0.808cm" svg:y="1.222cm" svg:viewBox="0 0 1721 1180" svg:d="M25 945c113-361 894-125 871-135s545 370 545 370c0 0-1030-1155-160-370s84-810-362-810 871 360 799 423-1383-211-277 87-1441 450-1441 450z"><text:p/></draw:path><draw:path draw:style-name="gr273" draw:text-style-name="P108" svg:width="1.756cm" svg:height="1.328cm" svg:x="0.859cm" svg:y="0cm" svg:viewBox="0 0 1757 1329" svg:d="M22 897c277 261 848-323 837-303-10 21 298-594 298-594 0 0-346 1516 36 405 383-1111 474 669 76 890-398 220 516-713 487-758-28-45-1102 850-282 59 821-791-1474 297-1474 297z"><text:p/></draw:path><draw:path draw:style-name="gr273" draw:text-style-name="P108" svg:width="1.764cm" svg:height="1.327cm" svg:x="0.791cm" svg:y="1.297cm" svg:viewBox="0 0 1765 1328" svg:d="M1736 432c-268-263-843 323-827 301 17-21-302 595-302 595 0 0 352-1519-39-406s-470-669-73-888c397-220-525 705-494 764 31 60 1103-861 284-58-819 804 1480-311 1480-311z"><text:p/></draw:path></draw:g></text:p>
          </text:list-item>
        </text:list>
      </text:section>
      <text:list xml:id="list92857086437945" text:continue-list="list1467474801" text:style-name="Num_5f_Exo">
        <text:list-item>
          <text:h text:style-name="P34" text:outline-level="1"><text:span text:style-name="Bold_5f_niv1"><text:span text:style-name="T29"> </text:span></text:span><text:span text:style-name="Bold_5f_niv1">Les bonnes cocottes</text:span></text:h>
        </text:list-item>
      </text:list>
      <text:list xml:id="list92855711247864" text:continue-list="list2728582377" text:style-name="liste_5f_abc">
        <text:list-item text:start-value="1">
          <text:p text:style-name="P44"><draw:custom-shape text:anchor-type="paragraph" draw:z-index="14" draw:name="Forme6" draw:style-name="gr281" draw:text-style-name="P103" svg:width="8.247cm" svg:height="2.941cm" svg:x="0.439cm" svg:y="2.44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9"><text:tab/></text:span><text:span text:style-name="T19"><draw:g text:anchor-type="as-char" svg:y="-0.134cm" draw:z-index="13" draw:name="Forme19" draw:style-name="gr206"><draw:polygon draw:style-name="gr282" draw:text-style-name="P115" svg:width="2.2cm" svg:height="2.2cm" svg:x="0cm" svg:y="0.013cm" svg:viewBox="0 0 2201 2201" draw:points="1101,0 2201,0 1649,550 2201,1101 2201,2201 1649,1649 1101,2201 0,2201 1101,1101"><text:p/></draw:polygon><draw:polygon draw:style-name="gr282" draw:text-style-name="P115" svg:width="2.2cm" svg:height="2.199cm" svg:x="3.502cm" svg:y="0cm" svg:viewBox="0 0 2201 2200" draw:points="1099,2200 2201,2200 1649,1651 2201,1101 2201,0 1649,551 1099,0 0,0 1099,1101"><text:p/></draw:polygon></draw:g></text:span></text:p>
        </text:list-item>
        <text:list-item>
          <text:p text:style-name="P44"><text:span text:style-name="T19"><text:tab/></text:span><text:span text:style-name="T19"><draw:g text:anchor-type="as-char" svg:y="-0.288cm" draw:z-index="15" draw:name="Forme20" draw:style-name="gr206"><draw:polygon draw:style-name="gr279" draw:text-style-name="P113" svg:width="2.16cm" svg:height="2.16cm" svg:x="0cm" svg:y="0.048cm" svg:viewBox="0 0 2161 2161" draw:points="1080,0 2161,0 1620,539 2161,1080 2161,2161 1620,1620 1080,2161 0,2161 1080,1080"><text:p/></draw:polygon><draw:polygon draw:style-name="gr279" draw:text-style-name="P113" svg:width="2.16cm" svg:height="2.158cm" svg:x="3.54cm" svg:y="0cm" svg:viewBox="0 0 2161 2159" draw:points="1081,2159 0,2159 541,1619 0,1078 0,0 541,541 1081,0 2161,0 1081,1078"><text:p/></draw:polygon><draw:rect draw:style-name="gr280" draw:text-style-name="P114" svg:width="2.16cm" svg:height="2.158cm" svg:x="2.701cm" svg:y="0.046cm"><text:p/></draw:rect></draw:g></text:span></text:p>
        </text:list-item>
        <text:list-item>
          <text:p text:style-name="P44"><text:span text:style-name="T19"><text:tab/></text:span><text:span text:style-name="T19"><draw:g text:anchor-type="as-char" svg:y="-0.199cm" draw:z-index="16" draw:name="Forme21" draw:style-name="gr206"><draw:polygon draw:style-name="gr278" draw:text-style-name="P112" svg:width="2.2cm" svg:height="2.2cm" svg:x="0cm" svg:y="0.013cm" svg:viewBox="0 0 2201 2201" draw:points="1101,0 2201,0 1649,550 2201,1101 2201,2201 1649,1649 1101,2201 0,2201 1101,1101"><text:p/></draw:polygon><draw:polygon draw:style-name="gr278" draw:text-style-name="P112" svg:width="2.2cm" svg:height="2.199cm" svg:x="3.499cm" svg:y="0cm" svg:viewBox="0 0 2201 2200" draw:points="1102,0 0,0 552,549 0,1099 0,2200 552,1649 1102,2200 2201,2200 1102,1099"><text:p/></draw:polygon></draw:g></text:span></text:p>
        </text:list-item>
      </text:list>
      <text:list xml:id="list3277747001" text:style-name="_5f_Numérotation_20_des_20_exercices_20_livrets">
        <text:list-header>
          <text:h text:style-name="P62" text:outline-level="1">Quelles sont les deux figures symétriques par rapport à un point ? Justifie.</text:h>
          <text:p text:style-name="P50"><text:span text:style-name="_5f_Correction_20_surligné"><text:span text:style-name="T12">C'est le seul cas où l'une des figure</text:span></text:span><text:span text:style-name="_5f_Correction_20_surligné"><text:span text:style-name="T13">s</text:span></text:span><text:span text:style-name="_5f_Correction_20_surligné"><text:span text:style-name="T12"> s'obtient en effectuant un demi-tour de l'autr</text:span></text:span><text:span text:style-name="_5f_Correction_20_surligné"><text:span text:style-name="T16">e </text:span></text:span><text:span text:style-name="_5f_Correction_20_surligné"><text:span text:style-name="T17">(p</text:span></text:span><text:span text:style-name="_5f_Correction_20_surligné"><text:span text:style-name="T16">our le c. il s'agit d'une symétrie axiale</text:span></text:span><text:span text:style-name="_5f_Correction_20_surligné"><text:span text:style-name="T17">)</text:span></text:span><text:span text:style-name="_5f_Correction_20_surligné"><text:span text:style-name="T16">.</text:span></text:span></text:p>
        </text:list-header>
      </text:list>
      <text:list xml:id="list92856911905960" text:continue-list="list92857086437945" text:style-name="Num_5f_Exo">
        <text:list-item>
          <text:h text:style-name="P32" text:outline-level="1"><text:span text:style-name="Bold_5f_niv1"><text:span text:style-name="T29"> </text:span></text:span><text:span text:style-name="Bold_5f_niv1">Place du centre de symétrie</text:span></text:h>
        </text:list-item>
      </text:list>
      <text:list xml:id="list92856690948583" text:continue-list="list92855711247864" text:style-name="liste_5f_abc">
        <text:list-item text:start-value="1">
          <text:p text:style-name="P53">En utilisant uniquement la règle graduée, place le point O, centre de symétrie de la figure, sachant que le point B est le symétrique du point A. </text:p>
        </text:list-item>
      </text:list>
      <text:p text:style-name="P28"><draw:g text:anchor-type="as-char" draw:z-index="27" draw:name="Forme8" draw:style-name="gr47"><draw:line draw:style-name="gr239" draw:text-style-name="P65" svg:x1="1.576cm" svg:y1="0.048cm" svg:x2="0.001cm" svg:y2="1.634cm"><text:p/></draw:line><draw:line draw:style-name="gr239" draw:text-style-name="P65" svg:x1="0.001cm" svg:y1="1.632cm" svg:x2="1.798cm" svg:y2="2.678cm"><text:p/></draw:line><draw:line draw:style-name="gr239" draw:text-style-name="P65" svg:x1="1.798cm" svg:y1="2.678cm" svg:x2="2.325cm" svg:y2="0.99cm"><text:p/></draw:line><draw:line draw:style-name="gr239" draw:text-style-name="P65" svg:x1="1.576cm" svg:y1="0.048cm" svg:x2="2.326cm" svg:y2="0.992cm"><text:p/></draw:line><draw:g draw:style-name="gr2"><draw:line draw:style-name="gr250" draw:text-style-name="P99" svg:x1="2.181cm" svg:y1="1.02cm" svg:x2="2.451cm" svg:y2="0.953cm"><text:p/></draw:line><draw:line draw:style-name="gr250" draw:text-style-name="P99" svg:x1="2.352cm" svg:y1="1.12cm" svg:x2="2.287cm" svg:y2="0.847cm"><text:p/></draw:line></draw:g><draw:frame draw:style-name="gr253" draw:text-style-name="P100" svg:width="0.747cm" svg:height="0.664cm" svg:x="2.447cm" svg:y="0.529cm"><draw:text-box><text:p text:style-name="P97"><text:span text:style-name="T34">A</text:span></text:p></draw:text-box></draw:frame><draw:line draw:style-name="gr239" draw:text-style-name="P65" svg:x1="6.522cm" svg:y1="2.632cm" svg:x2="8.097cm" svg:y2="1.046cm"><text:p/></draw:line><draw:line draw:style-name="gr239" draw:text-style-name="P65" svg:x1="8.097cm" svg:y1="1.046cm" svg:x2="6.3cm" svg:y2="0cm"><text:p/></draw:line><draw:line draw:style-name="gr239" draw:text-style-name="P65" svg:x1="6.299cm" svg:y1="0cm" svg:x2="5.772cm" svg:y2="1.688cm"><text:p/></draw:line><draw:line draw:style-name="gr239" draw:text-style-name="P65" svg:x1="6.523cm" svg:y1="2.632cm" svg:x2="5.772cm" svg:y2="1.688cm"><text:p/></draw:line><draw:g draw:style-name="gr2"><draw:line draw:style-name="gr250" draw:text-style-name="P99" svg:x1="5.86cm" svg:y1="1.579cm" svg:x2="5.698cm" svg:y2="1.805cm"><text:p/></draw:line><draw:line draw:style-name="gr250" draw:text-style-name="P99" svg:x1="5.663cm" svg:y1="1.609cm" svg:x2="5.892cm" svg:y2="1.773cm"><text:p/></draw:line></draw:g><draw:frame draw:style-name="gr253" draw:text-style-name="P100" svg:width="0.747cm" svg:height="0.664cm" svg:x="5.225cm" svg:y="1.637cm"><draw:text-box><text:p text:style-name="P97"><text:span text:style-name="T34">B</text:span></text:p></draw:text-box></draw:frame><draw:line draw:style-name="gr258" draw:text-style-name="P96" svg:x1="3.09cm" svg:y1="0.99cm" svg:x2="3.175cm" svg:y2="1.29cm"><text:p/></draw:line><draw:line draw:style-name="gr259" draw:text-style-name="P96" svg:x1="3.19cm" svg:y1="1.011cm" svg:x2="3.275cm" svg:y2="1.311cm"><text:p/></draw:line><draw:line draw:style-name="gr260" draw:text-style-name="P96" svg:x1="4.624cm" svg:y1="1.318cm" svg:x2="4.71cm" svg:y2="1.616cm"><text:p/></draw:line><draw:line draw:style-name="gr261" draw:text-style-name="P96" svg:x1="4.726cm" svg:y1="1.341cm" svg:x2="4.811cm" svg:y2="1.639cm"><text:p/></draw:line><draw:frame draw:style-name="gr262" draw:text-style-name="P98" svg:width="1.144cm" svg:height="1.235cm" svg:x="4.027cm" svg:y="0.755cm"><draw:text-box><text:p text:style-name="P97"><text:span text:style-name="T33">O</text:span></text:p></draw:text-box></draw:frame><draw:line draw:style-name="gr263" draw:text-style-name="P96" svg:x1="2.321cm" svg:y1="0.99cm" svg:x2="5.789cm" svg:y2="1.694cm"><text:p/></draw:line><draw:line draw:style-name="gr264" draw:text-style-name="P96" svg:x1="4.07cm" svg:y1="1.214cm" svg:x2="4.028cm" svg:y2="1.427cm"><text:p/></draw:line></draw:g></text:p>
      <text:list xml:id="list92857242615566" text:continue-numbering="true" text:style-name="liste_5f_abc">
        <text:list-item>
          <text:p text:style-name="P54">En utilisant uniquement la règle non graduée, place le point V, centre de symétrie de la figure, sachant que les points X et Y sont les symétriques respectifs des points E et F. </text:p>
        </text:list-item>
      </text:list>
      <text:p text:style-name="P27"><draw:g text:anchor-type="as-char" draw:z-index="28" draw:name="Forme9" draw:style-name="gr47"><draw:line draw:style-name="gr239" draw:text-style-name="P65" svg:x1="1.41cm" svg:y1="0.543cm" svg:x2="0.392cm" svg:y2="2.303cm"><text:p/></draw:line><draw:line draw:style-name="gr239" draw:text-style-name="P65" svg:x1="0.392cm" svg:y1="2.305cm" svg:x2="4.318cm" svg:y2="2.45cm"><text:p/></draw:line><draw:line draw:style-name="gr239" draw:text-style-name="P65" svg:x1="4.317cm" svg:y1="2.452cm" svg:x2="2.909cm" svg:y2="0.483cm"><text:p/></draw:line><draw:line draw:style-name="gr239" draw:text-style-name="P65" svg:x1="1.408cm" svg:y1="0.545cm" svg:x2="2.909cm" svg:y2="0.483cm"><text:p/></draw:line><draw:g draw:style-name="gr2"><draw:line draw:style-name="gr250" draw:text-style-name="P99" svg:x1="1.311cm" svg:y1="0.446cm" svg:x2="1.503cm" svg:y2="0.633cm"><text:p/></draw:line><draw:line draw:style-name="gr250" draw:text-style-name="P99" svg:x1="1.314cm" svg:y1="0.631cm" svg:x2="1.503cm" svg:y2="0.446cm"><text:p/></draw:line></draw:g><draw:frame draw:style-name="gr251" draw:text-style-name="P100" svg:width="0.726cm" svg:height="0.664cm" svg:x="1.062cm" svg:y="0cm"><draw:text-box><text:p text:style-name="P97"><text:span text:style-name="T34">E</text:span></text:p></draw:text-box></draw:frame><draw:g draw:style-name="gr2"><draw:line draw:style-name="gr250" draw:text-style-name="P99" svg:x1="0.339cm" svg:y1="2.171cm" svg:x2="0.44cm" svg:y2="2.416cm"><text:p/></draw:line><draw:line draw:style-name="gr250" draw:text-style-name="P99" svg:x1="0.272cm" svg:y1="2.346cm" svg:x2="0.515cm" svg:y2="2.245cm"><text:p/></draw:line></draw:g><draw:frame draw:style-name="gr252" draw:text-style-name="P100" svg:width="0.708cm" svg:height="0.664cm" svg:x="0cm" svg:y="2.274cm"><draw:text-box><text:p text:style-name="P97"><text:span text:style-name="T34">F</text:span></text:p></draw:text-box></draw:frame><draw:line draw:style-name="gr239" draw:text-style-name="P65" svg:x1="4.382cm" svg:y1="3.289cm" svg:x2="5.403cm" svg:y2="1.529cm"><text:p/></draw:line><draw:line draw:style-name="gr239" draw:text-style-name="P65" svg:x1="5.401cm" svg:y1="1.527cm" svg:x2="1.475cm" svg:y2="1.379cm"><text:p/></draw:line><draw:line draw:style-name="gr239" draw:text-style-name="P65" svg:x1="1.475cm" svg:y1="1.379cm" svg:x2="2.879cm" svg:y2="3.353cm"><text:p/></draw:line><draw:line draw:style-name="gr239" draw:text-style-name="P65" svg:x1="4.38cm" svg:y1="3.291cm" svg:x2="2.879cm" svg:y2="3.356cm"><text:p/></draw:line><draw:g draw:style-name="gr2"><draw:line draw:style-name="gr250" draw:text-style-name="P99" svg:x1="4.484cm" svg:y1="3.39cm" svg:x2="4.299cm" svg:y2="3.201cm"><text:p/></draw:line><draw:line draw:style-name="gr250" draw:text-style-name="P99" svg:x1="4.479cm" svg:y1="3.194cm" svg:x2="4.292cm" svg:y2="3.385cm"><text:p/></draw:line></draw:g><draw:frame draw:style-name="gr253" draw:text-style-name="P100" svg:width="0.747cm" svg:height="0.664cm" draw:transform="rotate (0.0188495559215388) translate (4.52966666666667cm 3.39248611111111cm)"><draw:text-box><text:p text:style-name="P97"><text:span text:style-name="T34">X</text:span></text:p></draw:text-box></draw:frame><draw:g draw:style-name="gr2"><draw:line draw:style-name="gr250" draw:text-style-name="P99" svg:x1="5.453cm" svg:y1="1.663cm" svg:x2="5.352cm" svg:y2="1.416cm"><text:p/></draw:line><draw:line draw:style-name="gr250" draw:text-style-name="P99" svg:x1="5.523cm" svg:y1="1.483cm" svg:x2="5.278cm" svg:y2="1.587cm"><text:p/></draw:line></draw:g><draw:frame draw:style-name="gr254" draw:text-style-name="P100" svg:width="0.72cm" svg:height="0.664cm" svg:x="5.639cm" svg:y="1.284cm"><draw:text-box><text:p text:style-name="P97"><text:span text:style-name="T34">Y</text:span></text:p></draw:text-box></draw:frame><draw:frame draw:style-name="gr255" draw:text-style-name="P98" svg:width="0.772cm" svg:height="0.706cm" svg:x="2.628cm" svg:y="1.416cm"><draw:text-box><text:p text:style-name="P97"><text:span text:style-name="T33">V</text:span></text:p></draw:text-box></draw:frame><draw:line draw:style-name="gr256" draw:text-style-name="P96" svg:x1="1.413cm" svg:y1="0.55cm" svg:x2="4.376cm" svg:y2="3.293cm"><text:p/></draw:line><draw:line draw:style-name="gr257" draw:text-style-name="P96" svg:x1="0.399cm" svg:y1="2.289cm" svg:x2="5.403cm" svg:y2="1.543cm"><text:p/></draw:line></draw:g></text:p>
      <text:list xml:id="list92855533975766" text:continue-numbering="true" text:style-name="liste_5f_abc">
        <text:list-item>
          <text:p text:style-name="P55">Place le point U, centre de symétrie de la figure, par la méthode de ton choix.</text:p>
        </text:list-item>
      </text:list>
      <text:list xml:id="list92856704802310" text:continue-list="list3277747001" text:style-name="_5f_Numérotation_20_des_20_exercices_20_livrets">
        <text:list-header>
          <text:p text:style-name="P45"><draw:g text:anchor-type="as-char" draw:z-index="29" draw:name="Forme10" draw:style-name="gr47"><draw:g draw:style-name="gr2"><draw:line draw:style-name="gr239" draw:text-style-name="P65" svg:x1="1.345cm" svg:y1="0cm" svg:x2="0.001cm" svg:y2="2.325cm"><text:p/></draw:line><draw:line draw:style-name="gr239" draw:text-style-name="P65" svg:x1="0.001cm" svg:y1="2.325cm" svg:x2="5.185cm" svg:y2="2.517cm"><text:p/></draw:line><draw:line draw:style-name="gr239" draw:text-style-name="P65" svg:x1="5.185cm" svg:y1="2.517cm" svg:x2="1.664cm" svg:y2="1.281cm"><text:p/></draw:line><draw:line draw:style-name="gr239" draw:text-style-name="P65" svg:x1="1.345cm" svg:y1="0cm" svg:x2="1.664cm" svg:y2="1.281cm"><text:p/></draw:line><draw:line draw:style-name="gr239" draw:text-style-name="P65" svg:x1="6.393cm" svg:y1="2.567cm" svg:x2="7.737cm" svg:y2="0.242cm"><text:p/></draw:line><draw:line draw:style-name="gr239" draw:text-style-name="P65" svg:x1="7.737cm" svg:y1="0.24cm" svg:x2="2.553cm" svg:y2="0.048cm"><text:p/></draw:line><draw:line draw:style-name="gr239" draw:text-style-name="P65" svg:x1="2.553cm" svg:y1="0.048cm" svg:x2="6.072cm" svg:y2="1.286cm"><text:p/></draw:line><draw:line draw:style-name="gr239" draw:text-style-name="P65" svg:x1="6.393cm" svg:y1="2.567cm" svg:x2="6.072cm" svg:y2="1.288cm"><text:p/></draw:line></draw:g><draw:line draw:style-name="gr247" draw:text-style-name="P96" svg:x1="1.35cm" svg:y1="0.025cm" svg:x2="6.407cm" svg:y2="2.576cm"><text:p/></draw:line><draw:line draw:style-name="gr248" draw:text-style-name="P96" svg:x1="1.671cm" svg:y1="1.304cm" svg:x2="6.088cm" svg:y2="1.304cm"><text:p/></draw:line><draw:frame draw:style-name="gr249" draw:text-style-name="P98" svg:width="0.789cm" svg:height="0.706cm" svg:x="3.849cm" svg:y="0.766cm"><draw:text-box><text:p text:style-name="P97"><text:span text:style-name="T33">U</text:span></text:p></draw:text-box></draw:frame></draw:g></text:p>
        </text:list-header>
      </text:list>
      <text:list xml:id="list92856661873280" text:continue-list="list92856911905960" text:style-name="Num_5f_Exo">
        <text:list-item>
          <text:h text:style-name="P32" text:outline-level="1"> Sur chaque figure, colorie le minimum de cases afin que le point marqué par une croix soit le centre de symétrie de la figure finale.</text:h>
        </text:list-item>
      </text:list>
      <text:section text:style-name="Sect2" text:name="Section9">
        <text:list xml:id="list92856428453329" text:continue-list="list92855533975766" text:style-name="liste_5f_abc">
          <text:list-item text:start-value="1">
            <text:p text:style-name="P56"><text:span text:style-name="corps"/></text:p>
          </text:list-item>
        </text:list>
        <text:list xml:id="list92857445595458" text:continue-list="list92856704802310" text:style-name="_5f_Numérotation_20_des_20_exercices_20_livrets">
          <text:list-item>
            <text:list>
              <text:list-header>
                <text:p text:style-name="P51"><text:span text:style-name="corps"><draw:g text:anchor-type="as-char" draw:z-index="30" draw:name="Forme1_0" draw:style-name="gr47"><draw:rect draw:style-name="gr245" draw:text-style-name="P94" svg:width="0.357cm" svg:height="0.357cm" svg:x="1.05cm" svg:y="1.057cm"><text:p/></draw:rect><draw:rect draw:style-name="gr245" draw:text-style-name="P94" svg:width="0.355cm" svg:height="0.35cm" svg:x="0.002cm" svg:y="0.009cm"><text:p/></draw:rect><draw:rect draw:style-name="gr245" draw:text-style-name="P94" svg:width="0.355cm" svg:height="0.35cm" svg:x="3.15cm" svg:y="0.709cm"><text:p/></draw:rect><draw:rect draw:style-name="gr245" draw:text-style-name="P94" svg:width="0.355cm" svg:height="0.35cm" svg:x="3.852cm" svg:y="0.709cm"><text:p/></draw:rect><draw:rect draw:style-name="gr245" draw:text-style-name="P94" svg:width="0.354cm" svg:height="0.357cm" svg:x="2.103cm" svg:y="1.057cm"><text:p/></draw:rect><draw:rect draw:style-name="gr245" draw:text-style-name="P94" svg:width="0.355cm" svg:height="0.357cm" svg:x="1.752cm" svg:y="1.057cm"><text:p/></draw:rect><draw:rect draw:style-name="gr245" draw:text-style-name="P94" svg:width="0.35cm" svg:height="0.357cm" svg:x="0.353cm" svg:y="1.057cm"><text:p/></draw:rect><draw:rect draw:style-name="gr245" draw:text-style-name="P94" svg:width="0.355cm" svg:height="0.35cm" svg:x="2.452cm" svg:y="0.709cm"><text:p/></draw:rect><draw:rect draw:style-name="gr245" draw:text-style-name="P94" svg:width="0.352cm" svg:height="0.355cm" svg:x="2.803cm" svg:y="1.759cm"><text:p/></draw:rect><draw:rect draw:style-name="gr245" draw:text-style-name="P94" svg:width="0.355cm" svg:height="0.352cm" svg:x="1.401cm" svg:y="0.36cm"><text:p/></draw:rect><draw:rect draw:style-name="gr246" draw:text-style-name="P95" svg:width="0.355cm" svg:height="0.357cm" svg:x="0cm" svg:y="1.057cm"><text:p/></draw:rect><draw:rect draw:style-name="gr246" draw:text-style-name="P95" svg:width="0.357cm" svg:height="0.355cm" svg:x="0.699cm" svg:y="1.053cm"><text:p/></draw:rect><draw:rect draw:style-name="gr246" draw:text-style-name="P95" svg:width="0.355cm" svg:height="0.355cm" svg:x="1.399cm" svg:y="1.046cm"><text:p/></draw:rect><draw:rect draw:style-name="gr246" draw:text-style-name="P95" svg:width="0.355cm" svg:height="0.355cm" svg:x="1.046cm" svg:y="0cm"><text:p/></draw:rect><draw:rect draw:style-name="gr246" draw:text-style-name="P95" svg:width="0.355cm" svg:height="0.357cm" svg:x="1.752cm" svg:y="0.699cm"><text:p/></draw:rect><draw:rect draw:style-name="gr246" draw:text-style-name="P95" svg:width="0.357cm" svg:height="0.355cm" svg:x="2.103cm" svg:y="0.706cm"><text:p/></draw:rect><draw:rect draw:style-name="gr246" draw:text-style-name="P95" svg:width="0.357cm" svg:height="0.357cm" svg:x="2.789cm" svg:y="0.699cm"><text:p/></draw:rect><draw:rect draw:style-name="gr246" draw:text-style-name="P95" svg:width="0.357cm" svg:height="0.357cm" svg:x="3.501cm" svg:y="0.706cm"><text:p/></draw:rect><draw:rect draw:style-name="gr246" draw:text-style-name="P95" svg:width="0.354cm" svg:height="0.355cm" svg:x="2.452cm" svg:y="1.399cm"><text:p/></draw:rect><draw:rect draw:style-name="gr246" draw:text-style-name="P95" svg:width="0.355cm" svg:height="0.355cm" svg:x="3.856cm" svg:y="1.752cm"><text:p/></draw:rect><draw:line draw:style-name="gr239" draw:text-style-name="P65" svg:x1="0.001cm" svg:y1="0.009cm" svg:x2="0.001cm" svg:y2="2.112cm"><text:p/></draw:line><draw:line draw:style-name="gr239" draw:text-style-name="P65" svg:x1="0.352cm" svg:y1="0.009cm" svg:x2="0.352cm" svg:y2="2.112cm"><text:p/></draw:line><draw:line draw:style-name="gr239" draw:text-style-name="P65" svg:x1="0.701cm" svg:y1="0.009cm" svg:x2="0.701cm" svg:y2="2.112cm"><text:p/></draw:line><draw:line draw:style-name="gr239" draw:text-style-name="P65" svg:x1="1.05cm" svg:y1="0.009cm" svg:x2="1.05cm" svg:y2="2.112cm"><text:p/></draw:line><draw:line draw:style-name="gr239" draw:text-style-name="P65" svg:x1="1.401cm" svg:y1="0.009cm" svg:x2="1.401cm" svg:y2="2.112cm"><text:p/></draw:line><draw:line draw:style-name="gr239" draw:text-style-name="P65" svg:x1="1.751cm" svg:y1="0.009cm" svg:x2="1.751cm" svg:y2="2.112cm"><text:p/></draw:line><draw:line draw:style-name="gr239" draw:text-style-name="P65" svg:x1="2.102cm" svg:y1="0.009cm" svg:x2="2.102cm" svg:y2="2.112cm"><text:p/></draw:line><draw:line draw:style-name="gr239" draw:text-style-name="P65" svg:x1="2.451cm" svg:y1="0.009cm" svg:x2="2.451cm" svg:y2="2.112cm"><text:p/></draw:line><draw:line draw:style-name="gr239" draw:text-style-name="P65" svg:x1="2.802cm" svg:y1="0.009cm" svg:x2="2.802cm" svg:y2="2.112cm"><text:p/></draw:line><draw:line draw:style-name="gr239" draw:text-style-name="P65" svg:x1="3.151cm" svg:y1="0.009cm" svg:x2="3.151cm" svg:y2="2.112cm"><text:p/></draw:line><draw:line draw:style-name="gr239" draw:text-style-name="P65" svg:x1="3.502cm" svg:y1="0.009cm" svg:x2="3.502cm" svg:y2="2.112cm"><text:p/></draw:line><draw:line draw:style-name="gr239" draw:text-style-name="P65" svg:x1="3.853cm" svg:y1="0.009cm" svg:x2="3.853cm" svg:y2="2.112cm"><text:p/></draw:line><draw:line draw:style-name="gr239" draw:text-style-name="P65" svg:x1="4.204cm" svg:y1="0.009cm" svg:x2="4.204cm" svg:y2="2.112cm"><text:p/></draw:line><draw:line draw:style-name="gr239" draw:text-style-name="P65" svg:x1="0.001cm" svg:y1="0.009cm" svg:x2="4.204cm" svg:y2="0.009cm"><text:p/></draw:line><draw:line draw:style-name="gr239" draw:text-style-name="P65" svg:x1="0.001cm" svg:y1="0.358cm" svg:x2="4.204cm" svg:y2="0.358cm"><text:p/></draw:line><draw:line draw:style-name="gr239" draw:text-style-name="P65" svg:x1="0.001cm" svg:y1="0.706cm" svg:x2="4.204cm" svg:y2="0.706cm"><text:p/></draw:line><draw:line draw:style-name="gr239" draw:text-style-name="P65" svg:x1="0.001cm" svg:y1="1.057cm" svg:x2="4.204cm" svg:y2="1.057cm"><text:p/></draw:line><draw:line draw:style-name="gr239" draw:text-style-name="P65" svg:x1="0.001cm" svg:y1="1.408cm" svg:x2="4.204cm" svg:y2="1.408cm"><text:p/></draw:line><draw:line draw:style-name="gr239" draw:text-style-name="P65" svg:x1="0.001cm" svg:y1="1.759cm" svg:x2="4.204cm" svg:y2="1.759cm"><text:p/></draw:line><draw:line draw:style-name="gr239" draw:text-style-name="P65" svg:x1="0.001cm" svg:y1="2.11cm" svg:x2="4.204cm" svg:y2="2.11cm"><text:p/></draw:line><draw:line draw:style-name="gr239" draw:text-style-name="P65" svg:x1="2.031cm" svg:y1="0.99cm" svg:x2="2.17cm" svg:y2="1.129cm"><text:p/></draw:line><draw:line draw:style-name="gr239" draw:text-style-name="P65" svg:x1="2.17cm" svg:y1="0.99cm" svg:x2="2.031cm" svg:y2="1.129cm"><text:p/></draw:line></draw:g></text:span></text:p>
              </text:list-header>
            </text:list>
          </text:list-item>
        </text:list>
        <text:list xml:id="list92856342353185" text:continue-list="list92856428453329" text:style-name="liste_5f_abc">
          <text:list-item>
            <text:p text:style-name="P48"><text:span text:style-name="corps"><draw:g text:anchor-type="as-char" draw:z-index="31" draw:name="Forme2_0" draw:style-name="gr47"><draw:rect draw:style-name="gr243" draw:text-style-name="P92" svg:width="0.355cm" svg:height="0.35cm" svg:x="1.05cm" svg:y="0cm"><text:p/></draw:rect><draw:rect draw:style-name="gr243" draw:text-style-name="P92" svg:width="0.35cm" svg:height="0.352cm" svg:x="0.351cm" svg:y="0.349cm"><text:p/></draw:rect><draw:rect draw:style-name="gr243" draw:text-style-name="P92" svg:width="0.35cm" svg:height="0.35cm" svg:x="2.801cm" svg:y="0cm"><text:p/></draw:rect><draw:rect draw:style-name="gr243" draw:text-style-name="P92" svg:width="0.352cm" svg:height="0.352cm" svg:x="3.5cm" svg:y="0.349cm"><text:p/></draw:rect><draw:rect draw:style-name="gr243" draw:text-style-name="P92" svg:width="0.352cm" svg:height="0.35cm" svg:x="2.101cm" svg:y="0.7cm"><text:p/></draw:rect><draw:rect draw:style-name="gr243" draw:text-style-name="P92" svg:width="0.354cm" svg:height="0.35cm" svg:x="1.75cm" svg:y="0.7cm"><text:p/></draw:rect><draw:rect draw:style-name="gr243" draw:text-style-name="P92" svg:width="0.354cm" svg:height="0.355cm" svg:x="0cm" svg:y="1.048cm"><text:p/></draw:rect><draw:rect draw:style-name="gr243" draw:text-style-name="P92" svg:width="0.352cm" svg:height="0.354cm" svg:x="1.401cm" svg:y="1.399cm"><text:p/></draw:rect><draw:rect draw:style-name="gr243" draw:text-style-name="P92" svg:width="0.35cm" svg:height="0.354cm" svg:x="0.7cm" svg:y="1.75cm"><text:p/></draw:rect><draw:rect draw:style-name="gr243" draw:text-style-name="P92" svg:width="0.354cm" svg:height="0.354cm" svg:x="2.45cm" svg:y="1.399cm"><text:p/></draw:rect><draw:rect draw:style-name="gr243" draw:text-style-name="P92" svg:width="0.354cm" svg:height="0.354cm" svg:x="3.149cm" svg:y="1.75cm"><text:p/></draw:rect><draw:rect draw:style-name="gr243" draw:text-style-name="P92" svg:width="0.355cm" svg:height="0.355cm" svg:x="3.851cm" svg:y="1.048cm"><text:p/></draw:rect><draw:line draw:style-name="gr239" draw:text-style-name="P65" svg:x1="-0.001cm" svg:y1="-0.001cm" svg:x2="-0.001cm" svg:y2="2.1cm"><text:p/></draw:line><draw:line draw:style-name="gr239" draw:text-style-name="P65" svg:x1="0.35cm" svg:y1="-0.001cm" svg:x2="0.35cm" svg:y2="2.1cm"><text:p/></draw:line><draw:line draw:style-name="gr239" draw:text-style-name="P65" svg:x1="0.699cm" svg:y1="-0.001cm" svg:x2="0.699cm" svg:y2="2.1cm"><text:p/></draw:line><draw:line draw:style-name="gr239" draw:text-style-name="P65" svg:x1="1.05cm" svg:y1="-0.001cm" svg:x2="1.05cm" svg:y2="2.1cm"><text:p/></draw:line><draw:line draw:style-name="gr239" draw:text-style-name="P65" svg:x1="1.401cm" svg:y1="-0.001cm" svg:x2="1.401cm" svg:y2="2.1cm"><text:p/></draw:line><draw:line draw:style-name="gr239" draw:text-style-name="P65" svg:x1="1.752cm" svg:y1="-0.001cm" svg:x2="1.752cm" svg:y2="2.1cm"><text:p/></draw:line><draw:line draw:style-name="gr239" draw:text-style-name="P65" svg:x1="2.1cm" svg:y1="-0.001cm" svg:x2="2.1cm" svg:y2="2.1cm"><text:p/></draw:line><draw:line draw:style-name="gr239" draw:text-style-name="P65" svg:x1="2.449cm" svg:y1="-0.001cm" svg:x2="2.449cm" svg:y2="2.1cm"><text:p/></draw:line><draw:line draw:style-name="gr239" draw:text-style-name="P65" svg:x1="2.8cm" svg:y1="-0.001cm" svg:x2="2.8cm" svg:y2="2.1cm"><text:p/></draw:line><draw:line draw:style-name="gr239" draw:text-style-name="P65" svg:x1="3.149cm" svg:y1="-0.001cm" svg:x2="3.149cm" svg:y2="2.1cm"><text:p/></draw:line><draw:line draw:style-name="gr239" draw:text-style-name="P65" svg:x1="3.5cm" svg:y1="-0.001cm" svg:x2="3.5cm" svg:y2="2.1cm"><text:p/></draw:line><draw:line draw:style-name="gr239" draw:text-style-name="P65" svg:x1="3.851cm" svg:y1="-0.001cm" svg:x2="3.851cm" svg:y2="2.1cm"><text:p/></draw:line><draw:line draw:style-name="gr239" draw:text-style-name="P65" svg:x1="4.202cm" svg:y1="-0.001cm" svg:x2="4.202cm" svg:y2="2.1cm"><text:p/></draw:line><draw:line draw:style-name="gr239" draw:text-style-name="P65" svg:x1="-0.001cm" svg:y1="-0.001cm" svg:x2="4.201cm" svg:y2="-0.001cm"><text:p/></draw:line><draw:line draw:style-name="gr239" draw:text-style-name="P65" svg:x1="-0.001cm" svg:y1="0.348cm" svg:x2="4.201cm" svg:y2="0.348cm"><text:p/></draw:line><draw:line draw:style-name="gr239" draw:text-style-name="P65" svg:x1="-0.001cm" svg:y1="0.7cm" svg:x2="4.201cm" svg:y2="0.7cm"><text:p/></draw:line><draw:line draw:style-name="gr239" draw:text-style-name="P65" svg:x1="-0.001cm" svg:y1="1.051cm" svg:x2="4.201cm" svg:y2="1.051cm"><text:p/></draw:line><draw:line draw:style-name="gr239" draw:text-style-name="P65" svg:x1="-0.001cm" svg:y1="1.402cm" svg:x2="4.201cm" svg:y2="1.402cm"><text:p/></draw:line><draw:line draw:style-name="gr239" draw:text-style-name="P65" svg:x1="-0.001cm" svg:y1="1.749cm" svg:x2="4.201cm" svg:y2="1.749cm"><text:p/></draw:line><draw:line draw:style-name="gr239" draw:text-style-name="P65" svg:x1="-0.001cm" svg:y1="2.1cm" svg:x2="4.201cm" svg:y2="2.1cm"><text:p/></draw:line><draw:line draw:style-name="gr239" draw:text-style-name="P65" svg:x1="2.029cm" svg:y1="0.982cm" svg:x2="2.168cm" svg:y2="1.121cm"><text:p/></draw:line><draw:line draw:style-name="gr239" draw:text-style-name="P65" svg:x1="2.168cm" svg:y1="0.982cm" svg:x2="2.029cm" svg:y2="1.121cm"><text:p/></draw:line><draw:rect draw:style-name="gr244" draw:text-style-name="P93" svg:width="0.354cm" svg:height="0.35cm" svg:x="1.75cm" svg:y="1.051cm"><text:p/></draw:rect><draw:rect draw:style-name="gr244" draw:text-style-name="P93" svg:width="0.354cm" svg:height="0.352cm" svg:x="2.099cm" svg:y="1.048cm"><text:p/></draw:rect><draw:rect draw:style-name="gr244" draw:text-style-name="P93" svg:width="0.354cm" svg:height="0.35cm" svg:x="1.402cm" svg:y="0.349cm"><text:p/></draw:rect><draw:rect draw:style-name="gr244" draw:text-style-name="P93" svg:width="0.354cm" svg:height="0.35cm" svg:x="2.448cm" svg:y="0.349cm"><text:p/></draw:rect><draw:rect draw:style-name="gr244" draw:text-style-name="P93" svg:width="0.355cm" svg:height="0.35cm" svg:x="1.048cm" svg:y="1.75cm"><text:p/></draw:rect><draw:rect draw:style-name="gr244" draw:text-style-name="P93" svg:width="0.355cm" svg:height="0.35cm" svg:x="3.149cm" svg:y="0cm"><text:p/></draw:rect><draw:rect draw:style-name="gr244" draw:text-style-name="P93" svg:width="0.354cm" svg:height="0.35cm" svg:x="3.849cm" svg:y="0.7cm"><text:p/></draw:rect><draw:rect draw:style-name="gr244" draw:text-style-name="P93" svg:width="0.354cm" svg:height="0.35cm" svg:x="0cm" svg:y="0.7cm"><text:p/></draw:rect><draw:rect draw:style-name="gr244" draw:text-style-name="P93" svg:width="0.354cm" svg:height="0.352cm" svg:x="3.498cm" svg:y="1.399cm"><text:p/></draw:rect><draw:rect draw:style-name="gr244" draw:text-style-name="P93" svg:width="0.355cm" svg:height="0.352cm" svg:x="0.346cm" svg:y="1.399cm"><text:p/></draw:rect><draw:rect draw:style-name="gr244" draw:text-style-name="P93" svg:width="0.354cm" svg:height="0.35cm" svg:x="2.803cm" svg:y="1.75cm"><text:p/></draw:rect><draw:rect draw:style-name="gr244" draw:text-style-name="P93" svg:width="0.355cm" svg:height="0.35cm" svg:x="0.697cm" svg:y="0cm"><text:p/></draw:rect></draw:g></text:span></text:p>
          </text:list-item>
        </text:list>
      </text:section>
      <text:p text:style-name="P26"><text:span text:style-name="_5f_Consigne"><text:span text:style-name="T24"/></text:span></text:p>
      <text:section text:style-name="Sect3" text:name="Section10">
        <text:list xml:id="list92857503158551" text:continue-numbering="true" text:style-name="liste_5f_abc">
          <text:list-item>
            <text:p text:style-name="P49"><text:span text:style-name="_5f_Consigne"><draw:g text:anchor-type="as-char" draw:z-index="32" draw:name="Forme3_0" draw:style-name="gr47"><draw:polygon draw:style-name="gr236" draw:text-style-name="P87" svg:width="0.917cm" svg:height="0.795cm" svg:x="1.375cm" svg:y="0.797cm" svg:viewBox="0 0 918 796" draw:points="228,796 0,396 228,0 689,0 918,396 689,796"><text:p/></draw:polygon><draw:polygon draw:style-name="gr241" draw:text-style-name="P90" svg:width="0.917cm" svg:height="0.795cm" svg:x="0.001cm" svg:y="0.002cm" svg:viewBox="0 0 918 796" draw:points="229,796 0,396 229,0 689,0 918,396 689,796"><text:p/></draw:polygon><draw:line draw:style-name="gr238" draw:text-style-name="P66" svg:x1="0.919cm" svg:y1="0.4cm" svg:x2="1.38cm" svg:y2="0.4cm"><text:p/></draw:line><draw:polygon draw:style-name="gr242" draw:text-style-name="P91" svg:width="0.917cm" svg:height="0.797cm" svg:x="1.38cm" svg:y="-0.001cm" svg:viewBox="0 0 918 798" draw:points="229,798 0,398 229,0 689,0 918,398 689,798"><text:p/></draw:polygon><draw:line draw:style-name="gr238" draw:text-style-name="P66" svg:x1="2.298cm" svg:y1="0.4cm" svg:x2="2.759cm" svg:y2="0.4cm"><text:p/></draw:line><draw:polygon draw:style-name="gr236" draw:text-style-name="P87" svg:width="0.919cm" svg:height="0.797cm" svg:x="2.759cm" svg:y="-0.001cm" svg:viewBox="0 0 920 798" draw:points="229,798 0,398 229,0 689,0 920,398 689,798"><text:p/></draw:polygon><draw:polygon draw:style-name="gr241" draw:text-style-name="P90" svg:width="0.919cm" svg:height="0.795cm" svg:x="-0.001cm" svg:y="0.797cm" svg:viewBox="0 0 920 796" draw:points="231,796 0,396 231,0 689,0 920,396 689,796"><text:p/></draw:polygon><draw:line draw:style-name="gr238" draw:text-style-name="P66" svg:x1="0.919cm" svg:y1="1.193cm" svg:x2="1.38cm" svg:y2="1.193cm"><text:p/></draw:line><draw:line draw:style-name="gr238" draw:text-style-name="P66" svg:x1="2.298cm" svg:y1="1.193cm" svg:x2="2.759cm" svg:y2="1.193cm"><text:p/></draw:line><draw:polygon draw:style-name="gr242" draw:text-style-name="P91" svg:width="0.919cm" svg:height="0.795cm" svg:x="2.759cm" svg:y="0.797cm" svg:viewBox="0 0 920 796" draw:points="229,796 0,396 229,0 689,0 920,396 689,796"><text:p/></draw:polygon><draw:polygon draw:style-name="gr236" draw:text-style-name="P87" svg:width="0.919cm" svg:height="0.795cm" svg:x="-0.001cm" svg:y="1.596cm" svg:viewBox="0 0 920 796" draw:points="231,796 0,398 231,0 689,0 920,398 689,796"><text:p/></draw:polygon><draw:line draw:style-name="gr238" draw:text-style-name="P66" svg:x1="0.919cm" svg:y1="1.989cm" svg:x2="1.38cm" svg:y2="1.989cm"><text:p/></draw:line><draw:polygon draw:style-name="gr241" draw:text-style-name="P90" svg:width="0.917cm" svg:height="0.795cm" svg:x="1.38cm" svg:y="1.596cm" svg:viewBox="0 0 918 796" draw:points="229,796 0,398 229,0 689,0 918,398 689,796"><text:p/></draw:polygon><draw:line draw:style-name="gr238" draw:text-style-name="P66" svg:x1="2.298cm" svg:y1="1.989cm" svg:x2="2.759cm" svg:y2="1.989cm"><text:p/></draw:line><draw:polygon draw:style-name="gr242" draw:text-style-name="P91" svg:width="0.919cm" svg:height="0.795cm" svg:x="2.759cm" svg:y="1.596cm" svg:viewBox="0 0 920 796" draw:points="229,796 0,398 229,0 689,0 920,398 689,796"><text:p/></draw:polygon><draw:line draw:style-name="gr239" draw:text-style-name="P66" svg:x1="1.775cm" svg:y1="1.132cm" svg:x2="1.921cm" svg:y2="1.278cm"><text:p/></draw:line><draw:line draw:style-name="gr239" draw:text-style-name="P66" svg:x1="1.925cm" svg:y1="1.132cm" svg:x2="1.778cm" svg:y2="1.282cm"><text:p/></draw:line></draw:g></text:span></text:p>
          </text:list-item>
          <text:list-item>
            <text:p text:style-name="P57"><draw:g text:anchor-type="paragraph" draw:z-index="33" draw:name="Forme4_0" draw:style-name="gr235"><draw:polygon draw:style-name="gr236" draw:text-style-name="P87" svg:width="0.918cm" svg:height="0.795cm" svg:x="1.877cm" svg:y="0.798cm" svg:viewBox="0 0 919 796" draw:points="228,796 0,397 228,0 690,0 919,397 690,796"><text:p/></draw:polygon><draw:polygon draw:style-name="gr237" draw:text-style-name="P88" svg:width="0.918cm" svg:height="0.795cm" svg:x="0.502cm" svg:y="0.002cm" svg:viewBox="0 0 919 796" draw:points="228,796 0,397 228,0 690,0 919,397 690,796"><text:p/></draw:polygon><draw:line draw:style-name="gr238" draw:text-style-name="P66" svg:x1="1.421cm" svg:y1="0.397cm" svg:x2="1.881cm" svg:y2="0.397cm"><text:p/></draw:line><draw:polygon draw:style-name="gr236" draw:text-style-name="P87" svg:width="0.92cm" svg:height="0.798cm" svg:x="1.881cm" svg:y="-0.001cm" svg:viewBox="0 0 921 799" draw:points="229,799 0,399 229,0 691,0 921,399 691,799"><text:p/></draw:polygon><draw:line draw:style-name="gr238" draw:text-style-name="P66" svg:x1="2.802cm" svg:y1="0.397cm" svg:x2="3.262cm" svg:y2="0.397cm"><text:p/></draw:line><draw:polygon draw:style-name="gr236" draw:text-style-name="P87" svg:width="0.92cm" svg:height="0.798cm" svg:x="3.264cm" svg:y="-0.001cm" svg:viewBox="0 0 921 799" draw:points="229,799 0,399 229,0 690,0 921,399 690,799"><text:p/></draw:polygon><draw:polygon draw:style-name="gr237" draw:text-style-name="P88" svg:width="0.92cm" svg:height="0.795cm" svg:x="0.5cm" svg:y="0.798cm" svg:viewBox="0 0 921 796" draw:points="231,796 0,397 231,0 690,0 921,397 690,796"><text:p/></draw:polygon><draw:line draw:style-name="gr238" draw:text-style-name="P66" svg:x1="1.421cm" svg:y1="1.195cm" svg:x2="1.881cm" svg:y2="1.195cm"><text:p/></draw:line><draw:line draw:style-name="gr238" draw:text-style-name="P66" svg:x1="2.802cm" svg:y1="1.195cm" svg:x2="3.262cm" svg:y2="1.195cm"><text:p/></draw:line><draw:polygon draw:style-name="gr236" draw:text-style-name="P87" svg:width="0.92cm" svg:height="0.795cm" svg:x="3.264cm" svg:y="0.798cm" svg:viewBox="0 0 921 796" draw:points="229,796 0,397 229,0 690,0 921,397 690,796"><text:p/></draw:polygon><draw:polygon draw:style-name="gr236" draw:text-style-name="P87" svg:width="0.92cm" svg:height="0.796cm" svg:x="0.5cm" svg:y="1.593cm" svg:viewBox="0 0 921 797" draw:points="231,797 0,399 231,0 690,0 921,399 690,797"><text:p/></draw:polygon><draw:line draw:style-name="gr238" draw:text-style-name="P66" svg:x1="1.421cm" svg:y1="1.994cm" svg:x2="1.881cm" svg:y2="1.994cm"><text:p/></draw:line><draw:polygon draw:style-name="gr237" draw:text-style-name="P88" svg:width="0.918cm" svg:height="0.796cm" svg:x="2.572cm" svg:y="0.397cm" svg:viewBox="0 0 919 797" draw:points="229,797 0,400 229,0 690,0 919,400 690,797"><text:p/></draw:polygon><draw:line draw:style-name="gr238" draw:text-style-name="P66" svg:x1="2.802cm" svg:y1="1.994cm" svg:x2="3.262cm" svg:y2="1.994cm"><text:p/></draw:line><draw:polygon draw:style-name="gr236" draw:text-style-name="P87" svg:width="0.92cm" svg:height="0.796cm" svg:x="3.264cm" svg:y="1.593cm" svg:viewBox="0 0 921 797" draw:points="229,797 0,399 229,0 690,0 921,399 690,797"><text:p/></draw:polygon><draw:line draw:style-name="gr239" draw:text-style-name="P66" svg:x1="2.278cm" svg:y1="1.133cm" svg:x2="2.427cm" svg:y2="1.28cm"><text:p/></draw:line><draw:line draw:style-name="gr239" draw:text-style-name="P66" svg:x1="2.429cm" svg:y1="1.135cm" svg:x2="2.283cm" svg:y2="1.284cm"><text:p/></draw:line><draw:polygon draw:style-name="gr240" draw:text-style-name="P89" svg:width="0.922cm" svg:height="0.796cm" svg:x="1.881cm" svg:y="1.593cm" svg:viewBox="0 0 923 797" draw:points="231,797 0,400 231,0 691,0 923,400 691,797"><text:p/></draw:polygon><draw:polygon draw:style-name="gr237" draw:text-style-name="P88" svg:width="0.918cm" svg:height="0.795cm" svg:x="2.572cm" svg:y="1.189cm" svg:viewBox="0 0 919 796" draw:points="229,796 0,399 229,0 690,0 919,399 690,796"><text:p/></draw:polygon><draw:polygon draw:style-name="gr237" draw:text-style-name="P88" svg:width="0.918cm" svg:height="0.796cm" svg:x="1.877cm" svg:y="0.002cm" svg:viewBox="0 0 919 797" draw:points="229,797 0,400 229,0 691,0 919,400 691,797"><text:p/></draw:polygon><draw:polygon draw:style-name="gr240" draw:text-style-name="P89" svg:width="0.922cm" svg:height="0.796cm" svg:x="1.189cm" svg:y="0.393cm" svg:viewBox="0 0 923 797" draw:points="231,797 0,400 231,0 691,0 923,400 691,797"><text:p/></draw:polygon><draw:polygon draw:style-name="gr240" draw:text-style-name="P89" svg:width="0.922cm" svg:height="0.796cm" svg:x="1.185cm" svg:y="1.199cm" svg:viewBox="0 0 923 797" draw:points="231,797 0,400 231,0 691,0 923,400 691,797"><text:p/></draw:polygon><draw:polygon draw:style-name="gr240" draw:text-style-name="P89" svg:width="0.922cm" svg:height="0.796cm" svg:x="3.262cm" svg:y="0.798cm" svg:viewBox="0 0 923 797" draw:points="231,797 0,400 231,0 691,0 923,400 691,797"><text:p/></draw:polygon><draw:polygon draw:style-name="gr240" draw:text-style-name="P89" svg:width="0.922cm" svg:height="0.796cm" svg:x="3.258cm" svg:y="1.592cm" svg:viewBox="0 0 923 797" draw:points="231,797 0,400 231,0 691,0 923,400 691,797"><text:p/></draw:polygon></draw:g><text:span text:style-name="_5f_Consigne"/></text:p>
          </text:list-item>
        </text:list>
        <text:list xml:id="list92857536091655" text:continue-list="list92857445595458" text:style-name="_5f_Numérotation_20_des_20_exercices_20_livrets">
          <text:list-item>
            <text:list>
              <text:list-header>
                <text:p text:style-name="P52"><text:span text:style-name="_5f_Consigne"><text:span text:style-name="T25"/></text:span></text:p>
              </text:list-header>
            </text:list>
          </text:list-item>
        </text:list>
      </text:section>
      <text:list xml:id="list92856019604497" text:continue-list="list92857503158551" text:style-name="liste_5f_abc">
        <text:list-item>
          <text:p text:style-name="P46"><text:span text:style-name="_5f_Consigne"><draw:g text:anchor-type="as-char" svg:y="-0.437cm" draw:z-index="34" draw:name="Forme5_2" draw:style-name="gr206"><draw:line draw:style-name="gr207" draw:text-style-name="P84" svg:x1="0.063cm" svg:y1="1.305cm" svg:x2="7.932cm" svg:y2="1.305cm"><text:p/></draw:line><draw:line draw:style-name="gr208" draw:text-style-name="P84" svg:x1="1.645cm" svg:y1="2.617cm" svg:x2="6.39cm" svg:y2="0.005cm"><text:p/></draw:line><draw:line draw:style-name="gr209" draw:text-style-name="P84" svg:x1="6.39cm" svg:y1="2.617cm" svg:x2="1.645cm" svg:y2="0.005cm"><text:p/></draw:line><draw:polygon draw:style-name="gr210" draw:text-style-name="P85" svg:width="1.578cm" svg:height="0.436cm" svg:x="0.874cm" svg:y="0.005cm" svg:viewBox="0 0 1579 437" draw:points="0,437 787,0 1579,437"><text:p/></draw:polygon><draw:polygon draw:style-name="gr210" draw:text-style-name="P85" svg:width="1.581cm" svg:height="0.435cm" svg:x="4.026cm" svg:y="1.745cm" svg:viewBox="0 0 1582 436" draw:points="0,436 796,0 1582,436"><text:p/></draw:polygon><draw:polygon draw:style-name="gr210" draw:text-style-name="P85" svg:width="1.597cm" svg:height="0.433cm" svg:x="1.645cm" svg:y="1.746cm" svg:viewBox="0 0 1598 434" draw:points="0,0 1598,0 799,434"><text:p/></draw:polygon><draw:polygon draw:style-name="gr210" draw:text-style-name="P85" svg:width="1.579cm" svg:height="0.435cm" svg:x="2.447cm" svg:y="0.879cm" svg:viewBox="0 0 1580 436" draw:points="0,436 788,0 1580,436"><text:p/></draw:polygon><draw:polygon draw:style-name="gr210" draw:text-style-name="P85" svg:width="1.599cm" svg:height="0.435cm" svg:x="4.79cm" svg:y="0.879cm" svg:viewBox="0 0 1600 436" draw:points="0,0 1600,0 801,436"><text:p/></draw:polygon><draw:g draw:style-name="gr2"><draw:line draw:style-name="gr211" draw:text-style-name="P84" svg:x1="4.106cm" svg:y1="1.232cm" svg:x2="3.956cm" svg:y2="1.382cm"><text:p/></draw:line><draw:line draw:style-name="gr212" draw:text-style-name="P84" svg:x1="3.956cm" svg:y1="1.232cm" svg:x2="4.106cm" svg:y2="1.382cm"><text:p/></draw:line></draw:g><draw:line draw:style-name="gr213" draw:text-style-name="P84" svg:x1="6.39cm" svg:y1="2.62cm" svg:x2="6.39cm" svg:y2="2.62cm"><text:p/></draw:line><draw:line draw:style-name="gr214" draw:text-style-name="P84" svg:x1="0.063cm" svg:y1="2.62cm" svg:x2="0.063cm" svg:y2="2.62cm"><text:p/></draw:line><draw:line draw:style-name="gr215" draw:text-style-name="P84" svg:x1="4.807cm" svg:y1="2.621cm" svg:x2="7.92cm" svg:y2="0.878cm"><text:p/></draw:line><draw:line draw:style-name="gr216" draw:text-style-name="P84" svg:x1="1.645cm" svg:y1="2.617cm" svg:x2="0.063cm" svg:y2="1.746cm"><text:p/></draw:line><draw:path draw:style-name="gr217" draw:text-style-name="P84" svg:width="3.156cm" svg:height="1.74cm" svg:x="0.073cm" svg:y="0.879cm" svg:viewBox="0 0 3157 1741" svg:d="M0 0c1080 604 2166 1199 3157 1741"><text:p/></draw:path><draw:path draw:style-name="gr218" draw:text-style-name="P84" svg:width="3.188cm" svg:height="1.752cm" svg:x="3.225cm" svg:y="0.865cm" svg:viewBox="0 0 3189 1753" svg:d="M0 1753c1072-590 2131-1173 3189-1753"><text:p/></draw:path><draw:line draw:style-name="gr219" draw:text-style-name="P84" svg:x1="4.808cm" svg:y1="2.617cm" svg:x2="0.063cm" svg:y2="0.005cm"><text:p/></draw:line><draw:line draw:style-name="gr220" draw:text-style-name="P84" svg:x1="0.063cm" svg:y1="2.617cm" svg:x2="4.808cm" svg:y2="0.005cm"><text:p/></draw:line><draw:line draw:style-name="gr221" draw:text-style-name="P84" svg:x1="0.063cm" svg:y1="1.746cm" svg:x2="3.226cm" svg:y2="0.005cm"><text:p/></draw:line><draw:line draw:style-name="gr222" draw:text-style-name="P84" svg:x1="3.225cm" svg:y1="0.005cm" svg:x2="7.949cm" svg:y2="2.624cm"><text:p/></draw:line><draw:line draw:style-name="gr223" draw:text-style-name="P84" svg:x1="0.063cm" svg:y1="0.876cm" svg:x2="1.645cm" svg:y2="0.005cm"><text:p/></draw:line><draw:line draw:style-name="gr224" draw:text-style-name="P84" svg:x1="7.927cm" svg:y1="1.739cm" svg:x2="4.807cm" svg:y2="0.005cm"><text:p/></draw:line><draw:line draw:style-name="gr225" draw:text-style-name="P84" svg:x1="0.063cm" svg:y1="2.621cm" svg:x2="7.935cm" svg:y2="2.621cm"><text:p/></draw:line><draw:line draw:style-name="gr226" draw:text-style-name="P84" svg:x1="0.063cm" svg:y1="1.746cm" svg:x2="7.932cm" svg:y2="1.746cm"><text:p/></draw:line><draw:line draw:style-name="gr227" draw:text-style-name="P84" svg:x1="0.063cm" svg:y1="0.879cm" svg:x2="7.932cm" svg:y2="0.879cm"><text:p/></draw:line><draw:line draw:style-name="gr228" draw:text-style-name="P84" svg:x1="0.063cm" svg:y1="0.005cm" svg:x2="7.932cm" svg:y2="0.005cm"><text:p/></draw:line><draw:line draw:style-name="gr229" draw:text-style-name="P84" svg:x1="0.063cm" svg:y1="2.18cm" svg:x2="7.932cm" svg:y2="2.18cm"><text:p/></draw:line><draw:line draw:style-name="gr230" draw:text-style-name="P84" svg:x1="-0.001cm" svg:y1="0.446cm" svg:x2="7.869cm" svg:y2="0.446cm"><text:p/></draw:line><draw:line draw:style-name="gr231" draw:text-style-name="P84" svg:x1="6.375cm" svg:y1="2.62cm" svg:x2="7.913cm" svg:y2="1.754cm"><text:p/></draw:line><draw:line draw:style-name="gr232" draw:text-style-name="P84" svg:x1="6.407cm" svg:y1="0.879cm" svg:x2="7.927cm" svg:y2="0.013cm"><text:p/></draw:line><draw:line draw:style-name="gr233" draw:text-style-name="P84" svg:x1="7.927cm" svg:y1="0.875cm" svg:x2="6.354cm" svg:y2="0cm"><text:p/></draw:line><draw:polygon draw:style-name="gr234" draw:text-style-name="P86" svg:width="1.542cm" svg:height="0.419cm" svg:x="4.038cm" svg:y="1.319cm" svg:viewBox="0 0 1543 420" draw:points="0,0 1543,0 772,420"><text:p/></draw:polygon><draw:polygon draw:style-name="gr234" draw:text-style-name="P86" svg:width="1.542cm" svg:height="0.419cm" svg:x="2.459cm" svg:y="0.453cm" svg:viewBox="0 0 1543 420" draw:points="0,0 1543,0 772,420"><text:p/></draw:polygon><draw:polygon draw:style-name="gr234" draw:text-style-name="P86" svg:width="1.542cm" svg:height="0.419cm" svg:x="5.614cm" svg:y="2.186cm" svg:viewBox="0 0 1543 420" draw:points="0,0 1543,0 772,420"><text:p/></draw:polygon><draw:polygon draw:style-name="gr234" draw:text-style-name="P86" svg:width="1.579cm" svg:height="0.435cm" svg:x="4.825cm" svg:y="0.439cm" svg:viewBox="0 0 1580 436" draw:points="0,436 788,0 1580,436"><text:p/></draw:polygon><draw:polygon draw:style-name="gr234" draw:text-style-name="P86" svg:width="1.579cm" svg:height="0.435cm" svg:x="1.64cm" svg:y="1.306cm" svg:viewBox="0 0 1580 436" draw:points="0,436 788,0 1580,436"><text:p/></draw:polygon></draw:g></text:span></text:p>
        </text:list-item>
      </text:list>
      <text:list xml:id="list92855498666637" text:continue-list="list92856661873280" text:style-name="Num_5f_Exo">
        <text:list-item>
          <text:h text:style-name="P35" text:outline-level="1"><text:span text:style-name="_5f_Consigne"><text:span text:style-name="T10"> </text:span></text:span><text:span text:style-name="_5f_Consigne"><text:span text:style-name="T11">Pour chaque figure, indique la position du centre de symétrie s’il existe.</text:span></text:span></text:h>
        </text:list-item>
      </text:list>
      <text:list xml:id="list92856388267060" text:continue-list="list92857536091655" text:style-name="_5f_Numérotation_20_des_20_exercices_20_livrets">
        <text:list-header>
          <text:p text:style-name="P47"><draw:g text:anchor-type="as-char" draw:z-index="35" draw:name="Forme26" draw:style-name="gr47"><draw:g draw:style-name="gr2"><draw:g draw:style-name="gr2"><draw:line draw:style-name="gr169" draw:text-style-name="P79" svg:x1="0cm" svg:y1="0cm" svg:x2="0cm" svg:y2="14cm"><text:p/></draw:line><draw:line draw:style-name="gr169" draw:text-style-name="P79" svg:x1="0.5cm" svg:y1="0cm" svg:x2="0.5cm" svg:y2="14cm"><text:p/></draw:line><draw:line draw:style-name="gr169" draw:text-style-name="P79" svg:x1="1cm" svg:y1="0cm" svg:x2="1cm" svg:y2="14cm"><text:p/></draw:line><draw:line draw:style-name="gr169" draw:text-style-name="P79" svg:x1="1.5cm" svg:y1="0cm" svg:x2="1.5cm" svg:y2="14cm"><text:p/></draw:line><draw:line draw:style-name="gr169" draw:text-style-name="P79" svg:x1="2cm" svg:y1="0cm" svg:x2="2cm" svg:y2="14cm"><text:p/></draw:line><draw:line draw:style-name="gr169" draw:text-style-name="P79" svg:x1="2.5cm" svg:y1="0cm" svg:x2="2.5cm" svg:y2="14cm"><text:p/></draw:line><draw:line draw:style-name="gr169" draw:text-style-name="P79" svg:x1="3cm" svg:y1="0cm" svg:x2="3cm" svg:y2="14cm"><text:p/></draw:line><draw:line draw:style-name="gr169" draw:text-style-name="P79" svg:x1="3.5cm" svg:y1="0cm" svg:x2="3.5cm" svg:y2="14cm"><text:p/></draw:line><draw:line draw:style-name="gr169" draw:text-style-name="P79" svg:x1="4cm" svg:y1="0cm" svg:x2="4cm" svg:y2="14cm"><text:p/></draw:line><draw:line draw:style-name="gr169" draw:text-style-name="P79" svg:x1="4.5cm" svg:y1="0cm" svg:x2="4.5cm" svg:y2="14cm"><text:p/></draw:line><draw:line draw:style-name="gr169" draw:text-style-name="P79" svg:x1="5cm" svg:y1="0cm" svg:x2="5cm" svg:y2="14cm"><text:p/></draw:line><draw:line draw:style-name="gr169" draw:text-style-name="P79" svg:x1="5.5cm" svg:y1="0cm" svg:x2="5.5cm" svg:y2="14cm"><text:p/></draw:line><draw:line draw:style-name="gr169" draw:text-style-name="P79" svg:x1="6cm" svg:y1="0cm" svg:x2="6cm" svg:y2="14cm"><text:p/></draw:line><draw:line draw:style-name="gr169" draw:text-style-name="P79" svg:x1="6.5cm" svg:y1="0cm" svg:x2="6.5cm" svg:y2="14cm"><text:p/></draw:line><draw:line draw:style-name="gr169" draw:text-style-name="P79" svg:x1="7cm" svg:y1="0cm" svg:x2="7cm" svg:y2="14cm"><text:p/></draw:line><draw:line draw:style-name="gr169" draw:text-style-name="P79" svg:x1="7.5cm" svg:y1="0cm" svg:x2="7.5cm" svg:y2="14cm"><text:p/></draw:line><draw:line draw:style-name="gr169" draw:text-style-name="P79" svg:x1="8cm" svg:y1="0cm" svg:x2="8cm" svg:y2="14cm"><text:p/></draw:line><draw:line draw:style-name="gr169" draw:text-style-name="P79" svg:x1="8.5cm" svg:y1="0cm" svg:x2="8.5cm" svg:y2="14cm"><text:p/></draw:line><draw:line draw:style-name="gr169" draw:text-style-name="P79" svg:x1="9cm" svg:y1="0cm" svg:x2="9cm" svg:y2="14cm"><text:p/></draw:line><draw:line draw:style-name="gr169" draw:text-style-name="P79" svg:x1="0cm" svg:y1="0cm" svg:x2="9cm" svg:y2="0cm"><text:p/></draw:line><draw:line draw:style-name="gr169" draw:text-style-name="P79" svg:x1="0cm" svg:y1="0.5cm" svg:x2="9cm" svg:y2="0.5cm"><text:p/></draw:line><draw:line draw:style-name="gr169" draw:text-style-name="P79" svg:x1="0cm" svg:y1="1cm" svg:x2="9cm" svg:y2="1cm"><text:p/></draw:line><draw:line draw:style-name="gr169" draw:text-style-name="P79" svg:x1="0cm" svg:y1="1.5cm" svg:x2="9cm" svg:y2="1.5cm"><text:p/></draw:line><draw:line draw:style-name="gr169" draw:text-style-name="P79" svg:x1="0cm" svg:y1="2cm" svg:x2="9cm" svg:y2="2cm"><text:p/></draw:line><draw:line draw:style-name="gr169" draw:text-style-name="P79" svg:x1="0cm" svg:y1="2.498cm" svg:x2="9cm" svg:y2="2.498cm"><text:p/></draw:line><draw:line draw:style-name="gr169" draw:text-style-name="P79" svg:x1="0cm" svg:y1="3cm" svg:x2="9cm" svg:y2="3cm"><text:p/></draw:line><draw:line draw:style-name="gr169" draw:text-style-name="P79" svg:x1="0cm" svg:y1="3.5cm" svg:x2="9cm" svg:y2="3.5cm"><text:p/></draw:line><draw:line draw:style-name="gr169" draw:text-style-name="P79" svg:x1="0cm" svg:y1="4cm" svg:x2="9cm" svg:y2="4cm"><text:p/></draw:line><draw:line draw:style-name="gr169" draw:text-style-name="P79" svg:x1="0cm" svg:y1="4.5cm" svg:x2="9cm" svg:y2="4.5cm"><text:p/></draw:line><draw:line draw:style-name="gr169" draw:text-style-name="P79" svg:x1="0cm" svg:y1="5cm" svg:x2="9cm" svg:y2="5cm"><text:p/></draw:line><draw:line draw:style-name="gr169" draw:text-style-name="P79" svg:x1="0cm" svg:y1="5.5cm" svg:x2="9cm" svg:y2="5.5cm"><text:p/></draw:line><draw:line draw:style-name="gr169" draw:text-style-name="P79" svg:x1="0cm" svg:y1="6cm" svg:x2="9cm" svg:y2="6cm"><text:p/></draw:line><draw:line draw:style-name="gr169" draw:text-style-name="P79" svg:x1="0cm" svg:y1="6.5cm" svg:x2="9cm" svg:y2="6.5cm"><text:p/></draw:line><draw:line draw:style-name="gr169" draw:text-style-name="P79" svg:x1="0cm" svg:y1="7cm" svg:x2="9cm" svg:y2="7cm"><text:p/></draw:line><draw:line draw:style-name="gr169" draw:text-style-name="P79" svg:x1="0cm" svg:y1="7.5cm" svg:x2="9cm" svg:y2="7.5cm"><text:p/></draw:line><draw:line draw:style-name="gr169" draw:text-style-name="P79" svg:x1="0cm" svg:y1="8cm" svg:x2="9cm" svg:y2="8cm"><text:p/></draw:line><draw:line draw:style-name="gr169" draw:text-style-name="P79" svg:x1="0cm" svg:y1="8.5cm" svg:x2="9cm" svg:y2="8.5cm"><text:p/></draw:line><draw:line draw:style-name="gr169" draw:text-style-name="P79" svg:x1="0cm" svg:y1="9cm" svg:x2="9cm" svg:y2="9cm"><text:p/></draw:line><draw:line draw:style-name="gr169" draw:text-style-name="P79" svg:x1="0cm" svg:y1="9.5cm" svg:x2="9cm" svg:y2="9.5cm"><text:p/></draw:line><draw:line draw:style-name="gr169" draw:text-style-name="P79" svg:x1="0cm" svg:y1="9.998cm" svg:x2="9cm" svg:y2="9.998cm"><text:p/></draw:line><draw:line draw:style-name="gr169" draw:text-style-name="P79" svg:x1="0cm" svg:y1="10.499cm" svg:x2="9cm" svg:y2="10.499cm"><text:p/></draw:line><draw:line draw:style-name="gr169" draw:text-style-name="P79" svg:x1="0cm" svg:y1="11cm" svg:x2="9cm" svg:y2="11cm"><text:p/></draw:line><draw:line draw:style-name="gr169" draw:text-style-name="P79" svg:x1="0cm" svg:y1="11.5cm" svg:x2="9cm" svg:y2="11.5cm"><text:p/></draw:line><draw:line draw:style-name="gr169" draw:text-style-name="P79" svg:x1="0cm" svg:y1="12cm" svg:x2="9cm" svg:y2="12cm"><text:p/></draw:line><draw:line draw:style-name="gr169" draw:text-style-name="P79" svg:x1="0cm" svg:y1="12.5cm" svg:x2="9cm" svg:y2="12.5cm"><text:p/></draw:line><draw:line draw:style-name="gr169" draw:text-style-name="P79" svg:x1="0cm" svg:y1="13cm" svg:x2="9cm" svg:y2="13cm"><text:p/></draw:line><draw:line draw:style-name="gr169" draw:text-style-name="P79" svg:x1="0cm" svg:y1="13.5cm" svg:x2="9cm" svg:y2="13.5cm"><text:p/></draw:line><draw:line draw:style-name="gr169" draw:text-style-name="P79" svg:x1="0cm" svg:y1="14cm" svg:x2="9cm" svg:y2="14cm"><text:p/></draw:line></draw:g><draw:g draw:style-name="gr2"><draw:line draw:style-name="gr170" draw:text-style-name="P81" svg:x1="2.5cm" svg:y1="2.51cm" svg:x2="1.494cm" svg:y2="0.771cm"><text:p/></draw:line><draw:line draw:style-name="gr171" draw:text-style-name="P81" svg:x1="2.499cm" svg:y1="2.515cm" svg:x2="0.503cm" svg:y2="2.515cm"><text:p/></draw:line><draw:line draw:style-name="gr172" draw:text-style-name="P81" svg:x1="1.496cm" svg:y1="0.77cm" svg:x2="0.5cm" svg:y2="2.511cm"><text:p/></draw:line><draw:ellipse draw:style-name="gr173" draw:text-style-name="P82" svg:width="0.188cm" svg:height="0.186cm" draw:transform="rotate (0.171391332545843) translate (0.844902777777778cm 1.62466666666667cm)"><text:p/></draw:ellipse><draw:ellipse draw:style-name="gr173" draw:text-style-name="P82" svg:width="0.191cm" svg:height="0.188cm" draw:transform="skewX (0.00942477796076938) rotate (0.177325452002624) translate (1.92793055555556cm 1.62995833333333cm)"><text:p/></draw:ellipse><draw:circle draw:style-name="gr173" draw:text-style-name="P82" svg:width="0.189cm" svg:height="0.189cm" draw:transform="rotate (0.169820536219048) translate (1.39170833333333cm 2.43252777777778cm)"><text:p/></draw:circle></draw:g><draw:custom-shape draw:style-name="gr174" draw:text-style-name="P83" svg:width="2.003cm" svg:height="2.001cm" svg:x="4.001cm" svg:y="0.499cm"><text:p/><draw:enhanced-geometry svg:viewBox="0 0 21600 21600" draw:type="rectangle" draw:enhanced-path="M 0 0 L 21600 0 21600 21600 0 21600 0 0 Z N"/></draw:custom-shape><draw:custom-shape draw:style-name="gr175" draw:text-style-name="P83" svg:width="3.001cm" svg:height="1.003cm" svg:x="0.499cm" svg:y="3.5cm"><text:p/><draw:enhanced-geometry svg:viewBox="0 0 21600 21600" draw:glue-points="?f6 10800 10800 21600 ?f5 10800 10800 0" draw:text-areas="?f3 ?f3 ?f4 ?f4" draw:type="trapezoid" draw:modifiers="7204.7984005331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76" draw:text-style-name="P83" svg:width="0.999cm" svg:height="3.001cm" svg:x="7.001cm" svg:y="0.499cm"><text:p/><draw:enhanced-geometry svg:viewBox="0 0 21600 21600" draw:glue-points="10800 0 0 10800 10800 21600 21600 10800" draw:text-areas="5400 5400 16200 16200" draw:type="diamond" draw:enhanced-path="M 10800 0 L 21600 10800 10800 21600 0 10800 10800 0 Z N"/></draw:custom-shape><draw:custom-shape draw:style-name="gr177" draw:text-style-name="P83" svg:width="2.502cm" svg:height="1.504cm" svg:x="4.001cm" svg:y="3.5cm"><text:p/><draw:enhanced-geometry svg:viewBox="0 0 21600 21600" draw:glue-points="?f6 0 10800 ?f8 ?f11 10800 ?f9 21600 10800 ?f10 ?f5 10800" draw:text-areas="?f3 ?f3 ?f4 ?f4" draw:type="parallelogram" draw:modifiers="8636.54538184726"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78" draw:text-style-name="P83" svg:width="3.502cm" svg:height="1.502cm" svg:x="0.499cm" svg:y="6.001cm"><text:p/><draw:enhanced-geometry svg:viewBox="0 0 21600 21600" draw:type="rectangle" draw:enhanced-path="M 0 0 L 21600 0 21600 21600 0 21600 0 0 Z N"/></draw:custom-shape><draw:custom-shape draw:style-name="gr179" draw:text-style-name="P83" svg:width="2.001cm" svg:height="1.504cm" svg:x="6.5cm" svg:y="4.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ellipse draw:style-name="gr180" draw:text-style-name="P83" svg:width="2.999cm" svg:height="0.999cm" svg:x="5.001cm" svg:y="7.001cm"><text:p/></draw:ellipse><draw:custom-shape draw:style-name="gr181" draw:text-style-name="P83" svg:width="2.001cm" svg:height="2.003cm" svg:x="0.499cm" svg:y="11.5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2" draw:text-style-name="P83" svg:width="2.001cm" svg:height="2.001cm" svg:x="0.499cm" svg:y="8.5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polygon draw:style-name="gr183" draw:text-style-name="P80" svg:width="2.499cm" svg:height="1.996cm" svg:x="3.5cm" svg:y="8.503cm" svg:viewBox="0 0 2500 1997" draw:points="500,0 0,998 2001,1997 2500,998"><text:p/></draw:polygon><draw:polygon draw:style-name="gr184" draw:text-style-name="P80" svg:width="2cm" svg:height="1.996cm" svg:x="3.5cm" svg:y="11.503cm" svg:viewBox="0 0 2001 1997" draw:points="0,499 500,1997 2001,1497 1500,0"><text:p/></draw:polygon><draw:polygon draw:style-name="gr185" draw:text-style-name="P80" svg:width="2.499cm" svg:height="2.495cm" svg:x="6cm" svg:y="9.505cm" svg:viewBox="0 0 2500 2496" draw:points="500,499 0,2496 2001,1997 2500,0"><text:p/></draw:polygon></draw:g><draw:g draw:style-name="gr2"><draw:line draw:style-name="gr186" draw:text-style-name="P69" svg:x1="5.157cm" svg:y1="4.144cm" svg:x2="5.356cm" svg:y2="4.345cm"><text:p/></draw:line><draw:line draw:style-name="gr187" draw:text-style-name="P69" svg:x1="5.157cm" svg:y1="4.345cm" svg:x2="5.356cm" svg:y2="4.144cm"><text:p/></draw:line></draw:g><draw:g draw:style-name="gr2"><draw:line draw:style-name="gr188" draw:text-style-name="P69" svg:x1="7.418cm" svg:y1="1.9cm" svg:x2="7.617cm" svg:y2="2.101cm"><text:p/></draw:line><draw:line draw:style-name="gr189" draw:text-style-name="P69" svg:x1="7.418cm" svg:y1="2.101cm" svg:x2="7.617cm" svg:y2="1.9cm"><text:p/></draw:line></draw:g><draw:g draw:style-name="gr2"><draw:line draw:style-name="gr190" draw:text-style-name="P69" svg:x1="4.918cm" svg:y1="1.401cm" svg:x2="5.117cm" svg:y2="1.602cm"><text:p/></draw:line><draw:line draw:style-name="gr191" draw:text-style-name="P69" svg:x1="4.918cm" svg:y1="1.602cm" svg:x2="5.117cm" svg:y2="1.401cm"><text:p/></draw:line></draw:g><draw:g draw:style-name="gr2"><draw:line draw:style-name="gr192" draw:text-style-name="P69" svg:x1="2.158cm" svg:y1="6.645cm" svg:x2="2.357cm" svg:y2="6.846cm"><text:p/></draw:line><draw:line draw:style-name="gr193" draw:text-style-name="P69" svg:x1="2.158cm" svg:y1="6.846cm" svg:x2="2.357cm" svg:y2="6.645cm"><text:p/></draw:line></draw:g><draw:g draw:style-name="gr2"><draw:line draw:style-name="gr194" draw:text-style-name="P69" svg:x1="6.391cm" svg:y1="7.412cm" svg:x2="6.59cm" svg:y2="7.613cm"><text:p/></draw:line><draw:line draw:style-name="gr195" draw:text-style-name="P69" svg:x1="6.391cm" svg:y1="7.613cm" svg:x2="6.59cm" svg:y2="7.412cm"><text:p/></draw:line></draw:g><draw:g draw:style-name="gr2"><draw:line draw:style-name="gr196" draw:text-style-name="P69" svg:x1="1.4cm" svg:y1="9.386cm" svg:x2="1.599cm" svg:y2="9.587cm"><text:p/></draw:line><draw:line draw:style-name="gr197" draw:text-style-name="P69" svg:x1="1.4cm" svg:y1="9.587cm" svg:x2="1.599cm" svg:y2="9.386cm"><text:p/></draw:line></draw:g><draw:g draw:style-name="gr2"><draw:line draw:style-name="gr198" draw:text-style-name="P69" svg:x1="4.64cm" svg:y1="9.391cm" svg:x2="4.839cm" svg:y2="9.592cm"><text:p/></draw:line><draw:line draw:style-name="gr199" draw:text-style-name="P69" svg:x1="4.64cm" svg:y1="9.592cm" svg:x2="4.839cm" svg:y2="9.391cm"><text:p/></draw:line></draw:g><draw:g draw:style-name="gr2"><draw:line draw:style-name="gr200" draw:text-style-name="P69" svg:x1="7.158cm" svg:y1="10.645cm" svg:x2="7.357cm" svg:y2="10.846cm"><text:p/></draw:line><draw:line draw:style-name="gr201" draw:text-style-name="P69" svg:x1="7.158cm" svg:y1="10.846cm" svg:x2="7.357cm" svg:y2="10.645cm"><text:p/></draw:line></draw:g><draw:g draw:style-name="gr2"><draw:line draw:style-name="gr202" draw:text-style-name="P69" svg:x1="4.392cm" svg:y1="12.404cm" svg:x2="4.591cm" svg:y2="12.605cm"><text:p/></draw:line><draw:line draw:style-name="gr203" draw:text-style-name="P69" svg:x1="4.392cm" svg:y1="12.605cm" svg:x2="4.591cm" svg:y2="12.404cm"><text:p/></draw:line></draw:g><draw:g draw:style-name="gr2"><draw:line draw:style-name="gr204" draw:text-style-name="P69" svg:x1="1.392cm" svg:y1="12.404cm" svg:x2="1.591cm" svg:y2="12.605cm"><text:p/></draw:line><draw:line draw:style-name="gr205" draw:text-style-name="P69" svg:x1="1.392cm" svg:y1="12.605cm" svg:x2="1.591cm" svg:y2="12.404cm"><text:p/></draw:line></draw:g></draw:g></text:p>
        </text:list-header>
      </text:list>
      <text:list xml:id="list92857135008473" text:continue-list="list92855498666637" text:style-name="Num_5f_Exo">
        <text:list-item>
          <text:h text:style-name="P37" text:outline-level="1"><text:span text:style-name="T20"> </text:span><text:span text:style-name="T22">Pou</text:span><text:span text:style-name="T31">r chaque chiffre, indique la position du centre de symétrie s’il existe.</text:span></text:h>
        </text:list-item>
      </text:list>
      <text:p text:style-name="P29"><draw:g text:anchor-type="as-char" draw:z-index="37" draw:name="Forme6_0" draw:style-name="gr47"><draw:g draw:style-name="gr2"><draw:line draw:style-name="gr98" draw:text-style-name="P63" svg:x1="0cm" svg:y1="0.496cm" svg:x2="8.999cm" svg:y2="0.496cm"><text:p/></draw:line><draw:line draw:style-name="gr98" draw:text-style-name="P63" svg:x1="0cm" svg:y1="1.002cm" svg:x2="8.999cm" svg:y2="1.002cm"><text:p/></draw:line><draw:line draw:style-name="gr98" draw:text-style-name="P63" svg:x1="0cm" svg:y1="1.498cm" svg:x2="8.999cm" svg:y2="1.498cm"><text:p/></draw:line><draw:line draw:style-name="gr98" draw:text-style-name="P63" svg:x1="0cm" svg:y1="1.997cm" svg:x2="8.999cm" svg:y2="1.997cm"><text:p/></draw:line><draw:line draw:style-name="gr98" draw:text-style-name="P63" svg:x1="0cm" svg:y1="2.498cm" svg:x2="8.999cm" svg:y2="2.498cm"><text:p/></draw:line><draw:line draw:style-name="gr98" draw:text-style-name="P63" svg:x1="0cm" svg:y1="3.002cm" svg:x2="8.999cm" svg:y2="3.002cm"><text:p/></draw:line><draw:line draw:style-name="gr98" draw:text-style-name="P63" svg:x1="0.496cm" svg:y1="0cm" svg:x2="0.496cm" svg:y2="3.5cm"><text:p/></draw:line><draw:line draw:style-name="gr98" draw:text-style-name="P63" svg:x1="0.997cm" svg:y1="0cm" svg:x2="0.997cm" svg:y2="3.5cm"><text:p/></draw:line><draw:line draw:style-name="gr98" draw:text-style-name="P63" svg:x1="1.498cm" svg:y1="0cm" svg:x2="1.498cm" svg:y2="3.5cm"><text:p/></draw:line><draw:line draw:style-name="gr98" draw:text-style-name="P63" svg:x1="1.997cm" svg:y1="0cm" svg:x2="1.997cm" svg:y2="3.5cm"><text:p/></draw:line><draw:line draw:style-name="gr98" draw:text-style-name="P63" svg:x1="2.498cm" svg:y1="0cm" svg:x2="2.498cm" svg:y2="3.5cm"><text:p/></draw:line><draw:line draw:style-name="gr98" draw:text-style-name="P63" svg:x1="2.999cm" svg:y1="0cm" svg:x2="2.999cm" svg:y2="3.5cm"><text:p/></draw:line><draw:line draw:style-name="gr98" draw:text-style-name="P63" svg:x1="3.5cm" svg:y1="0cm" svg:x2="3.5cm" svg:y2="3.5cm"><text:p/></draw:line><draw:line draw:style-name="gr98" draw:text-style-name="P63" svg:x1="4.001cm" svg:y1="0cm" svg:x2="4.001cm" svg:y2="3.5cm"><text:p/></draw:line><draw:line draw:style-name="gr98" draw:text-style-name="P63" svg:x1="4.498cm" svg:y1="0cm" svg:x2="4.498cm" svg:y2="3.5cm"><text:p/></draw:line><draw:line draw:style-name="gr98" draw:text-style-name="P63" svg:x1="4.999cm" svg:y1="0cm" svg:x2="4.999cm" svg:y2="3.5cm"><text:p/></draw:line><draw:line draw:style-name="gr98" draw:text-style-name="P63" svg:x1="5.502cm" svg:y1="0cm" svg:x2="5.502cm" svg:y2="3.5cm"><text:p/></draw:line><draw:line draw:style-name="gr98" draw:text-style-name="P63" svg:x1="5.995cm" svg:y1="0cm" svg:x2="5.995cm" svg:y2="3.5cm"><text:p/></draw:line><draw:line draw:style-name="gr98" draw:text-style-name="P63" svg:x1="6.5cm" svg:y1="0cm" svg:x2="6.5cm" svg:y2="3.5cm"><text:p/></draw:line><draw:line draw:style-name="gr98" draw:text-style-name="P63" svg:x1="7.001cm" svg:y1="0cm" svg:x2="7.001cm" svg:y2="3.5cm"><text:p/></draw:line><draw:line draw:style-name="gr98" draw:text-style-name="P63" svg:x1="7.5cm" svg:y1="0cm" svg:x2="7.5cm" svg:y2="3.5cm"><text:p/></draw:line><draw:line draw:style-name="gr98" draw:text-style-name="P63" svg:x1="7.997cm" svg:y1="0cm" svg:x2="7.997cm" svg:y2="3.5cm"><text:p/></draw:line><draw:line draw:style-name="gr98" draw:text-style-name="P63" svg:x1="8.502cm" svg:y1="0cm" svg:x2="8.502cm" svg:y2="3.5cm"><text:p/></draw:line><draw:polygon draw:style-name="gr99" draw:text-style-name="P78" svg:width="0.5cm" svg:height="1.001cm" svg:x="1.498cm" svg:y="0.496cm" svg:viewBox="0 0 501 1002" draw:points="0,0 0,1002 501,1002 501,0"><text:p/></draw:polygon><draw:line draw:style-name="gr99" draw:text-style-name="P63" svg:x1="2.999cm" svg:y1="0.496cm" svg:x2="2.999cm" svg:y2="1.498cm"><text:p/></draw:line><draw:polyline draw:style-name="gr99" draw:text-style-name="P78" svg:width="0.496cm" svg:height="1.001cm" svg:x="4.001cm" svg:y="0.496cm" svg:viewBox="0 0 497 1002" draw:points="0,0 497,0 497,501 0,501 0,1002 497,1002"><text:p/></draw:polyline><draw:polyline draw:style-name="gr99" draw:text-style-name="P78" svg:width="0.498cm" svg:height="1.001cm" svg:x="5.502cm" svg:y="0.496cm" svg:viewBox="0 0 499 1002" draw:points="0,0 499,0 499,1002 0,1002 499,1002 499,501 0,501"><text:p/></draw:polyline><draw:polyline draw:style-name="gr99" draw:text-style-name="P78" svg:width="0.498cm" svg:height="1.001cm" svg:x="7.001cm" svg:y="0.496cm" svg:viewBox="0 0 499 1002" draw:points="0,0 0,501 499,501 499,0 499,1002"><text:p/></draw:polyline><draw:polyline draw:style-name="gr99" draw:text-style-name="P78" svg:width="0.5cm" svg:height="0.999cm" svg:x="1.498cm" svg:y="1.997cm" svg:viewBox="0 0 501 1000" draw:points="501,0 0,0 0,499 501,499 501,1000 0,1000"><text:p/></draw:polyline><draw:polyline draw:style-name="gr99" draw:text-style-name="P78" svg:width="0.498cm" svg:height="0.999cm" svg:x="2.999cm" svg:y="1.997cm" svg:viewBox="0 0 499 1000" draw:points="499,0 0,0 0,1000 499,1000 499,499 0,499"><text:p/></draw:polyline><draw:polyline draw:style-name="gr99" draw:text-style-name="P78" svg:width="0.5cm" svg:height="0.999cm" svg:x="4.498cm" svg:y="1.997cm" svg:viewBox="0 0 501 1000" draw:points="0,0 501,0 501,1000"><text:p/></draw:polyline><draw:polygon draw:style-name="gr99" draw:text-style-name="P78" svg:width="0.5cm" svg:height="0.999cm" svg:x="5.995cm" svg:y="1.997cm" svg:viewBox="0 0 501 1000" draw:points="0,0 0,1000 501,1000 501,0"><text:p/></draw:polygon><draw:line draw:style-name="gr99" draw:text-style-name="P63" svg:x1="5.995cm" svg:y1="2.498cm" svg:x2="6.496cm" svg:y2="2.498cm"><text:p/></draw:line><draw:polyline draw:style-name="gr99" draw:text-style-name="P78" svg:width="0.498cm" svg:height="0.999cm" svg:x="7.5cm" svg:y="1.997cm" svg:viewBox="0 0 499 1000" draw:points="499,499 0,499 0,0 499,0 499,1000 0,1000"><text:p/></draw:polyline></draw:g><draw:line draw:style-name="gr100" draw:text-style-name="P66" svg:x1="1.639cm" svg:y1="1.091cm" svg:x2="1.833cm" svg:y2="0.923cm"><text:p/></draw:line><draw:line draw:style-name="gr100" draw:text-style-name="P66" svg:x1="1.644cm" svg:y1="0.923cm" svg:x2="1.836cm" svg:y2="1.091cm"><text:p/></draw:line><draw:line draw:style-name="gr101" draw:text-style-name="P66" svg:x1="1.639cm" svg:y1="1.091cm" svg:x2="1.833cm" svg:y2="0.923cm"><text:p/></draw:line><draw:line draw:style-name="gr101" draw:text-style-name="P66" svg:x1="1.644cm" svg:y1="0.926cm" svg:x2="1.836cm" svg:y2="1.092cm"><text:p/></draw:line><draw:line draw:style-name="gr101" draw:text-style-name="P66" svg:x1="2.902cm" svg:y1="1.091cm" svg:x2="3.098cm" svg:y2="0.923cm"><text:p/></draw:line><draw:line draw:style-name="gr101" draw:text-style-name="P66" svg:x1="2.905cm" svg:y1="0.926cm" svg:x2="3.097cm" svg:y2="1.092cm"><text:p/></draw:line><draw:line draw:style-name="gr100" draw:text-style-name="P66" svg:x1="4.142cm" svg:y1="1.071cm" svg:x2="4.338cm" svg:y2="0.903cm"><text:p/></draw:line><draw:line draw:style-name="gr100" draw:text-style-name="P66" svg:x1="4.142cm" svg:y1="0.905cm" svg:x2="4.334cm" svg:y2="1.071cm"><text:p/></draw:line><draw:line draw:style-name="gr101" draw:text-style-name="P66" svg:x1="4.142cm" svg:y1="1.071cm" svg:x2="4.338cm" svg:y2="0.905cm"><text:p/></draw:line><draw:line draw:style-name="gr101" draw:text-style-name="P66" svg:x1="4.142cm" svg:y1="0.905cm" svg:x2="4.334cm" svg:y2="1.071cm"><text:p/></draw:line><draw:line draw:style-name="gr100" draw:text-style-name="P66" svg:x1="1.66cm" svg:y1="2.583cm" svg:x2="1.852cm" svg:y2="2.408cm"><text:p/></draw:line><draw:line draw:style-name="gr100" draw:text-style-name="P66" svg:x1="1.662cm" svg:y1="2.408cm" svg:x2="1.853cm" svg:y2="2.583cm"><text:p/></draw:line><draw:line draw:style-name="gr101" draw:text-style-name="P66" svg:x1="1.66cm" svg:y1="2.584cm" svg:x2="1.852cm" svg:y2="2.408cm"><text:p/></draw:line><draw:line draw:style-name="gr101" draw:text-style-name="P66" svg:x1="1.662cm" svg:y1="2.413cm" svg:x2="1.853cm" svg:y2="2.588cm"><text:p/></draw:line><draw:line draw:style-name="gr100" draw:text-style-name="P66" svg:x1="6.137cm" svg:y1="2.576cm" svg:x2="6.331cm" svg:y2="2.408cm"><text:p/></draw:line><draw:line draw:style-name="gr100" draw:text-style-name="P66" svg:x1="6.142cm" svg:y1="2.408cm" svg:x2="6.334cm" svg:y2="2.574cm"><text:p/></draw:line><draw:line draw:style-name="gr101" draw:text-style-name="P66" svg:x1="6.137cm" svg:y1="2.576cm" svg:x2="6.331cm" svg:y2="2.408cm"><text:p/></draw:line><draw:line draw:style-name="gr101" draw:text-style-name="P66" svg:x1="6.142cm" svg:y1="2.408cm" svg:x2="6.334cm" svg:y2="2.576cm"><text:p/></draw:line></draw:g></text:p>
      <text:list xml:id="list92856206780569" text:continue-numbering="true" text:style-name="Num_5f_Exo">
        <text:list-item>
          <text:h text:style-name="P37" text:outline-level="1"><text:span text:style-name="T20"> </text:span><text:span text:style-name="T21">Pour chaque lettre, indique la position du centre</text:span><text:span text:style-name="T26"> </text:span><text:span text:style-name="T21">de symétrie s’il existe.</text:span></text:h>
        </text:list-item>
      </text:list>
      <text:p text:style-name="P29"><draw:g text:anchor-type="paragraph" draw:z-index="41" draw:name="Forme11" draw:style-name="gr1"><draw:g draw:style-name="gr2"><draw:line draw:style-name="gr3" draw:text-style-name="P63" svg:x1="0.079cm" svg:y1="0.707cm" svg:x2="9.078cm" svg:y2="0.707cm"><text:p/></draw:line><draw:line draw:style-name="gr4" draw:text-style-name="P63" svg:x1="0.079cm" svg:y1="1.205cm" svg:x2="9.078cm" svg:y2="1.205cm"><text:p/></draw:line><draw:line draw:style-name="gr5" draw:text-style-name="P63" svg:x1="0.079cm" svg:y1="1.706cm" svg:x2="9.078cm" svg:y2="1.706cm"><text:p/></draw:line><draw:line draw:style-name="gr6" draw:text-style-name="P63" svg:x1="0.079cm" svg:y1="2.205cm" svg:x2="9.078cm" svg:y2="2.205cm"><text:p/></draw:line><draw:line draw:style-name="gr7" draw:text-style-name="P63" svg:x1="0.079cm" svg:y1="2.706cm" svg:x2="9.078cm" svg:y2="2.706cm"><text:p/></draw:line><draw:line draw:style-name="gr8" draw:text-style-name="P63" svg:x1="0.079cm" svg:y1="3.207cm" svg:x2="9.078cm" svg:y2="3.207cm"><text:p/></draw:line><draw:line draw:style-name="gr9" draw:text-style-name="P63" svg:x1="0.577cm" svg:y1="0.208cm" svg:x2="0.577cm" svg:y2="3.708cm"><text:p/></draw:line><draw:line draw:style-name="gr10" draw:text-style-name="P63" svg:x1="1.077cm" svg:y1="0.208cm" svg:x2="1.077cm" svg:y2="3.708cm"><text:p/></draw:line><draw:line draw:style-name="gr11" draw:text-style-name="P63" svg:x1="1.58cm" svg:y1="0.208cm" svg:x2="1.58cm" svg:y2="3.708cm"><text:p/></draw:line><draw:line draw:style-name="gr12" draw:text-style-name="P63" svg:x1="2.078cm" svg:y1="0.208cm" svg:x2="2.078cm" svg:y2="3.708cm"><text:p/></draw:line><draw:line draw:style-name="gr13" draw:text-style-name="P63" svg:x1="2.577cm" svg:y1="0.208cm" svg:x2="2.577cm" svg:y2="3.708cm"><text:p/></draw:line><draw:line draw:style-name="gr14" draw:text-style-name="P63" svg:x1="3.079cm" svg:y1="0.208cm" svg:x2="3.079cm" svg:y2="3.708cm"><text:p/></draw:line><draw:line draw:style-name="gr15" draw:text-style-name="P63" svg:x1="3.58cm" svg:y1="0.208cm" svg:x2="3.58cm" svg:y2="3.708cm"><text:p/></draw:line><draw:line draw:style-name="gr16" draw:text-style-name="P63" svg:x1="4.08cm" svg:y1="0.208cm" svg:x2="4.08cm" svg:y2="3.708cm"><text:p/></draw:line><draw:line draw:style-name="gr17" draw:text-style-name="P63" svg:x1="4.58cm" svg:y1="0.208cm" svg:x2="4.58cm" svg:y2="3.708cm"><text:p/></draw:line><draw:line draw:style-name="gr18" draw:text-style-name="P63" svg:x1="5.078cm" svg:y1="0.208cm" svg:x2="5.078cm" svg:y2="3.708cm"><text:p/></draw:line><draw:line draw:style-name="gr19" draw:text-style-name="P63" svg:x1="5.577cm" svg:y1="0.208cm" svg:x2="5.577cm" svg:y2="3.708cm"><text:p/></draw:line><draw:line draw:style-name="gr20" draw:text-style-name="P63" svg:x1="6.082cm" svg:y1="0.208cm" svg:x2="6.082cm" svg:y2="3.708cm"><text:p/></draw:line><draw:line draw:style-name="gr21" draw:text-style-name="P63" svg:x1="6.581cm" svg:y1="0.208cm" svg:x2="6.581cm" svg:y2="3.708cm"><text:p/></draw:line><draw:line draw:style-name="gr22" draw:text-style-name="P63" svg:x1="7.078cm" svg:y1="0.208cm" svg:x2="7.078cm" svg:y2="3.708cm"><text:p/></draw:line><draw:line draw:style-name="gr23" draw:text-style-name="P63" svg:x1="7.576cm" svg:y1="0.208cm" svg:x2="7.576cm" svg:y2="3.708cm"><text:p/></draw:line><draw:line draw:style-name="gr24" draw:text-style-name="P63" svg:x1="8.08cm" svg:y1="0.208cm" svg:x2="8.08cm" svg:y2="3.708cm"><text:p/></draw:line><draw:line draw:style-name="gr25" draw:text-style-name="P63" svg:x1="8.578cm" svg:y1="0.208cm" svg:x2="8.578cm" svg:y2="3.708cm"><text:p/></draw:line><draw:polyline draw:style-name="gr26" draw:text-style-name="P64" svg:width="0.498cm" svg:height="0.999cm" svg:x="1.078cm" svg:y="0.707cm" svg:viewBox="0 0 499 1000" draw:points="0,1000 0,0 499,0 499,1000 499,501 0,501"><text:p/></draw:polyline><draw:polyline draw:style-name="gr27" draw:text-style-name="P64" svg:width="0.498cm" svg:height="0.999cm" svg:x="3.079cm" svg:y="0.707cm" svg:viewBox="0 0 499 1000" draw:points="499,0 0,0 0,1000 499,1000"><text:p/></draw:polyline><draw:polyline draw:style-name="gr28" draw:text-style-name="P64" svg:width="0.498cm" svg:height="0.999cm" svg:x="5.08cm" svg:y="0.707cm" svg:viewBox="0 0 499 1000" draw:points="499,0 0,0 0,501 499,501 0,501 0,1000 499,1000"><text:p/></draw:polyline><draw:polyline draw:style-name="gr29" draw:text-style-name="P64" svg:width="0.498cm" svg:height="0.999cm" svg:x="7.08cm" svg:y="0.707cm" svg:viewBox="0 0 499 1000" draw:points="0,1000 0,0 499,1000 499,0"><text:p/></draw:polyline><draw:polygon draw:style-name="gr30" draw:text-style-name="P64" svg:width="0.5cm" svg:height="0.999cm" svg:x="8.077cm" svg:y="2.208cm" svg:viewBox="0 0 501 1000" draw:points="0,0 501,1000"><text:p/></draw:polygon><draw:line draw:style-name="gr31" draw:text-style-name="P65" svg:x1="8.578cm" svg:y1="2.208cm" svg:x2="8.077cm" svg:y2="3.208cm"><text:p/></draw:line><draw:polyline draw:style-name="gr32" draw:text-style-name="P64" svg:width="0.5cm" svg:height="0.999cm" svg:x="1.578cm" svg:y="2.208cm" svg:viewBox="0 0 501 1000" draw:points="0,0 0,1000 0,499 501,499 501,0 501,1000"><text:p/></draw:polyline><draw:polyline draw:style-name="gr33" draw:text-style-name="P64" svg:width="0.5cm" svg:height="0.999cm" svg:x="3.579cm" svg:y="2.208cm" svg:viewBox="0 0 501 1000" draw:points="0,0 0,1000 501,1000"><text:p/></draw:polyline><draw:polyline draw:style-name="gr34" draw:text-style-name="P64" svg:width="0.5cm" svg:height="0.999cm" svg:x="5.579cm" svg:y="2.208cm" svg:viewBox="0 0 501 1000" draw:points="0,1000 0,0 501,0 501,499 0,499"><text:p/></draw:polyline></draw:g><draw:line draw:style-name="gr35" draw:text-style-name="P66" svg:x1="1.73cm" svg:y1="2.798cm" svg:x2="1.922cm" svg:y2="2.623cm"><text:p/></draw:line><draw:line draw:style-name="gr36" draw:text-style-name="P66" svg:x1="1.732cm" svg:y1="2.623cm" svg:x2="1.923cm" svg:y2="2.798cm"><text:p/></draw:line><draw:line draw:style-name="gr37" draw:text-style-name="P66" svg:x1="1.73cm" svg:y1="2.799cm" svg:x2="1.922cm" svg:y2="2.623cm"><text:p/></draw:line><draw:line draw:style-name="gr38" draw:text-style-name="P66" svg:x1="1.732cm" svg:y1="2.628cm" svg:x2="1.923cm" svg:y2="2.803cm"><text:p/></draw:line><draw:line draw:style-name="gr39" draw:text-style-name="P66" svg:x1="8.228cm" svg:y1="2.797cm" svg:x2="8.42cm" svg:y2="2.622cm"><text:p/></draw:line><draw:line draw:style-name="gr40" draw:text-style-name="P66" svg:x1="8.231cm" svg:y1="2.622cm" svg:x2="8.422cm" svg:y2="2.797cm"><text:p/></draw:line><draw:line draw:style-name="gr41" draw:text-style-name="P66" svg:x1="8.228cm" svg:y1="2.798cm" svg:x2="8.42cm" svg:y2="2.622cm"><text:p/></draw:line><draw:line draw:style-name="gr42" draw:text-style-name="P66" svg:x1="8.231cm" svg:y1="2.625cm" svg:x2="8.422cm" svg:y2="2.8cm"><text:p/></draw:line><draw:line draw:style-name="gr43" draw:text-style-name="P66" svg:x1="7.236cm" svg:y1="1.296cm" svg:x2="7.428cm" svg:y2="1.121cm"><text:p/></draw:line><draw:line draw:style-name="gr44" draw:text-style-name="P66" svg:x1="7.238cm" svg:y1="1.121cm" svg:x2="7.429cm" svg:y2="1.296cm"><text:p/></draw:line><draw:line draw:style-name="gr45" draw:text-style-name="P66" svg:x1="7.236cm" svg:y1="1.297cm" svg:x2="7.428cm" svg:y2="1.121cm"><text:p/></draw:line><draw:line draw:style-name="gr46" draw:text-style-name="P66" svg:x1="7.238cm" svg:y1="1.123cm" svg:x2="7.429cm" svg:y2="1.298cm"><text:p/></draw:line></draw:g></text:p>
      <text:list xml:id="list92856550456162" text:continue-numbering="true" text:style-name="Num_5f_Exo">
        <text:list-item>
          <text:h text:style-name="P36" text:outline-level="1"> <text:span text:style-name="T30">Pour chaque figure, indique la position du centre de symétrie s’il existe.</text:span></text:h>
        </text:list-item>
      </text:list>
      <text:list xml:id="list92855796011604" text:continue-list="list92856388267060" text:style-name="_5f_Numérotation_20_des_20_exercices_20_livrets">
        <text:list-header>
          <text:p text:style-name="P41"><draw:g text:anchor-type="as-char" draw:z-index="36" draw:name="Forme27" draw:style-name="gr47"><draw:g draw:style-name="gr2"><draw:g draw:style-name="gr2"><draw:g draw:style-name="gr2"><draw:line draw:style-name="gr102" draw:text-style-name="P79" svg:x1="8.501cm" svg:y1="0cm" svg:x2="0.002cm" svg:y2="0cm"><text:p/></draw:line><draw:line draw:style-name="gr103" draw:text-style-name="P79" svg:x1="8.501cm" svg:y1="0.472cm" svg:x2="0.002cm" svg:y2="0.472cm"><text:p/></draw:line><draw:line draw:style-name="gr104" draw:text-style-name="P79" svg:x1="8.501cm" svg:y1="0.945cm" svg:x2="0.002cm" svg:y2="0.945cm"><text:p/></draw:line><draw:line draw:style-name="gr105" draw:text-style-name="P79" svg:x1="8.501cm" svg:y1="1.421cm" svg:x2="0.002cm" svg:y2="1.421cm"><text:p/></draw:line><draw:line draw:style-name="gr106" draw:text-style-name="P79" svg:x1="8.501cm" svg:y1="1.89cm" svg:x2="0.002cm" svg:y2="1.89cm"><text:p/></draw:line><draw:line draw:style-name="gr107" draw:text-style-name="P79" svg:x1="8.501cm" svg:y1="2.362cm" svg:x2="0.002cm" svg:y2="2.362cm"><text:p/></draw:line><draw:line draw:style-name="gr108" draw:text-style-name="P79" svg:x1="8.501cm" svg:y1="2.833cm" svg:x2="0.002cm" svg:y2="2.833cm"><text:p/></draw:line><draw:line draw:style-name="gr109" draw:text-style-name="P79" svg:x1="8.501cm" svg:y1="3.307cm" svg:x2="0.002cm" svg:y2="3.307cm"><text:p/></draw:line><draw:line draw:style-name="gr110" draw:text-style-name="P79" svg:x1="8.501cm" svg:y1="3.777cm" svg:x2="0.002cm" svg:y2="3.777cm"><text:p/></draw:line><draw:line draw:style-name="gr111" draw:text-style-name="P79" svg:x1="8.501cm" svg:y1="4.249cm" svg:x2="0.002cm" svg:y2="4.249cm"><text:p/></draw:line><draw:line draw:style-name="gr112" draw:text-style-name="P79" svg:x1="8.501cm" svg:y1="4.722cm" svg:x2="0.002cm" svg:y2="4.722cm"><text:p/></draw:line><draw:line draw:style-name="gr113" draw:text-style-name="P79" svg:x1="8.501cm" svg:y1="5.194cm" svg:x2="0.002cm" svg:y2="5.194cm"><text:p/></draw:line><draw:line draw:style-name="gr114" draw:text-style-name="P79" svg:x1="8.501cm" svg:y1="5.666cm" svg:x2="0.002cm" svg:y2="5.666cm"><text:p/></draw:line><draw:line draw:style-name="gr115" draw:text-style-name="P79" svg:x1="8.501cm" svg:y1="6.137cm" svg:x2="0.002cm" svg:y2="6.137cm"><text:p/></draw:line><draw:line draw:style-name="gr116" draw:text-style-name="P79" svg:x1="8.501cm" svg:y1="6.609cm" svg:x2="0.002cm" svg:y2="6.609cm"><text:p/></draw:line><draw:line draw:style-name="gr117" draw:text-style-name="P79" svg:x1="8.501cm" svg:y1="7.081cm" svg:x2="0.002cm" svg:y2="7.081cm"><text:p/></draw:line><draw:line draw:style-name="gr118" draw:text-style-name="P79" svg:x1="8.501cm" svg:y1="7.555cm" svg:x2="0.002cm" svg:y2="7.555cm"><text:p/></draw:line><draw:line draw:style-name="gr119" draw:text-style-name="P79" svg:x1="8.501cm" svg:y1="8.027cm" svg:x2="0.002cm" svg:y2="8.027cm"><text:p/></draw:line><draw:line draw:style-name="gr120" draw:text-style-name="P79" svg:x1="8.501cm" svg:y1="8.499cm" svg:x2="0.002cm" svg:y2="8.499cm"><text:p/></draw:line><draw:line draw:style-name="gr121" draw:text-style-name="P79" svg:x1="8.501cm" svg:y1="8.971cm" svg:x2="0.002cm" svg:y2="8.971cm"><text:p/></draw:line><draw:line draw:style-name="gr122" draw:text-style-name="P79" svg:x1="8.501cm" svg:y1="9.441cm" svg:x2="0.002cm" svg:y2="9.441cm"><text:p/></draw:line><draw:line draw:style-name="gr123" draw:text-style-name="P79" svg:x1="8.501cm" svg:y1="9.917cm" svg:x2="0.002cm" svg:y2="9.917cm"><text:p/></draw:line><draw:line draw:style-name="gr124" draw:text-style-name="P79" svg:x1="8.501cm" svg:y1="10.386cm" svg:x2="0.002cm" svg:y2="10.386cm"><text:p/></draw:line><draw:line draw:style-name="gr125" draw:text-style-name="P79" svg:x1="8.501cm" svg:y1="10.86cm" svg:x2="0.002cm" svg:y2="10.86cm"><text:p/></draw:line><draw:line draw:style-name="gr126" draw:text-style-name="P79" svg:x1="8.501cm" svg:y1="11.331cm" svg:x2="0.002cm" svg:y2="11.331cm"><text:p/></draw:line><draw:line draw:style-name="gr127" draw:text-style-name="P79" svg:x1="8.501cm" svg:y1="11.805cm" svg:x2="0.002cm" svg:y2="11.805cm"><text:p/></draw:line><draw:line draw:style-name="gr128" draw:text-style-name="P79" svg:x1="8.501cm" svg:y1="12.278cm" svg:x2="0.002cm" svg:y2="12.278cm"><text:p/></draw:line><draw:line draw:style-name="gr129" draw:text-style-name="P79" svg:x1="8.501cm" svg:y1="12.748cm" svg:x2="0.002cm" svg:y2="12.748cm"><text:p/></draw:line><draw:line draw:style-name="gr130" draw:text-style-name="P79" svg:x1="8.501cm" svg:y1="13.218cm" svg:x2="0.002cm" svg:y2="13.218cm"><text:p/></draw:line><draw:line draw:style-name="gr131" draw:text-style-name="P79" svg:x1="8.029cm" svg:y1="0cm" svg:x2="8.029cm" svg:y2="13.22cm"><text:p/></draw:line><draw:line draw:style-name="gr132" draw:text-style-name="P79" svg:x1="7.56cm" svg:y1="0cm" svg:x2="7.56cm" svg:y2="13.22cm"><text:p/></draw:line><draw:line draw:style-name="gr133" draw:text-style-name="P79" svg:x1="7.087cm" svg:y1="0cm" svg:x2="7.087cm" svg:y2="13.22cm"><text:p/></draw:line><draw:line draw:style-name="gr134" draw:text-style-name="P79" svg:x1="6.613cm" svg:y1="0cm" svg:x2="6.613cm" svg:y2="13.22cm"><text:p/></draw:line><draw:line draw:style-name="gr135" draw:text-style-name="P79" svg:x1="6.14cm" svg:y1="0cm" svg:x2="6.14cm" svg:y2="13.22cm"><text:p/></draw:line><draw:line draw:style-name="gr136" draw:text-style-name="P79" svg:x1="5.671cm" svg:y1="0cm" svg:x2="5.671cm" svg:y2="13.22cm"><text:p/></draw:line><draw:line draw:style-name="gr137" draw:text-style-name="P79" svg:x1="5.197cm" svg:y1="0cm" svg:x2="5.197cm" svg:y2="13.22cm"><text:p/></draw:line><draw:line draw:style-name="gr138" draw:text-style-name="P79" svg:x1="4.723cm" svg:y1="0cm" svg:x2="4.723cm" svg:y2="13.22cm"><text:p/></draw:line><draw:line draw:style-name="gr139" draw:text-style-name="P79" svg:x1="4.251cm" svg:y1="0cm" svg:x2="4.251cm" svg:y2="13.22cm"><text:p/></draw:line><draw:line draw:style-name="gr140" draw:text-style-name="P79" svg:x1="3.785cm" svg:y1="0cm" svg:x2="3.785cm" svg:y2="13.22cm"><text:p/></draw:line><draw:line draw:style-name="gr141" draw:text-style-name="P79" svg:x1="3.307cm" svg:y1="0cm" svg:x2="3.307cm" svg:y2="13.22cm"><text:p/></draw:line><draw:line draw:style-name="gr142" draw:text-style-name="P79" svg:x1="2.834cm" svg:y1="0cm" svg:x2="2.834cm" svg:y2="13.22cm"><text:p/></draw:line><draw:line draw:style-name="gr143" draw:text-style-name="P79" svg:x1="2.361cm" svg:y1="0cm" svg:x2="2.361cm" svg:y2="13.22cm"><text:p/></draw:line><draw:line draw:style-name="gr144" draw:text-style-name="P79" svg:x1="1.89cm" svg:y1="0cm" svg:x2="1.89cm" svg:y2="13.22cm"><text:p/></draw:line><draw:line draw:style-name="gr145" draw:text-style-name="P79" svg:x1="1.422cm" svg:y1="0cm" svg:x2="1.422cm" svg:y2="13.22cm"><text:p/></draw:line><draw:line draw:style-name="gr146" draw:text-style-name="P79" svg:x1="0.944cm" svg:y1="0cm" svg:x2="0.944cm" svg:y2="13.22cm"><text:p/></draw:line><draw:line draw:style-name="gr147" draw:text-style-name="P79" svg:x1="0.472cm" svg:y1="0cm" svg:x2="0.472cm" svg:y2="13.22cm"><text:p/></draw:line><draw:line draw:style-name="gr148" draw:text-style-name="P79" svg:x1="0cm" svg:y1="0cm" svg:x2="0cm" svg:y2="13.22cm"><text:p/></draw:line></draw:g><draw:polygon draw:style-name="gr149" draw:text-style-name="P80" svg:width="1.887cm" svg:height="2.834cm" draw:transform="rotate (-1.5707963267949) translate (8.02680353507948cm 0.458178870770542cm)" svg:viewBox="0 0 1888 2835" draw:points="472,0 1416,0 1416,943 1888,1415 1416,1888 1416,2835 472,2835 472,1888 0,1415 472,943"><text:p/></draw:polygon><draw:polygon draw:style-name="gr150" draw:text-style-name="P80" svg:width="3.774cm" svg:height="2.834cm" draw:transform="rotate (-1.5707963267949) translate (8.026803535083cm 2.83496288532072cm)" svg:viewBox="0 0 3775 2835" draw:points="0,0 0,2835 943,2835 943,1888 1888,1888 1888,2835 2831,2835 2831,1888 3775,1888 3775,943 2831,943 2831,0 1888,0 1888,943 943,943 943,0"><text:p/></draw:polygon><draw:polygon draw:style-name="gr151" draw:text-style-name="P80" svg:width="2.359cm" svg:height="2.362cm" draw:transform="rotate (-1.5707963267949) translate (6.13976621841796cm 10.3889260712198cm)" svg:viewBox="0 0 2360 2363" draw:points="0,1416 472,2363 2360,472 1416,0"><text:p/></draw:polygon><draw:polygon draw:style-name="gr152" draw:text-style-name="P80" svg:width="3.774cm" svg:height="3.779cm" draw:transform="rotate (-1.5707963267949) translate (4.25017536216681cm 0.473697055640044cm)" svg:viewBox="0 0 3775 3780" draw:points="1416,1416 1888,0 2360,1416 3775,1890 2360,2364 1888,3780 1416,2364 0,1890"><text:p/></draw:polygon><draw:polygon draw:style-name="gr153" draw:text-style-name="P80" svg:width="1.887cm" svg:height="3.774cm" draw:transform="rotate (-3.14159265358979) translate (4.72206854430226cm 8.49807639917653cm)" svg:viewBox="0 0 1888 3775" draw:points="944,0 944,0 1415,1416 1888,1888 1415,2361 944,3775 944,3775 472,2361 0,1888 472,1416"><text:p/></draw:polygon><draw:polygon draw:style-name="gr154" draw:text-style-name="P80" svg:width="3.774cm" svg:height="2.832cm" draw:transform="rotate (-1.5707963267949) translate (8.02680353506898cm 7.08418172319643cm)" svg:viewBox="0 0 3775 2833" draw:points="0,943 0,1887 943,1887 943,2833 1888,2833 1888,1887 2831,1887 2831,1887 3775,1887 3775,943 2831,943 2831,0 1888,0 1888,943 943,943 943,943"><text:p/></draw:polygon><draw:polygon draw:style-name="gr155" draw:text-style-name="P80" svg:width="1.887cm" svg:height="1.886cm" draw:transform="rotate (-1.5707963267949) translate (2.83190651289477cm 10.8621891461753cm)" svg:viewBox="0 0 1888 1887" draw:points="0,1415 1888,1887 1415,0 0,0"><text:p/></draw:polygon><draw:polygon draw:style-name="gr156" draw:text-style-name="P80" svg:width="1.887cm" svg:height="1.887cm" draw:transform="rotate (-1.5707963267949) translate (2.36028955654932cm 4.72279336322011cm)" svg:viewBox="0 0 1888 1888" draw:points="943,472 1888,0 1415,945 1888,1888 943,1416 0,1888 472,945 0,0"><text:p/></draw:polygon><draw:polygon draw:style-name="gr157" draw:text-style-name="P80" svg:width="2.359cm" svg:height="1.414cm" draw:transform="rotate (-1.5707963267949) translate (2.36106344877118cm 7.55770805921554cm)" svg:viewBox="0 0 2360 1415" draw:points="0,1415 2360,1415 1416,0 0,0"><text:p/></draw:polygon></draw:g><draw:line draw:style-name="gr158" draw:text-style-name="P79" svg:x1="8.501cm" svg:y1="0cm" svg:x2="8.501cm" svg:y2="13.22cm"><text:p/></draw:line></draw:g><draw:g draw:style-name="gr2"><draw:line draw:style-name="gr159" draw:text-style-name="P69" svg:x1="6.552cm" svg:y1="1.32cm" svg:x2="6.74cm" svg:y2="1.51cm"><text:p/></draw:line><draw:line draw:style-name="gr160" draw:text-style-name="P69" svg:x1="6.552cm" svg:y1="1.51cm" svg:x2="6.74cm" svg:y2="1.32cm"><text:p/></draw:line></draw:g><draw:g draw:style-name="gr2"><draw:line draw:style-name="gr161" draw:text-style-name="P69" svg:x1="2.302cm" svg:y1="2.264cm" svg:x2="2.49cm" svg:y2="2.454cm"><text:p/></draw:line><draw:line draw:style-name="gr162" draw:text-style-name="P69" svg:x1="2.302cm" svg:y1="2.454cm" svg:x2="2.49cm" svg:y2="2.264cm"><text:p/></draw:line></draw:g><draw:g draw:style-name="gr2"><draw:line draw:style-name="gr163" draw:text-style-name="P69" svg:x1="3.719cm" svg:y1="6.514cm" svg:x2="3.907cm" svg:y2="6.704cm"><text:p/></draw:line><draw:line draw:style-name="gr164" draw:text-style-name="P69" svg:x1="3.719cm" svg:y1="6.704cm" svg:x2="3.907cm" svg:y2="6.514cm"><text:p/></draw:line></draw:g><draw:g draw:style-name="gr2"><draw:line draw:style-name="gr165" draw:text-style-name="P69" svg:x1="1.357cm" svg:y1="5.569cm" svg:x2="1.545cm" svg:y2="5.759cm"><text:p/></draw:line><draw:line draw:style-name="gr166" draw:text-style-name="P69" svg:x1="1.357cm" svg:y1="5.759cm" svg:x2="1.545cm" svg:y2="5.569cm"><text:p/></draw:line></draw:g><draw:g draw:style-name="gr2"><draw:line draw:style-name="gr167" draw:text-style-name="P69" svg:x1="6.552cm" svg:y1="8.875cm" svg:x2="6.74cm" svg:y2="9.065cm"><text:p/></draw:line><draw:line draw:style-name="gr168" draw:text-style-name="P69" svg:x1="6.552cm" svg:y1="9.065cm" svg:x2="6.74cm" svg:y2="8.875cm"><text:p/></draw:line></draw:g></draw:g></text:p>
        </text:list-header>
      </text:list>
      <text:list xml:id="list92855980910718" text:continue-list="list92856550456162" text:style-name="Num_5f_Exo">
        <text:list-item>
          <text:h text:style-name="P38" text:outline-level="1"> <text:span text:style-name="T30">Pour chaque figure, indique la position du centre de symétrie s’il existe.</text:span></text:h>
        </text:list-item>
      </text:list>
      <text:p text:style-name="P30"><draw:g text:anchor-type="as-char" draw:z-index="38" draw:name="Forme28" draw:style-name="gr47"><draw:g draw:style-name="gr2"><draw:path draw:style-name="gr65" draw:text-style-name="P74" svg:width="1.455cm" svg:height="1.452cm" svg:x="2.437cm" svg:y="0.045cm" svg:viewBox="0 0 1456 1453" svg:d="M731 0c412 0 725 315 725 728 0 412-313 725-725 725s-731-313-731-725c0-413 313-728 731-728zM321 511l-8 21-10 21-8 24-9 21-8 23-2 25-5 21-1 22v25 24 22 23l6 23 2 22 8 25 9 21 5 23 10 23 11 20 11 20 14 20 10 20 16 17 15 17 17 17 14 19 20 12 19 16 20 13 17 14 24 11 18 11 25 8 20 7 21 7 24 6 22 3 26 5 22 2 23 1 24-1h25l24-2 20-5 25-6 20-5 24-5 22-12 20-7 23-11zM1136 944l11-23 8-21 8-20 9-23 5-23 5-23 5-23 3-23v-23-25-24l-3-21-5-25-5-22-3-23-9-23-10-20-8-21-9-19-11-24-12-20-16-17-13-22-16-15-16-18-17-17-20-16-17-13-18-11-17-14-24-11-20-9-23-14-21-4-22-8-26-8-19-1-24-4-26-4h-21-21-28l-22 4-23 4-22 4-24 5-23 9-21 9-21 8-22 9z"><draw:glue-point draw:id="4" svg:x="4.998cm" svg:y="0cm"/><draw:glue-point draw:id="5" svg:x="1.46cm" svg:y="1.46cm"/><draw:glue-point draw:id="6" svg:x="0cm" svg:y="4.998cm"/><draw:glue-point draw:id="7" svg:x="1.46cm" svg:y="8.534cm"/><draw:glue-point draw:id="8" svg:x="4.998cm" svg:y="9.997cm"/><draw:glue-point draw:id="9" svg:x="8.534cm" svg:y="8.534cm"/><draw:glue-point draw:id="10" svg:x="9.997cm" svg:y="4.998cm"/><draw:glue-point draw:id="11" svg:x="8.534cm" svg:y="1.46cm"/><text:p/></draw:path><draw:path draw:style-name="gr66" draw:text-style-name="P74" svg:width="1.941cm" svg:height="1.452cm" svg:x="0cm" svg:y="0.045cm" svg:viewBox="0 0 1942 1453" svg:d="M495 0c0 251-248 497-495 497v460c247 0 495 248 495 496h947c0-248 251-496 500-496v-460c-249 0-500-246-500-497z"><draw:glue-point draw:id="4" svg:x="4.998cm" svg:y="0cm"/><draw:glue-point draw:id="5" svg:x="0cm" svg:y="4.998cm"/><draw:glue-point draw:id="6" svg:x="4.998cm" svg:y="9.997cm"/><draw:glue-point draw:id="7" svg:x="9.998cm" svg:y="4.998cm"/><text:p/></draw:path><draw:g draw:style-name="gr2"><draw:polygon draw:style-name="gr67" draw:text-style-name="P74" svg:width="1.931cm" svg:height="1.452cm" svg:x="4.351cm" svg:y="0.039cm" svg:viewBox="0 0 1932 1453" draw:points="364,0 1570,0 1570,363 1932,363 1932,1089 1570,1089 1570,1453 364,1453 364,1089 0,1089 0,363 364,363"><draw:glue-point draw:id="4" svg:x="3.749cm" svg:y="0cm"/><draw:glue-point draw:id="5" svg:x="0cm" svg:y="4.998cm"/><draw:glue-point draw:id="6" svg:x="3.749cm" svg:y="9.997cm"/><draw:glue-point draw:id="7" svg:x="9.998cm" svg:y="4.998cm"/><text:p/></draw:polygon><draw:g draw:style-name="gr2"><draw:glue-point draw:id="4" svg:x="4.998cm" svg:y="0cm"/><draw:glue-point draw:id="5" svg:x="1.46cm" svg:y="1.46cm"/><draw:glue-point draw:id="6" svg:x="0cm" svg:y="4.998cm"/><draw:glue-point draw:id="7" svg:x="1.46cm" svg:y="8.534cm"/><draw:glue-point draw:id="8" svg:x="4.998cm" svg:y="9.997cm"/><draw:glue-point draw:id="9" svg:x="8.534cm" svg:y="8.534cm"/><draw:glue-point draw:id="10" svg:x="9.997cm" svg:y="4.998cm"/><draw:glue-point draw:id="11" svg:x="8.534cm" svg:y="1.46cm"/><draw:path draw:style-name="gr68" draw:text-style-name="P74" svg:width="1.451cm" svg:height="1.446cm" svg:x="7.043cm" svg:y="0cm" svg:viewBox="0 0 1452 1447" svg:d="M727 0c410 0 725 314 725 723 0 408-315 724-725 724s-727-315-727-724c0-410 318-723 727-723z"><text:p/></draw:path><draw:path draw:style-name="gr69" draw:text-style-name="P75" svg:width="0.157cm" svg:height="0.156cm" svg:x="7.456cm" svg:y="0.426cm" svg:viewBox="0 0 158 157" svg:d="M80 0c42 0 78 31 78 78 0 46-36 79-78 79s-80-35-80-79 36-78 80-78z"><text:p/></draw:path><draw:path draw:style-name="gr70" draw:text-style-name="P75" svg:width="0.157cm" svg:height="0.156cm" svg:x="7.927cm" svg:y="0.426cm" svg:viewBox="0 0 158 157" svg:d="M78 0c44 0 80 31 80 78 0 46-36 79-80 79s-78-35-78-79 31-78 78-78z"><text:p/></draw:path><draw:path draw:style-name="gr71" draw:text-style-name="P75" svg:width="0.794cm" svg:height="0.103cm" svg:x="7.371cm" svg:y="1.038cm" svg:viewBox="0 0 795 104" svg:d="M0 0c258 138 543 138 795 0"><text:p/></draw:path></draw:g><draw:ellipse draw:style-name="gr72" draw:text-style-name="P76" svg:width="1.454cm" svg:height="1.452cm" svg:x="0.002cm" svg:y="1.965cm" draw:kind="section" draw:start-angle="90" draw:end-angle="180"><text:p/></draw:ellipse><draw:ellipse draw:style-name="gr73" draw:text-style-name="P76" svg:width="1.454cm" svg:height="1.452cm" svg:x="0.002cm" svg:y="1.965cm" draw:kind="section" draw:start-angle="0" draw:end-angle="90"><text:p/></draw:ellipse><draw:ellipse draw:style-name="gr74" draw:text-style-name="P76" svg:width="1.454cm" svg:height="1.451cm" draw:transform="rotate (-3.14159265358979) translate (2.17663888888889cm 3.40991666666667cm)" draw:kind="section" draw:start-angle="0" draw:end-angle="90"><text:p/></draw:ellipse><draw:ellipse draw:style-name="gr75" draw:text-style-name="P76" svg:width="1.454cm" svg:height="1.451cm" draw:transform="rotate (-3.14159265358979) translate (2.17663888888889cm 3.40991666666667cm)" draw:kind="section" draw:start-angle="90" draw:end-angle="180"><text:p/></draw:ellipse><draw:line draw:style-name="gr76" draw:text-style-name="P77" svg:x1="1.452cm" svg:y1="2.685cm" svg:x2="2.177cm" svg:y2="2.685cm"><text:p/></draw:line><draw:ellipse draw:style-name="gr77" draw:text-style-name="P76" svg:width="1.454cm" svg:height="1.451cm" draw:transform="rotate (-3.14159265358979) translate (4.28272222222222cm 3.40991666666667cm)" draw:kind="section" draw:start-angle="90" draw:end-angle="180"><text:p/></draw:ellipse><draw:ellipse draw:style-name="gr78" draw:text-style-name="P76" svg:width="1.447cm" svg:height="1.452cm" svg:x="2.836cm" svg:y="1.965cm" draw:kind="section" draw:start-angle="90" draw:end-angle="180"><text:p/></draw:ellipse><draw:ellipse draw:style-name="gr79" draw:text-style-name="P76" svg:width="1.447cm" svg:height="1.452cm" svg:x="2.836cm" svg:y="1.965cm" draw:kind="section" draw:start-angle="0" draw:end-angle="90"><text:p/></draw:ellipse><draw:g draw:style-name="gr2"><draw:ellipse draw:style-name="gr80" draw:text-style-name="P76" svg:width="1.458cm" svg:height="1.451cm" draw:transform="rotate (-3.14159265358979) translate (6.38880555555556cm 3.40991666666667cm)" draw:kind="section" draw:start-angle="90" draw:end-angle="180"><text:p/></draw:ellipse><draw:ellipse draw:style-name="gr81" draw:text-style-name="P76" svg:width="1.454cm" svg:height="1.445cm" svg:x="4.937cm" svg:y="1.965cm" draw:kind="section" draw:start-angle="90" draw:end-angle="180"><text:p/></draw:ellipse><draw:polyline draw:style-name="gr82" draw:text-style-name="P74" svg:width="0.724cm" svg:height="0.72cm" svg:x="4.938cm" svg:y="2.685cm" svg:viewBox="0 0 725 721" draw:points="0,0 241,0 241,240 725,240 725,721"><text:p/></draw:polyline><draw:polyline draw:style-name="gr83" draw:text-style-name="P74" svg:width="0.724cm" svg:height="0.722cm" svg:x="5.663cm" svg:y="1.966cm" svg:viewBox="0 0 725 723" draw:points="0,0 241,0 241,240 725,240 725,723"><text:p/></draw:polyline></draw:g><draw:g draw:style-name="gr2"><draw:ellipse draw:style-name="gr84" draw:text-style-name="P76" svg:width="1.454cm" svg:height="1.451cm" draw:transform="rotate (-3.14159265358979) translate (8.49488888888889cm 3.40991666666667cm)" draw:kind="section" draw:start-angle="90" draw:end-angle="180"><text:p/></draw:ellipse><draw:ellipse draw:style-name="gr85" draw:text-style-name="P76" svg:width="1.458cm" svg:height="1.444cm" svg:x="7.043cm" svg:y="1.967cm" draw:kind="section" draw:start-angle="90" draw:end-angle="180"><text:p/></draw:ellipse><draw:polyline draw:style-name="gr86" draw:text-style-name="P74" svg:width="0.726cm" svg:height="0.72cm" svg:x="7.043cm" svg:y="2.685cm" svg:viewBox="0 0 727 721" draw:points="0,0 244,0 244,242 727,242 727,721"><text:p/></draw:polyline><draw:polyline draw:style-name="gr87" draw:text-style-name="P74" svg:width="0.726cm" svg:height="0.723cm" draw:transform="rotate (-3.14159265358979) translate (8.49963855421687cm 2.68484980207478cm)" svg:viewBox="0 0 727 724" draw:points="0,0 244,0 244,240 727,240 727,724"><text:p/></draw:polyline></draw:g></draw:g></draw:g><draw:g draw:style-name="gr2"><draw:line draw:style-name="gr88" draw:text-style-name="P69" svg:x1="3.048cm" svg:y1="0.646cm" svg:x2="3.237cm" svg:y2="0.837cm"><text:p/></draw:line><draw:line draw:style-name="gr89" draw:text-style-name="P69" svg:x1="3.048cm" svg:y1="0.837cm" svg:x2="3.237cm" svg:y2="0.646cm"><text:p/></draw:line></draw:g><draw:g draw:style-name="gr2"><draw:line draw:style-name="gr90" draw:text-style-name="P69" svg:x1="5.237cm" svg:y1="0.646cm" svg:x2="5.426cm" svg:y2="0.837cm"><text:p/></draw:line><draw:line draw:style-name="gr91" draw:text-style-name="P69" svg:x1="5.237cm" svg:y1="0.837cm" svg:x2="5.426cm" svg:y2="0.646cm"><text:p/></draw:line></draw:g><draw:g draw:style-name="gr2"><draw:line draw:style-name="gr92" draw:text-style-name="P69" svg:x1="1.049cm" svg:y1="2.593cm" svg:x2="1.238cm" svg:y2="2.784cm"><text:p/></draw:line><draw:line draw:style-name="gr93" draw:text-style-name="P69" svg:x1="1.049cm" svg:y1="2.784cm" svg:x2="1.238cm" svg:y2="2.593cm"><text:p/></draw:line></draw:g><draw:g draw:style-name="gr2"><draw:line draw:style-name="gr94" draw:text-style-name="P69" svg:x1="0.878cm" svg:y1="0.646cm" svg:x2="1.067cm" svg:y2="0.837cm"><text:p/></draw:line><draw:line draw:style-name="gr95" draw:text-style-name="P69" svg:x1="0.878cm" svg:y1="0.837cm" svg:x2="1.067cm" svg:y2="0.646cm"><text:p/></draw:line></draw:g><draw:g draw:style-name="gr2"><draw:line draw:style-name="gr96" draw:text-style-name="P69" svg:x1="7.666cm" svg:y1="2.594cm" svg:x2="7.855cm" svg:y2="2.785cm"><text:p/></draw:line><draw:line draw:style-name="gr97" draw:text-style-name="P69" svg:x1="7.666cm" svg:y1="2.785cm" svg:x2="7.855cm" svg:y2="2.594cm"><text:p/></draw:line></draw:g></draw:g></text:p>
      <text:list xml:id="list92857270548066" text:continue-numbering="true" text:style-name="Num_5f_Exo">
        <text:list-item>
          <text:h text:style-name="P36" text:outline-level="1"><text:span text:style-name="T19"> </text:span><text:span text:style-name="T23">Pour chaque figure, marque la position du centre</text:span><text:span text:style-name="T27"> </text:span><text:span text:style-name="T23">et des axes de </text:span><text:span text:style-name="T32">symétrie</text:span><text:span text:style-name="T23">, s’ils existent.</text:span></text:h>
        </text:list-item>
      </text:list>
      <text:section text:style-name="Sect1" text:name="Section1">
        <text:list xml:id="list92857138141547" text:continue-list="list92856019604497" text:style-name="liste_5f_abc">
          <text:list-item text:start-value="1">
            <text:p text:style-name="P39"><draw:g text:anchor-type="as-char" draw:z-index="39" draw:name="Forme29" draw:style-name="gr47"><draw:g draw:style-name="gr53"><draw:ellipse draw:style-name="gr54" draw:text-style-name="P71" svg:width="1.888cm" svg:height="1.987cm" draw:transform="rotate (1.5707963267949) translate (0.0141111111111111cm 2.83993055555556cm)"><text:p/></draw:ellipse><draw:ellipse draw:style-name="gr55" draw:text-style-name="P72" svg:width="0.946cm" svg:height="0.994cm" draw:transform="rotate (1.5707963267949) translate (0.511527777777778cm 2.83993055555556cm)" draw:kind="arc" draw:start-angle="180.09" draw:end-angle="359.51"><text:p/></draw:ellipse><draw:ellipse draw:style-name="gr56" draw:text-style-name="P72" svg:width="0.948cm" svg:height="0.992cm" draw:transform="rotate (-1.5707963267949) translate (1.50106944444444cm 0.952569444444444cm)" draw:kind="arc" draw:start-angle="180.09" draw:end-angle="359.51"><text:p/></draw:ellipse><draw:ellipse draw:style-name="gr57" draw:text-style-name="P73" svg:width="0.191cm" svg:height="0.198cm" draw:transform="rotate (1.5707963267949) translate (0.904875cm 1.51877777777778cm)"><text:p/></draw:ellipse><draw:ellipse draw:style-name="gr58" draw:text-style-name="P73" svg:width="0.191cm" svg:height="0.198cm" draw:transform="rotate (1.5707963267949) translate (0.904875cm 2.46598611111111cm)"><text:p/></draw:ellipse><draw:ellipse draw:style-name="gr59" draw:text-style-name="P71" svg:width="1.89cm" svg:height="1.982cm" draw:transform="rotate (-1.5707963267949) translate (1.98084722222222cm 0.0000694444444445708cm)"><text:p/></draw:ellipse><draw:ellipse draw:style-name="gr60" draw:text-style-name="P72" svg:width="0.948cm" svg:height="0.992cm" draw:transform="rotate (-1.5707963267949) translate (1.48519444444444cm 0.0000694444444445708cm)" draw:kind="arc" draw:start-angle="180.09" draw:end-angle="359.51"><text:p/></draw:ellipse><draw:ellipse draw:style-name="gr61" draw:text-style-name="P72" svg:width="0.948cm" svg:height="0.992cm" draw:transform="rotate (1.5707963267949) translate (0.499180555555556cm 1.88743055555556cm)" draw:kind="arc" draw:start-angle="180.09" draw:end-angle="359.51"><text:p/></draw:ellipse><draw:ellipse draw:style-name="gr62" draw:text-style-name="P73" svg:width="0.191cm" svg:height="0.198cm" draw:transform="rotate (-1.5707963267949) translate (1.095375cm 0.374013888888889cm)"><text:p/></draw:ellipse></draw:g><draw:g draw:style-name="gr2"><draw:line draw:style-name="gr63" draw:text-style-name="P69" svg:x1="0.927cm" svg:y1="1.342cm" svg:x2="1.075cm" svg:y2="1.485cm"><text:p/></draw:line><draw:line draw:style-name="gr64" draw:text-style-name="P69" svg:x1="0.927cm" svg:y1="1.485cm" svg:x2="1.075cm" svg:y2="1.342cm"><text:p/></draw:line></draw:g></draw:g></text:p>
          </text:list-item>
        </text:list>
        <text:p text:style-name="P31"><text:span text:style-name="Bold_5f_niv1"><text:span text:style-name="T28">b.</text:span></text:span><text:span text:style-name="T28"> </text:span><text:span text:style-name="T28"><draw:g text:anchor-type="as-char" draw:z-index="40" draw:name="Forme30" draw:style-name="gr47"><draw:g draw:style-name="gr2"><draw:circle draw:style-name="gr48" draw:text-style-name="P67" svg:width="2.102cm" svg:height="2.102cm" draw:transform="rotate (1.5707963267949) translate (0.458611111111111cm 3.15115277777778cm)"><text:p/></draw:circle><draw:ellipse draw:style-name="gr48" draw:text-style-name="P67" svg:width="1.05cm" svg:height="1.054cm" draw:transform="rotate (1.5707963267949) translate (0.98425cm 3.15015277777778cm)"><text:p/></draw:ellipse><draw:ellipse draw:style-name="gr48" draw:text-style-name="P67" svg:width="1.052cm" svg:height="1.054cm" draw:transform="rotate (1.5707963267949) translate (0.98425cm 2.10163888888889cm)"><text:p/></draw:ellipse><draw:circle draw:style-name="gr48" draw:text-style-name="P67" svg:width="2.102cm" svg:height="2.102cm" draw:transform="rotate (1.5707963267949) translate (0.458611111111111cm 2.10063888888889cm)"><text:p/></draw:circle><draw:ellipse draw:style-name="gr48" draw:text-style-name="P67" svg:width="1.052cm" svg:height="1.054cm" draw:transform="rotate (1.5707963267949) translate (0.98425cm 1.051125cm)"><text:p/></draw:ellipse><draw:ellipse draw:style-name="gr49" draw:text-style-name="P68" svg:width="0.264cm" svg:height="0.265cm" draw:transform="rotate (1.5707963267949) translate (1.37759722222222cm 2.75680555555556cm)"><text:p/></draw:ellipse><draw:circle draw:style-name="gr49" draw:text-style-name="P68" svg:width="0.265cm" svg:height="0.265cm" draw:transform="rotate (1.5707963267949) translate (1.37759722222222cm 1.70729166666667cm)"><text:p/></draw:circle><draw:ellipse draw:style-name="gr49" draw:text-style-name="P68" svg:width="0.262cm" svg:height="0.265cm" draw:transform="rotate (1.5707963267949) translate (1.37759722222222cm 0.656013888888889cm)"><text:p/></draw:ellipse></draw:g><draw:g draw:style-name="gr2"><draw:line draw:style-name="gr50" draw:text-style-name="P69" svg:x1="1.431cm" svg:y1="1.506cm" svg:x2="1.588cm" svg:y2="1.664cm"><text:p/></draw:line><draw:line draw:style-name="gr51" draw:text-style-name="P69" svg:x1="1.431cm" svg:y1="1.664cm" svg:x2="1.588cm" svg:y2="1.506cm"><text:p/></draw:line></draw:g><draw:line draw:style-name="gr52" draw:text-style-name="P70" svg:x1="0cm" svg:y1="1.598cm" svg:x2="3cm" svg:y2="1.599cm"><text:p/></draw:line><draw:line draw:style-name="gr52" draw:text-style-name="P70" svg:x1="1.502cm" svg:y1="0cm" svg:x2="1.502cm" svg:y2="3.151cm"><text:p/></draw:line></draw:g></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Arial" svg:font-family="Arial" style:font-family-generic="roman"/>
    <style:font-face style:name="Bitstream Vera Sans1" svg:font-family="'Bitstream Vera Sans'" style:font-family-generic="roman"/>
    <style:font-face style:name="Liberation Sans" svg:font-family="'Liberation Sans'" style:font-family-generic="roman"/>
    <style:font-face style:name="Thorndale" svg:font-family="Thorndale" style:font-family-generic="roman"/>
    <style:font-face style:name="Times New Roman" svg:font-family="'Times New Roman'" style:font-family-generic="roman"/>
    <style:font-face style:name="Arial1" svg:font-family="Arial" style:font-family-generic="swiss"/>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rial Unicode MS" svg:font-family="'Arial Unicode MS'" style:font-pitch="variable"/>
    <style:font-face style:name="Lucida Sans Unicode1" svg:font-family="'Lucida Sans Unicode'" style:font-pitch="variable"/>
    <style:font-face style:name="MS Gothic1" svg:font-family="'MS Gothic'" style:font-pitch="variable"/>
    <style:font-face style:name="Mangal" svg:font-family="Mangal"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Vera Sans7" svg:font-family="'Bitstream Vera Sans'" style:font-family-generic="roman" style:font-pitch="variable"/>
    <style:font-face style:name="Bitstream Vera Serif" svg:font-family="'Bitstream Vera Serif'" style:font-adornments="Roman" style:font-family-generic="roman" style:font-pitch="variable"/>
    <style:font-face style:name="Liberation Sans1" svg:font-family="'Liberation Sans'" style:font-family-generic="roman" style:font-pitch="variable"/>
    <style:font-face style:name="Thorndale1" svg:font-family="Thorndale"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Arial3" svg:font-family="Arial" style:font-family-generic="swiss" style:font-pitch="variable"/>
    <style:font-face style:name="Bitstream Vera Sans6"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7" draw:display-name="Gradient 17" draw:style="linear" draw:start-color="#9d0f89" draw:end-color="#6d075f" draw:start-intensity="100%" draw:end-intensity="100%" draw:angle="0deg" draw:border="0%"/>
    <draw:gradient draw:name="Gradient_20_1788" draw:display-name="Gradient 1788" draw:style="radial" draw:cx="0%" draw:cy="100%" draw:start-color="#b5e087" draw:end-color="#75ab24" draw:start-intensity="100%" draw:end-intensity="100%" draw:border="0%"/>
    <draw:gradient draw:name="Gradient_20_2" draw:display-name="Gradient 2" draw:style="linear" draw:start-color="#d7e12c" draw:end-color="#7fb241" draw:start-intensity="100%" draw:end-intensity="100%" draw:angle="180deg" draw:border="0%"/>
    <draw:gradient draw:name="Gradient_20_319" draw:display-name="Gradient 319" draw:style="radial" draw:cx="100%" draw:cy="0%" draw:start-color="#7ed2ed" draw:end-color="#009bb5" draw:start-intensity="100%" draw:end-intensity="100%"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5" draw:display-name="Dashed (var) 245"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1cm" draw:dots2="1" draw:dots2-length="0.001cm" draw:distance="0.001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3cm" draw:dots2="1" draw:dots2-length="0.003cm" draw:distance="0.003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1cm" draw:dots2="1" draw:dots2-length="0.001cm" draw:distance="0.001cm"/>
    <draw:stroke-dash draw:name="Dashed_20__28_var_29__20_282" draw:display-name="Dashed (var) 282" draw:style="rect" draw:dots1="1" draw:dots1-length="0.003cm" draw:dots2="1" draw:dots2-length="0.003cm" draw:distance="0.003cm"/>
    <draw:stroke-dash draw:name="Dashed_20__28_var_29__20_284" draw:display-name="Dashed (var) 284" draw:style="rect" draw:dots1="1" draw:dots1-length="0.001cm" draw:dots2="1" draw:dots2-length="0.001cm" draw:distance="0.001cm"/>
    <draw:stroke-dash draw:name="Dashed_20__28_var_29__20_286" draw:display-name="Dashed (var) 286" draw:style="rect" draw:dots1="1" draw:dots1-length="0.003cm" draw:dots2="1" draw:dots2-length="0.003cm" draw:distance="0.003cm"/>
    <draw:stroke-dash draw:name="Dashed_20__28_var_29__20_288" draw:display-name="Dashed (var) 288" draw:style="rect" draw:dots1="1" draw:dots1-length="0.003cm" draw:dots2="1" draw:dots2-length="0.003cm" draw:distance="0.003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1cm" draw:dots2="1" draw:dots2-length="0.001cm" draw:distance="0.001cm"/>
    <draw:stroke-dash draw:name="Dashed_20__28_var_29__20_303" draw:display-name="Dashed (var) 303" draw:style="rect" draw:dots1="1" draw:dots1-length="0.003cm" draw:dots2="1" draw:dots2-length="0.003cm" draw:distance="0.003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1cm" draw:dots2="1" draw:dots2-length="0.001cm" draw:distance="0.001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02cm" draw:dots2="1" draw:dots2-length="0.002cm" draw:distance="0.002cm"/>
    <draw:stroke-dash draw:name="Dashed_20__28_var_29__20_465" draw:display-name="Dashed (var) 465"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7" draw:display-name="Dashed (var) 467" draw:style="rect" draw:dots1="1" draw:dots1-length="0.002cm" draw:dots2="1" draw:dots2-length="0.002cm" draw:distance="0.002cm"/>
    <draw:stroke-dash draw:name="Dashed_20__28_var_29__20_468" draw:display-name="Dashed (var) 468" draw:style="rect" draw:dots1="1" draw:dots1-length="0.002cm" draw:dots2="1" draw:dots2-length="0.002cm" draw:distance="0.002cm"/>
    <draw:stroke-dash draw:name="Dashed_20__28_var_29__20_469" draw:display-name="Dashed (var) 469" draw:style="rect" draw:dots1="1" draw:dots1-length="0.002cm" draw:dots2="1" draw:dots2-length="0.002cm" draw:distance="0.002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1" draw:display-name="Dashed (var) 471" draw:style="rect" draw:dots1="1" draw:dots1-length="0.002cm" draw:dots2="1" draw:dots2-length="0.002cm" draw:distance="0.002cm"/>
    <draw:stroke-dash draw:name="Dashed_20__28_var_29__20_472" draw:display-name="Dashed (var) 472" draw:style="rect" draw:dots1="1" draw:dots1-length="0.002cm" draw:dots2="1" draw:dots2-length="0.002cm" draw:distance="0.002cm"/>
    <draw:stroke-dash draw:name="Dashed_20__28_var_29__20_473" draw:display-name="Dashed (var) 473" draw:style="rect" draw:dots1="1" draw:dots1-length="0.002cm" draw:dots2="1" draw:dots2-length="0.002cm" draw:distance="0.002cm"/>
    <draw:stroke-dash draw:name="Dashed_20__28_var_29__20_474" draw:display-name="Dashed (var) 474" draw:style="rect" draw:dots1="1" draw:dots1-length="0.002cm" draw:dots2="1" draw:dots2-length="0.002cm" draw:distance="0.002cm"/>
    <draw:stroke-dash draw:name="Dashed_20__28_var_29__20_475" draw:display-name="Dashed (var) 475" draw:style="rect" draw:dots1="1" draw:dots1-length="0.002cm" draw:dots2="1" draw:dots2-length="0.002cm" draw:distance="0.002cm"/>
    <draw:stroke-dash draw:name="Dashed_20__28_var_29__20_476" draw:display-name="Dashed (var) 476" draw:style="rect" draw:dots1="1" draw:dots1-length="0.002cm" draw:dots2="1" draw:dots2-length="0.002cm" draw:distance="0.002cm"/>
    <draw:stroke-dash draw:name="Dashed_20__28_var_29__20_477" draw:display-name="Dashed (var) 477" draw:style="rect" draw:dots1="1" draw:dots1-length="0.002cm" draw:dots2="1" draw:dots2-length="0.002cm" draw:distance="0.002cm"/>
    <draw:stroke-dash draw:name="Dashed_20__28_var_29__20_478" draw:display-name="Dashed (var) 478" draw:style="rect" draw:dots1="1" draw:dots1-length="0.002cm" draw:dots2="1" draw:dots2-length="0.002cm" draw:distance="0.002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2" draw:display-name="Dashed (var) 482" draw:style="rect" draw:dots1="1" draw:dots1-length="0.002cm" draw:dots2="1" draw:dots2-length="0.002cm" draw:distance="0.002cm"/>
    <draw:stroke-dash draw:name="Dashed_20__28_var_29__20_484" draw:display-name="Dashed (var) 484" draw:style="rect" draw:dots1="1" draw:dots1-length="0.002cm" draw:dots2="1" draw:dots2-length="0.002cm" draw:distance="0.002cm"/>
    <draw:stroke-dash draw:name="Dashed_20__28_var_29__20_486" draw:display-name="Dashed (var) 486" draw:style="rect" draw:dots1="1" draw:dots1-length="0.002cm" draw:dots2="1" draw:dots2-length="0.002cm" draw:distance="0.002cm"/>
    <draw:stroke-dash draw:name="Dashed_20__28_var_29__20_49" draw:display-name="Dashed (var) 49" draw:style="rect" draw:dots1="1" draw:dots1-length="0.011cm" draw:dots2="1" draw:dots2-length="0.011cm" draw:distance="0.011cm"/>
    <draw:stroke-dash draw:name="Dashed_20__28_var_29__20_495" draw:display-name="Dashed (var) 495" draw:style="rect" draw:dots1="1" draw:dots1-length="0.006cm" draw:dots2="1" draw:dots2-length="0.006cm" draw:distance="0.006cm"/>
    <draw:stroke-dash draw:name="Dashed_20__28_var_29__20_497" draw:display-name="Dashed (var) 497"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3cm" draw:dots2="1" draw:dots2-length="0.003cm" draw:distance="0.003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ect" draw:dots1="1" draw:dots1-length="0.002cm" draw:dots2="1" draw:dots2-length="0.002cm" draw:distance="0.002cm"/>
    <draw:stroke-dash draw:name="Dashed_20__28_var_29__20_5723" draw:display-name="Dashed (var) 5723" draw:style="rect" draw:dots1="1" draw:dots1-length="0.002cm" draw:dots2="1" draw:dots2-length="0.002cm" draw:distance="0.002cm"/>
    <draw:stroke-dash draw:name="Dashed_20__28_var_29__20_5724" draw:display-name="Dashed (var) 5724" draw:style="rect" draw:dots1="1" draw:dots1-length="0.002cm" draw:dots2="1" draw:dots2-length="0.002cm" draw:distance="0.002cm"/>
    <draw:stroke-dash draw:name="Dashed_20__28_var_29__20_5725" draw:display-name="Dashed (var) 5725" draw:style="rect" draw:dots1="1" draw:dots1-length="0.002cm" draw:dots2="1" draw:dots2-length="0.002cm" draw:distance="0.002cm"/>
    <draw:stroke-dash draw:name="Dashed_20__28_var_29__20_5726" draw:display-name="Dashed (var) 5726" draw:style="rect" draw:dots1="1" draw:dots1-length="0.003cm" draw:dots2="1" draw:dots2-length="0.003cm" draw:distance="0.003cm"/>
    <draw:stroke-dash draw:name="Dashed_20__28_var_29__20_5727" draw:display-name="Dashed (var) 5727" draw:style="rect" draw:dots1="1" draw:dots1-length="0.003cm" draw:dots2="1" draw:dots2-length="0.003cm" draw:distance="0.003cm"/>
    <draw:stroke-dash draw:name="Dashed_20__28_var_29__20_5728" draw:display-name="Dashed (var) 5728" draw:style="rect" draw:dots1="1" draw:dots1-length="0.003cm" draw:dots2="1" draw:dots2-length="0.003cm" draw:distance="0.003cm"/>
    <draw:stroke-dash draw:name="Dashed_20__28_var_29__20_5729" draw:display-name="Dashed (var) 5729" draw:style="rect" draw:dots1="1" draw:dots1-length="0.003cm" draw:dots2="1" draw:dots2-length="0.003cm" draw:distance="0.003cm"/>
    <draw:stroke-dash draw:name="Dashed_20__28_var_29__20_5730" draw:display-name="Dashed (var) 5730" draw:style="rect" draw:dots1="1" draw:dots1-length="0.003cm" draw:dots2="1" draw:dots2-length="0.003cm" draw:distance="0.003cm"/>
    <draw:stroke-dash draw:name="Dashed_20__28_var_29__20_5731" draw:display-name="Dashed (var) 5731" draw:style="rect" draw:dots1="1" draw:dots1-length="0.003cm" draw:dots2="1" draw:dots2-length="0.003cm" draw:distance="0.003cm"/>
    <draw:stroke-dash draw:name="Dashed_20__28_var_29__20_5732" draw:display-name="Dashed (var) 5732" draw:style="rect" draw:dots1="1" draw:dots1-length="0.003cm" draw:dots2="1" draw:dots2-length="0.003cm" draw:distance="0.003cm"/>
    <draw:stroke-dash draw:name="Dashed_20__28_var_29__20_5733" draw:display-name="Dashed (var) 5733" draw:style="rect" draw:dots1="1" draw:dots1-length="0.003cm" draw:dots2="1" draw:dots2-length="0.003cm" draw:distance="0.003cm"/>
    <draw:stroke-dash draw:name="Dashed_20__28_var_29__20_5734" draw:display-name="Dashed (var) 5734" draw:style="rect" draw:dots1="1" draw:dots1-length="0.003cm" draw:dots2="1" draw:dots2-length="0.003cm" draw:distance="0.003cm"/>
    <draw:stroke-dash draw:name="Dashed_20__28_var_29__20_5735" draw:display-name="Dashed (var) 5735" draw:style="rect" draw:dots1="1" draw:dots1-length="0.003cm" draw:dots2="1" draw:dots2-length="0.003cm" draw:distance="0.003cm"/>
    <draw:stroke-dash draw:name="Dashed_20__28_var_29__20_5736" draw:display-name="Dashed (var) 5736" draw:style="rect" draw:dots1="1" draw:dots1-length="0.006cm" draw:dots2="1" draw:dots2-length="0.006cm" draw:distance="0.006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ect" draw:dots1="1" draw:dots1-length="0.003cm" draw:dots2="1" draw:dots2-length="0.003cm" draw:distance="0.003cm"/>
    <draw:stroke-dash draw:name="Dashed_20__28_var_29__20_5774" draw:display-name="Dashed (var) 5774" draw:style="rect" draw:dots1="1" draw:dots1-length="0.003cm" draw:dots2="1" draw:dots2-length="0.003cm" draw:distance="0.003cm"/>
    <draw:stroke-dash draw:name="Dashed_20__28_var_29__20_5775" draw:display-name="Dashed (var) 5775" draw:style="rect" draw:dots1="1" draw:dots1-length="0.003cm" draw:dots2="1" draw:dots2-length="0.003cm" draw:distance="0.003cm"/>
    <draw:stroke-dash draw:name="Dashed_20__28_var_29__20_5776" draw:display-name="Dashed (var) 5776" draw:style="rect" draw:dots1="1" draw:dots1-length="0.003cm" draw:dots2="1" draw:dots2-length="0.003cm" draw:distance="0.003cm"/>
    <draw:stroke-dash draw:name="Dashed_20__28_var_29__20_5777" draw:display-name="Dashed (var) 5777" draw:style="rect" draw:dots1="1" draw:dots1-length="0.003cm" draw:dots2="1" draw:dots2-length="0.003cm" draw:distance="0.003cm"/>
    <draw:stroke-dash draw:name="Dashed_20__28_var_29__20_5778" draw:display-name="Dashed (var) 5778" draw:style="rect" draw:dots1="1" draw:dots1-length="0.003cm" draw:dots2="1" draw:dots2-length="0.003cm" draw:distance="0.003cm"/>
    <draw:stroke-dash draw:name="Dashed_20__28_var_29__20_5779" draw:display-name="Dashed (var) 5779" draw:style="rect" draw:dots1="1" draw:dots1-length="0.003cm" draw:dots2="1" draw:dots2-length="0.003cm" draw:distance="0.003cm"/>
    <draw:stroke-dash draw:name="Dashed_20__28_var_29__20_5780" draw:display-name="Dashed (var) 5780" draw:style="rect" draw:dots1="1" draw:dots1-length="0.003cm" draw:dots2="1" draw:dots2-length="0.003cm" draw:distance="0.003cm"/>
    <draw:stroke-dash draw:name="Dashed_20__28_var_29__20_5781" draw:display-name="Dashed (var) 5781" draw:style="rect" draw:dots1="1" draw:dots1-length="0.003cm" draw:dots2="1" draw:dots2-length="0.003cm" draw:distance="0.003cm"/>
    <draw:stroke-dash draw:name="Dashed_20__28_var_29__20_5782" draw:display-name="Dashed (var) 5782" draw:style="rect" draw:dots1="1" draw:dots1-length="0.003cm" draw:dots2="1" draw:dots2-length="0.003cm" draw:distance="0.003cm"/>
    <draw:stroke-dash draw:name="Dashed_20__28_var_29__20_5783" draw:display-name="Dashed (var) 5783" draw:style="rect" draw:dots1="1" draw:dots1-length="0.003cm" draw:dots2="1" draw:dots2-length="0.003cm" draw:distance="0.003cm"/>
    <draw:stroke-dash draw:name="Dashed_20__28_var_29__20_5784" draw:display-name="Dashed (var) 5784" draw:style="rect" draw:dots1="1" draw:dots1-length="0.003cm" draw:dots2="1" draw:dots2-length="0.003cm" draw:distance="0.003cm"/>
    <draw:stroke-dash draw:name="Dashed_20__28_var_29__20_5785" draw:display-name="Dashed (var) 5785" draw:style="rect" draw:dots1="1" draw:dots1-length="0.003cm" draw:dots2="1" draw:dots2-length="0.003cm" draw:distance="0.003cm"/>
    <draw:stroke-dash draw:name="Dashed_20__28_var_29__20_5786" draw:display-name="Dashed (var) 5786" draw:style="rect" draw:dots1="1" draw:dots1-length="0.003cm" draw:dots2="1" draw:dots2-length="0.003cm" draw:distance="0.003cm"/>
    <draw:stroke-dash draw:name="Dashed_20__28_var_29__20_5787" draw:display-name="Dashed (var) 5787" draw:style="rect" draw:dots1="1" draw:dots1-length="0.003cm" draw:dots2="1" draw:dots2-length="0.003cm" draw:distance="0.003cm"/>
    <draw:stroke-dash draw:name="Dashed_20__28_var_29__20_5788" draw:display-name="Dashed (var) 5788" draw:style="rect" draw:dots1="1" draw:dots1-length="0.003cm" draw:dots2="1" draw:dots2-length="0.003cm" draw:distance="0.003cm"/>
    <draw:stroke-dash draw:name="Dashed_20__28_var_29__20_5789" draw:display-name="Dashed (var) 5789" draw:style="rect" draw:dots1="1" draw:dots1-length="0.003cm" draw:dots2="1" draw:dots2-length="0.003cm" draw:distance="0.003cm"/>
    <draw:stroke-dash draw:name="Dashed_20__28_var_29__20_5790" draw:display-name="Dashed (var) 5790" draw:style="rect" draw:dots1="1" draw:dots1-length="0.003cm" draw:dots2="1" draw:dots2-length="0.003cm" draw:distance="0.003cm"/>
    <draw:stroke-dash draw:name="Dashed_20__28_var_29__20_5791" draw:display-name="Dashed (var) 5791" draw:style="rect" draw:dots1="1" draw:dots1-length="0.003cm" draw:dots2="1" draw:dots2-length="0.003cm" draw:distance="0.003cm"/>
    <draw:stroke-dash draw:name="Dashed_20__28_var_29__20_5792" draw:display-name="Dashed (var) 5792" draw:style="rect" draw:dots1="1" draw:dots1-length="0.003cm" draw:dots2="1" draw:dots2-length="0.003cm" draw:distance="0.003cm"/>
    <draw:stroke-dash draw:name="Dashed_20__28_var_29__20_5793" draw:display-name="Dashed (var) 5793" draw:style="rect" draw:dots1="1" draw:dots1-length="0.003cm" draw:dots2="1" draw:dots2-length="0.003cm" draw:distance="0.003cm"/>
    <draw:stroke-dash draw:name="Dashed_20__28_var_29__20_5794" draw:display-name="Dashed (var) 5794" draw:style="rect" draw:dots1="1" draw:dots1-length="0.003cm" draw:dots2="1" draw:dots2-length="0.003cm" draw:distance="0.003cm"/>
    <draw:stroke-dash draw:name="Dashed_20__28_var_29__20_5795" draw:display-name="Dashed (var) 5795" draw:style="rect" draw:dots1="1" draw:dots1-length="0.003cm" draw:dots2="1" draw:dots2-length="0.003cm" draw:distance="0.003cm"/>
    <draw:stroke-dash draw:name="Dashed_20__28_var_29__20_5796" draw:display-name="Dashed (var) 5796" draw:style="rect" draw:dots1="1" draw:dots1-length="0.003cm" draw:dots2="1" draw:dots2-length="0.003cm" draw:distance="0.003cm"/>
    <draw:stroke-dash draw:name="Dashed_20__28_var_29__20_5797" draw:display-name="Dashed (var) 5797" draw:style="rect" draw:dots1="1" draw:dots1-length="0.003cm" draw:dots2="1" draw:dots2-length="0.003cm" draw:distance="0.003cm"/>
    <draw:stroke-dash draw:name="Dashed_20__28_var_29__20_5798" draw:display-name="Dashed (var) 5798" draw:style="rect" draw:dots1="1" draw:dots1-length="0.003cm" draw:dots2="1" draw:dots2-length="0.003cm" draw:distance="0.003cm"/>
    <draw:stroke-dash draw:name="Dashed_20__28_var_29__20_5799" draw:display-name="Dashed (var) 5799" draw:style="rect" draw:dots1="1" draw:dots1-length="0.003cm" draw:dots2="1" draw:dots2-length="0.003cm" draw:distance="0.00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ect" draw:dots1="1" draw:dots1-length="0.003cm" draw:dots2="1" draw:dots2-length="0.003cm" draw:distance="0.003cm"/>
    <draw:stroke-dash draw:name="Dashed_20__28_var_29__20_5802" draw:display-name="Dashed (var) 5802" draw:style="round" draw:dots1="1" draw:dots1-length="0.003cm" draw:dots2="2" draw:distance="0.023cm"/>
    <draw:stroke-dash draw:name="Dashed_20__28_var_29__20_5803" draw:display-name="Dashed (var) 5803" draw:style="rect" draw:dots1="1" draw:dots1-length="0.003cm" draw:dots2="1" draw:dots2-length="0.003cm" draw:distance="0.003cm"/>
    <draw:stroke-dash draw:name="Dashed_20__28_var_29__20_5804" draw:display-name="Dashed (var) 5804" draw:style="rect" draw:dots1="1" draw:dots1-length="0.003cm" draw:dots2="1" draw:dots2-length="0.003cm" draw:distance="0.003cm"/>
    <draw:stroke-dash draw:name="Dashed_20__28_var_29__20_5805" draw:display-name="Dashed (var) 5805" draw:style="rect" draw:dots1="1" draw:dots1-length="0.003cm" draw:dots2="1" draw:dots2-length="0.003cm" draw:distance="0.003cm"/>
    <draw:stroke-dash draw:name="Dashed_20__28_var_29__20_5806" draw:display-name="Dashed (var) 5806" draw:style="rect" draw:dots1="1" draw:dots1-length="0.003cm" draw:dots2="1" draw:dots2-length="0.003cm" draw:distance="0.003cm"/>
    <draw:stroke-dash draw:name="Dashed_20__28_var_29__20_5807" draw:display-name="Dashed (var) 5807" draw:style="rect" draw:dots1="1" draw:dots1-length="0.003cm" draw:dots2="1" draw:dots2-length="0.003cm" draw:distance="0.003cm"/>
    <draw:stroke-dash draw:name="Dashed_20__28_var_29__20_5808" draw:display-name="Dashed (var) 5808" draw:style="rect" draw:dots1="1" draw:dots1-length="0.003cm" draw:dots2="1" draw:dots2-length="0.003cm" draw:distance="0.003cm"/>
    <draw:stroke-dash draw:name="Dashed_20__28_var_29__20_5809" draw:display-name="Dashed (var) 5809" draw:style="rect" draw:dots1="1" draw:dots1-length="0.003cm" draw:dots2="1" draw:dots2-length="0.003cm" draw:distance="0.003cm"/>
    <draw:stroke-dash draw:name="Dashed_20__28_var_29__20_5810" draw:display-name="Dashed (var) 5810" draw:style="rect" draw:dots1="1" draw:dots1-length="0.003cm" draw:dots2="1" draw:dots2-length="0.003cm" draw:distance="0.003cm"/>
    <draw:stroke-dash draw:name="Dashed_20__28_var_29__20_5811" draw:display-name="Dashed (var) 5811" draw:style="rect" draw:dots1="1" draw:dots1-length="0.003cm" draw:dots2="1" draw:dots2-length="0.003cm" draw:distance="0.003cm"/>
    <draw:stroke-dash draw:name="Dashed_20__28_var_29__20_5812" draw:display-name="Dashed (var) 5812" draw:style="rect" draw:dots1="1" draw:dots1-length="0.003cm" draw:dots2="1" draw:dots2-length="0.003cm" draw:distance="0.003cm"/>
    <draw:stroke-dash draw:name="Dashed_20__28_var_29__20_5813" draw:display-name="Dashed (var) 5813" draw:style="rect" draw:dots1="1" draw:dots1-length="0.003cm" draw:dots2="1" draw:dots2-length="0.003cm" draw:distance="0.003cm"/>
    <draw:stroke-dash draw:name="Dashed_20__28_var_29__20_5814" draw:display-name="Dashed (var) 5814" draw:style="rect" draw:dots1="1" draw:dots1-length="0.003cm" draw:dots2="1" draw:dots2-length="0.003cm" draw:distance="0.003cm"/>
    <draw:stroke-dash draw:name="Dashed_20__28_var_29__20_5815" draw:display-name="Dashed (var) 5815" draw:style="rect" draw:dots1="1" draw:dots1-length="0.003cm" draw:dots2="1" draw:dots2-length="0.003cm" draw:distance="0.003cm"/>
    <draw:stroke-dash draw:name="Dashed_20__28_var_29__20_5816" draw:display-name="Dashed (var) 5816" draw:style="rect" draw:dots1="1" draw:dots1-length="0.003cm" draw:dots2="1" draw:dots2-length="0.003cm" draw:distance="0.003cm"/>
    <draw:stroke-dash draw:name="Dashed_20__28_var_29__20_5817" draw:display-name="Dashed (var) 5817" draw:style="rect" draw:dots1="1" draw:dots1-length="0.003cm" draw:dots2="1" draw:dots2-length="0.003cm" draw:distance="0.003cm"/>
    <draw:stroke-dash draw:name="Dashed_20__28_var_29__20_5818" draw:display-name="Dashed (var) 5818" draw:style="rect" draw:dots1="1" draw:dots1-length="0.003cm" draw:dots2="1" draw:dots2-length="0.003cm" draw:distance="0.003cm"/>
    <draw:stroke-dash draw:name="Dashed_20__28_var_29__20_5819" draw:display-name="Dashed (var) 5819" draw:style="rect" draw:dots1="1" draw:dots1-length="0.003cm" draw:dots2="1" draw:dots2-length="0.003cm" draw:distance="0.003cm"/>
    <draw:stroke-dash draw:name="Dashed_20__28_var_29__20_582" draw:display-name="Dashed (var) 582" draw:style="rect" draw:dots1="1" draw:dots1-length="0.006cm" draw:dots2="1" draw:dots2-length="0.006cm" draw:distance="0.006cm"/>
    <draw:stroke-dash draw:name="Dashed_20__28_var_29__20_5820" draw:display-name="Dashed (var) 5820" draw:style="rect" draw:dots1="1" draw:dots1-length="0.003cm" draw:dots2="1" draw:dots2-length="0.003cm" draw:distance="0.003cm"/>
    <draw:stroke-dash draw:name="Dashed_20__28_var_29__20_5821" draw:display-name="Dashed (var) 5821" draw:style="rect" draw:dots1="1" draw:dots1-length="0.003cm" draw:dots2="1" draw:dots2-length="0.003cm" draw:distance="0.003cm"/>
    <draw:stroke-dash draw:name="Dashed_20__28_var_29__20_5822" draw:display-name="Dashed (var) 5822" draw:style="rect" draw:dots1="1" draw:dots1-length="0.003cm" draw:dots2="1" draw:dots2-length="0.003cm" draw:distance="0.003cm"/>
    <draw:stroke-dash draw:name="Dashed_20__28_var_29__20_5823" draw:display-name="Dashed (var) 5823" draw:style="rect" draw:dots1="1" draw:dots1-length="0.003cm" draw:dots2="1" draw:dots2-length="0.003cm" draw:distance="0.003cm"/>
    <draw:stroke-dash draw:name="Dashed_20__28_var_29__20_5824" draw:display-name="Dashed (var) 5824" draw:style="rect" draw:dots1="1" draw:dots1-length="0.003cm" draw:dots2="1" draw:dots2-length="0.003cm" draw:distance="0.003cm"/>
    <draw:stroke-dash draw:name="Dashed_20__28_var_29__20_5825" draw:display-name="Dashed (var) 5825" draw:style="rect" draw:dots1="1" draw:dots1-length="0.003cm" draw:dots2="1" draw:dots2-length="0.003cm" draw:distance="0.003cm"/>
    <draw:stroke-dash draw:name="Dashed_20__28_var_29__20_5826" draw:display-name="Dashed (var) 5826" draw:style="rect" draw:dots1="1" draw:dots1-length="0.003cm" draw:dots2="1" draw:dots2-length="0.003cm" draw:distance="0.003cm"/>
    <draw:stroke-dash draw:name="Dashed_20__28_var_29__20_5827" draw:display-name="Dashed (var) 5827" draw:style="rect" draw:dots1="1" draw:dots1-length="0.003cm" draw:dots2="1" draw:dots2-length="0.003cm" draw:distance="0.003cm"/>
    <draw:stroke-dash draw:name="Dashed_20__28_var_29__20_5828" draw:display-name="Dashed (var) 5828" draw:style="rect" draw:dots1="1" draw:dots1-length="0.003cm" draw:dots2="1" draw:dots2-length="0.003cm" draw:distance="0.003cm"/>
    <draw:stroke-dash draw:name="Dashed_20__28_var_29__20_5829" draw:display-name="Dashed (var) 5829" draw:style="rect" draw:dots1="1" draw:dots1-length="0.003cm" draw:dots2="1" draw:dots2-length="0.003cm" draw:distance="0.003cm"/>
    <draw:stroke-dash draw:name="Dashed_20__28_var_29__20_583" draw:display-name="Dashed (var) 583" draw:style="rect" draw:dots1="1" draw:dots1-length="0.006cm" draw:dots2="1" draw:dots2-length="0.006cm" draw:distance="0.006cm"/>
    <draw:stroke-dash draw:name="Dashed_20__28_var_29__20_5830" draw:display-name="Dashed (var) 5830" draw:style="rect" draw:dots1="1" draw:dots1-length="0.003cm" draw:dots2="1" draw:dots2-length="0.003cm" draw:distance="0.003cm"/>
    <draw:stroke-dash draw:name="Dashed_20__28_var_29__20_5831" draw:display-name="Dashed (var) 5831" draw:style="rect" draw:dots1="1" draw:dots1-length="0.006cm" draw:dots2="1" draw:dots2-length="0.006cm" draw:distance="0.006cm"/>
    <draw:stroke-dash draw:name="Dashed_20__28_var_29__20_5832" draw:display-name="Dashed (var) 5832" draw:style="rect" draw:dots1="1" draw:dots1-length="0.006cm" draw:dots2="1" draw:dots2-length="0.006cm" draw:distance="0.006cm"/>
    <draw:stroke-dash draw:name="Dashed_20__28_var_29__20_5833" draw:display-name="Dashed (var) 5833" draw:style="rect" draw:dots1="1" draw:dots1-length="0.006cm" draw:dots2="1" draw:dots2-length="0.006cm" draw:distance="0.006cm"/>
    <draw:stroke-dash draw:name="Dashed_20__28_var_29__20_5834" draw:display-name="Dashed (var) 5834" draw:style="rect" draw:dots1="1" draw:dots1-length="0.006cm" draw:dots2="1" draw:dots2-length="0.006cm" draw:distance="0.006cm"/>
    <draw:stroke-dash draw:name="Dashed_20__28_var_29__20_5835" draw:display-name="Dashed (var) 5835" draw:style="rect" draw:dots1="1" draw:dots1-length="0.006cm" draw:dots2="1" draw:dots2-length="0.006cm" draw:distance="0.006cm"/>
    <draw:stroke-dash draw:name="Dashed_20__28_var_29__20_5836" draw:display-name="Dashed (var) 5836" draw:style="rect" draw:dots1="1" draw:dots1-length="0.006cm" draw:dots2="1" draw:dots2-length="0.006cm" draw:distance="0.006cm"/>
    <draw:stroke-dash draw:name="Dashed_20__28_var_29__20_5837" draw:display-name="Dashed (var) 5837" draw:style="rect" draw:dots1="1" draw:dots1-length="0.006cm" draw:dots2="1" draw:dots2-length="0.006cm" draw:distance="0.006cm"/>
    <draw:stroke-dash draw:name="Dashed_20__28_var_29__20_5838" draw:display-name="Dashed (var) 5838" draw:style="rect" draw:dots1="1" draw:dots1-length="0.006cm" draw:dots2="1" draw:dots2-length="0.006cm" draw:distance="0.006cm"/>
    <draw:stroke-dash draw:name="Dashed_20__28_var_29__20_5839" draw:display-name="Dashed (var) 5839" draw:style="rect" draw:dots1="1" draw:dots1-length="0.006cm" draw:dots2="1" draw:dots2-length="0.006cm" draw:distance="0.006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69" draw:display-name="Dashed (var) 6469" draw:style="rect" draw:dots1="1" draw:dots1-length="0.006cm" draw:dots2="1" draw:dots2-length="0.006cm" draw:distance="0.006cm"/>
    <draw:stroke-dash draw:name="Dashed_20__28_var_29__20_647" draw:display-name="Dashed (var) 647" draw:style="rect" draw:dots1="9" draw:dots1-length="0.057cm" draw:dots2="9" draw:dots2-length="0.057cm" draw:distance="0.057cm"/>
    <draw:stroke-dash draw:name="Dashed_20__28_var_29__20_6470" draw:display-name="Dashed (var) 6470" draw:style="rect" draw:dots1="1" draw:dots1-length="0.006cm" draw:dots2="1" draw:dots2-length="0.006cm" draw:distance="0.006cm"/>
    <draw:stroke-dash draw:name="Dashed_20__28_var_29__20_6471" draw:display-name="Dashed (var) 6471" draw:style="rect" draw:dots1="1" draw:dots1-length="0.006cm" draw:dots2="1" draw:dots2-length="0.006cm" draw:distance="0.006cm"/>
    <draw:stroke-dash draw:name="Dashed_20__28_var_29__20_6472" draw:display-name="Dashed (var) 6472" draw:style="rect" draw:dots1="1" draw:dots1-length="0.006cm" draw:dots2="1" draw:dots2-length="0.006cm" draw:distance="0.006cm"/>
    <draw:stroke-dash draw:name="Dashed_20__28_var_29__20_6473" draw:display-name="Dashed (var) 6473" draw:style="rect" draw:dots1="1" draw:dots1-length="0.006cm" draw:dots2="1" draw:dots2-length="0.006cm" draw:distance="0.006cm"/>
    <draw:stroke-dash draw:name="Dashed_20__28_var_29__20_6474" draw:display-name="Dashed (var) 6474" draw:style="rect" draw:dots1="1" draw:dots1-length="0.006cm" draw:dots2="1" draw:dots2-length="0.006cm" draw:distance="0.006cm"/>
    <draw:stroke-dash draw:name="Dashed_20__28_var_29__20_6475" draw:display-name="Dashed (var) 6475" draw:style="rect" draw:dots1="1" draw:dots1-length="0.006cm" draw:dots2="1" draw:dots2-length="0.006cm" draw:distance="0.006cm"/>
    <draw:stroke-dash draw:name="Dashed_20__28_var_29__20_6476" draw:display-name="Dashed (var) 6476" draw:style="rect" draw:dots1="1" draw:dots1-length="0.006cm" draw:dots2="1" draw:dots2-length="0.006cm" draw:distance="0.006cm"/>
    <draw:stroke-dash draw:name="Dashed_20__28_var_29__20_6477" draw:display-name="Dashed (var) 6477" draw:style="rect" draw:dots1="1" draw:dots1-length="0.006cm" draw:dots2="1" draw:dots2-length="0.006cm" draw:distance="0.006cm"/>
    <draw:stroke-dash draw:name="Dashed_20__28_var_29__20_6478" draw:display-name="Dashed (var) 6478" draw:style="rect" draw:dots1="1" draw:dots1-length="0.006cm" draw:dots2="1" draw:dots2-length="0.006cm" draw:distance="0.006cm"/>
    <draw:stroke-dash draw:name="Dashed_20__28_var_29__20_6479" draw:display-name="Dashed (var) 6479" draw:style="rect" draw:dots1="1" draw:dots1-length="0.006cm" draw:dots2="1" draw:dots2-length="0.006cm" draw:distance="0.006cm"/>
    <draw:stroke-dash draw:name="Dashed_20__28_var_29__20_648" draw:display-name="Dashed (var) 648" draw:style="rect" draw:dots1="9" draw:dots1-length="0.057cm" draw:dots2="9" draw:dots2-length="0.057cm" draw:distance="0.057cm"/>
    <draw:stroke-dash draw:name="Dashed_20__28_var_29__20_6480" draw:display-name="Dashed (var) 6480" draw:style="rect" draw:dots1="1" draw:dots1-length="0.006cm" draw:dots2="1" draw:dots2-length="0.006cm" draw:distance="0.006cm"/>
    <draw:stroke-dash draw:name="Dashed_20__28_var_29__20_6481" draw:display-name="Dashed (var) 6481" draw:style="rect" draw:dots1="1" draw:dots1-length="0.006cm" draw:dots2="1" draw:dots2-length="0.006cm" draw:distance="0.006cm"/>
    <draw:stroke-dash draw:name="Dashed_20__28_var_29__20_6482" draw:display-name="Dashed (var) 6482" draw:style="rect" draw:dots1="1" draw:dots1-length="0.006cm" draw:dots2="1" draw:dots2-length="0.006cm" draw:distance="0.006cm"/>
    <draw:stroke-dash draw:name="Dashed_20__28_var_29__20_6483" draw:display-name="Dashed (var) 6483" draw:style="rect" draw:dots1="1" draw:dots1-length="0.006cm" draw:dots2="1" draw:dots2-length="0.006cm" draw:distance="0.006cm"/>
    <draw:stroke-dash draw:name="Dashed_20__28_var_29__20_6484" draw:display-name="Dashed (var) 6484" draw:style="rect" draw:dots1="1" draw:dots1-length="0.006cm" draw:dots2="1" draw:dots2-length="0.006cm" draw:distance="0.006cm"/>
    <draw:stroke-dash draw:name="Dashed_20__28_var_29__20_6485" draw:display-name="Dashed (var) 6485" draw:style="rect" draw:dots1="1" draw:dots1-length="0.006cm" draw:dots2="1" draw:dots2-length="0.006cm" draw:distance="0.006cm"/>
    <draw:stroke-dash draw:name="Dashed_20__28_var_29__20_6486" draw:display-name="Dashed (var) 6486" draw:style="rect" draw:dots1="1" draw:dots1-length="0.006cm" draw:dots2="1" draw:dots2-length="0.006cm" draw:distance="0.006cm"/>
    <draw:stroke-dash draw:name="Dashed_20__28_var_29__20_6487" draw:display-name="Dashed (var) 6487" draw:style="rect" draw:dots1="1" draw:dots1-length="0.006cm" draw:dots2="1" draw:dots2-length="0.006cm" draw:distance="0.006cm"/>
    <draw:stroke-dash draw:name="Dashed_20__28_var_29__20_6488" draw:display-name="Dashed (var) 6488" draw:style="rect" draw:dots1="1" draw:dots1-length="0.006cm" draw:dots2="1" draw:dots2-length="0.006cm" draw:distance="0.006cm"/>
    <draw:stroke-dash draw:name="Dashed_20__28_var_29__20_6489" draw:display-name="Dashed (var) 6489" draw:style="rect" draw:dots1="1" draw:dots1-length="0.006cm" draw:dots2="1" draw:dots2-length="0.006cm" draw:distance="0.006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6cm" draw:dots2="1" draw:dots2-length="0.006cm" draw:distance="0.006cm"/>
    <draw:stroke-dash draw:name="Dashed_20__28_var_29__20_6491" draw:display-name="Dashed (var) 6491" draw:style="rect" draw:dots1="1" draw:dots1-length="0.006cm" draw:dots2="1" draw:dots2-length="0.006cm" draw:distance="0.006cm"/>
    <draw:stroke-dash draw:name="Dashed_20__28_var_29__20_6492" draw:display-name="Dashed (var) 6492" draw:style="rect" draw:dots1="1" draw:dots1-length="0.006cm" draw:dots2="1" draw:dots2-length="0.006cm" draw:distance="0.006cm"/>
    <draw:stroke-dash draw:name="Dashed_20__28_var_29__20_6493" draw:display-name="Dashed (var) 6493" draw:style="rect" draw:dots1="1" draw:dots1-length="0.006cm" draw:dots2="1" draw:dots2-length="0.006cm" draw:distance="0.006cm"/>
    <draw:stroke-dash draw:name="Dashed_20__28_var_29__20_6494" draw:display-name="Dashed (var) 6494" draw:style="rect" draw:dots1="1" draw:dots1-length="0.006cm" draw:dots2="1" draw:dots2-length="0.006cm" draw:distance="0.006cm"/>
    <draw:stroke-dash draw:name="Dashed_20__28_var_29__20_6495" draw:display-name="Dashed (var) 6495" draw:style="rect" draw:dots1="1" draw:dots1-length="0.006cm" draw:dots2="1" draw:dots2-length="0.006cm" draw:distance="0.006cm"/>
    <draw:stroke-dash draw:name="Dashed_20__28_var_29__20_6496" draw:display-name="Dashed (var) 6496" draw:style="rect" draw:dots1="1" draw:dots1-length="0.006cm" draw:dots2="1" draw:dots2-length="0.006cm" draw:distance="0.006cm"/>
    <draw:stroke-dash draw:name="Dashed_20__28_var_29__20_6497" draw:display-name="Dashed (var) 6497" draw:style="rect" draw:dots1="1" draw:dots1-length="0.006cm" draw:dots2="1" draw:dots2-length="0.006cm" draw:distance="0.006cm"/>
    <draw:stroke-dash draw:name="Dashed_20__28_var_29__20_6498" draw:display-name="Dashed (var) 6498" draw:style="rect" draw:dots1="1" draw:dots1-length="0.006cm" draw:dots2="1" draw:dots2-length="0.006cm" draw:distance="0.006cm"/>
    <draw:stroke-dash draw:name="Dashed_20__28_var_29__20_6499" draw:display-name="Dashed (var) 6499" draw:style="rect" draw:dots1="1" draw:dots1-length="0.006cm" draw:dots2="1" draw:dots2-length="0.006cm" draw:distance="0.006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06cm" draw:dots2="1" draw:dots2-length="0.006cm" draw:distance="0.006cm"/>
    <draw:stroke-dash draw:name="Dashed_20__28_var_29__20_6533" draw:display-name="Dashed (var) 6533" draw:style="rect" draw:dots1="1" draw:dots1-length="0.006cm" draw:dots2="1" draw:dots2-length="0.006cm" draw:distance="0.006cm"/>
    <draw:stroke-dash draw:name="Dashed_20__28_var_29__20_6534" draw:display-name="Dashed (var) 6534" draw:style="rect" draw:dots1="1" draw:dots1-length="0.006cm" draw:dots2="1" draw:dots2-length="0.006cm" draw:distance="0.006cm"/>
    <draw:stroke-dash draw:name="Dashed_20__28_var_29__20_6535" draw:display-name="Dashed (var) 6535" draw:style="rect" draw:dots1="1" draw:dots1-length="0.006cm" draw:dots2="1" draw:dots2-length="0.006cm" draw:distance="0.006cm"/>
    <draw:stroke-dash draw:name="Dashed_20__28_var_29__20_6536" draw:display-name="Dashed (var) 6536" draw:style="rect" draw:dots1="1" draw:dots1-length="0.006cm" draw:dots2="1" draw:dots2-length="0.006cm" draw:distance="0.006cm"/>
    <draw:stroke-dash draw:name="Dashed_20__28_var_29__20_6537" draw:display-name="Dashed (var) 6537" draw:style="rect" draw:dots1="1" draw:dots1-length="0.006cm" draw:dots2="1" draw:dots2-length="0.006cm" draw:distance="0.006cm"/>
    <draw:stroke-dash draw:name="Dashed_20__28_var_29__20_6538" draw:display-name="Dashed (var) 6538" draw:style="rect" draw:dots1="1" draw:dots1-length="0.006cm" draw:dots2="1" draw:dots2-length="0.006cm" draw:distance="0.006cm"/>
    <draw:stroke-dash draw:name="Dashed_20__28_var_29__20_6539" draw:display-name="Dashed (var) 6539" draw:style="rect" draw:dots1="1" draw:dots1-length="0.006cm" draw:dots2="1" draw:dots2-length="0.006cm" draw:distance="0.006cm"/>
    <draw:stroke-dash draw:name="Dashed_20__28_var_29__20_6540" draw:display-name="Dashed (var) 6540" draw:style="rect" draw:dots1="1" draw:dots1-length="0.006cm" draw:dots2="1" draw:dots2-length="0.006cm" draw:distance="0.006cm"/>
    <draw:stroke-dash draw:name="Dashed_20__28_var_29__20_655" draw:display-name="Dashed (var) 655"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1cm" draw:dots2="1" draw:dots2-length="0.001cm" draw:distance="0.001cm"/>
    <draw:stroke-dash draw:name="Dashed_20__28_var_29__20_6795" draw:display-name="Dashed (var) 6795" draw:style="rect" draw:dots1="1" draw:dots1-length="0.001cm" draw:dots2="1" draw:dots2-length="0.001cm" draw:distance="0.001cm"/>
    <draw:stroke-dash draw:name="Dashed_20__28_var_29__20_6796" draw:display-name="Dashed (var) 6796" draw:style="rect" draw:dots1="1" draw:dots1-length="0.001cm" draw:dots2="1" draw:dots2-length="0.001cm" draw:distance="0.001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8" draw:display-name="Dashed (var) 6808" draw:style="rect" draw:dots1="1" draw:dots1-length="0.003cm" draw:dots2="1" draw:dots2-length="0.003cm" draw:distance="0.003cm"/>
    <draw:stroke-dash draw:name="Dashed_20__28_var_29__20_6809" draw:display-name="Dashed (var) 6809" draw:style="rect" draw:dots1="1" draw:dots1-length="0.003cm" draw:dots2="1" draw:dots2-length="0.003cm" draw:distance="0.003cm"/>
    <draw:stroke-dash draw:name="Dashed_20__28_var_29__20_6810" draw:display-name="Dashed (var) 6810" draw:style="rect" draw:dots1="1" draw:dots1-length="0.003cm" draw:dots2="1" draw:dots2-length="0.003cm" draw:distance="0.003cm"/>
    <draw:stroke-dash draw:name="Dashed_20__28_var_29__20_6811" draw:display-name="Dashed (var) 6811" draw:style="rect" draw:dots1="1" draw:dots1-length="0.003cm" draw:dots2="1" draw:dots2-length="0.003cm" draw:distance="0.003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1cm" draw:dots2="1" draw:dots2-length="0.001cm" draw:distance="0.001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1cm" draw:dots2="1" draw:dots2-length="0.001cm" draw:distance="0.001cm"/>
    <draw:stroke-dash draw:name="Dashed_20__28_var_29__20_6821" draw:display-name="Dashed (var) 6821" draw:style="rect" draw:dots1="1" draw:dots1-length="0.001cm" draw:dots2="1" draw:dots2-length="0.001cm" draw:distance="0.001cm"/>
    <draw:stroke-dash draw:name="Dashed_20__28_var_29__20_6822" draw:display-name="Dashed (var) 6822" draw:style="rect" draw:dots1="1" draw:dots1-length="0.001cm" draw:dots2="1" draw:dots2-length="0.001cm" draw:distance="0.001cm"/>
    <draw:stroke-dash draw:name="Dashed_20__28_var_29__20_6823" draw:display-name="Dashed (var) 6823" draw:style="rect" draw:dots1="1" draw:dots1-length="0.001cm" draw:dots2="1" draw:dots2-length="0.001cm" draw:distance="0.001cm"/>
    <draw:stroke-dash draw:name="Dashed_20__28_var_29__20_6824" draw:display-name="Dashed (var) 6824" draw:style="rect" draw:dots1="1" draw:dots1-length="0.001cm" draw:dots2="1" draw:dots2-length="0.001cm" draw:distance="0.001cm"/>
    <draw:stroke-dash draw:name="Dashed_20__28_var_29__20_684" draw:display-name="Dashed (var) 684" draw:style="rect" draw:dots1="1" draw:dots1-length="0.011cm" draw:dots2="1" draw:dots2-length="0.011cm" draw:distance="0.011cm"/>
    <draw:stroke-dash draw:name="Dashed_20__28_var_29__20_6845" draw:display-name="Dashed (var) 6845" draw:style="rect" draw:dots1="1" draw:dots1-length="0.002cm" draw:dots2="1" draw:dots2-length="0.002cm" draw:distance="0.002cm"/>
    <draw:stroke-dash draw:name="Dashed_20__28_var_29__20_6846" draw:display-name="Dashed (var) 6846" draw:style="rect" draw:dots1="1" draw:dots1-length="0.002cm" draw:dots2="1" draw:dots2-length="0.002cm" draw:distance="0.002cm"/>
    <draw:stroke-dash draw:name="Dashed_20__28_var_29__20_6847" draw:display-name="Dashed (var) 6847" draw:style="rect" draw:dots1="1" draw:dots1-length="0.002cm" draw:dots2="1" draw:dots2-length="0.002cm" draw:distance="0.002cm"/>
    <draw:stroke-dash draw:name="Dashed_20__28_var_29__20_6848" draw:display-name="Dashed (var) 6848" draw:style="rect" draw:dots1="1" draw:dots1-length="0.002cm" draw:dots2="1" draw:dots2-length="0.002cm" draw:distance="0.002cm"/>
    <draw:stroke-dash draw:name="Dashed_20__28_var_29__20_6849" draw:display-name="Dashed (var) 6849" draw:style="rect" draw:dots1="1" draw:dots1-length="0.002cm" draw:dots2="1" draw:dots2-length="0.002cm" draw:distance="0.002cm"/>
    <draw:stroke-dash draw:name="Dashed_20__28_var_29__20_6850" draw:display-name="Dashed (var) 6850" draw:style="rect" draw:dots1="1" draw:dots1-length="0.002cm" draw:dots2="1" draw:dots2-length="0.002cm" draw:distance="0.002cm"/>
    <draw:stroke-dash draw:name="Dashed_20__28_var_29__20_6851" draw:display-name="Dashed (var) 6851" draw:style="rect" draw:dots1="1" draw:dots1-length="0.002cm" draw:dots2="1" draw:dots2-length="0.002cm" draw:distance="0.002cm"/>
    <draw:stroke-dash draw:name="Dashed_20__28_var_29__20_6852" draw:display-name="Dashed (var) 6852" draw:style="rect" draw:dots1="1" draw:dots1-length="0.002cm" draw:dots2="1" draw:dots2-length="0.002cm" draw:distance="0.002cm"/>
    <draw:stroke-dash draw:name="Dashed_20__28_var_29__20_6853" draw:display-name="Dashed (var) 6853" draw:style="rect" draw:dots1="1" draw:dots1-length="0.002cm" draw:dots2="1" draw:dots2-length="0.002cm" draw:distance="0.002cm"/>
    <draw:stroke-dash draw:name="Dashed_20__28_var_29__20_6854" draw:display-name="Dashed (var) 6854" draw:style="rect" draw:dots1="1" draw:dots1-length="0.002cm" draw:dots2="1" draw:dots2-length="0.002cm" draw:distance="0.002cm"/>
    <draw:stroke-dash draw:name="Dashed_20__28_var_29__20_6855" draw:display-name="Dashed (var) 6855" draw:style="rect" draw:dots1="1" draw:dots1-length="0.002cm" draw:dots2="1" draw:dots2-length="0.002cm" draw:distance="0.002cm"/>
    <draw:stroke-dash draw:name="Dashed_20__28_var_29__20_6856" draw:display-name="Dashed (var) 6856" draw:style="rect" draw:dots1="1" draw:dots1-length="0.002cm" draw:dots2="1" draw:dots2-length="0.002cm" draw:distance="0.002cm"/>
    <draw:stroke-dash draw:name="Dashed_20__28_var_29__20_6857" draw:display-name="Dashed (var) 6857" draw:style="rect" draw:dots1="1" draw:dots1-length="0.002cm" draw:dots2="1" draw:dots2-length="0.002cm" draw:distance="0.002cm"/>
    <draw:stroke-dash draw:name="Dashed_20__28_var_29__20_6858" draw:display-name="Dashed (var) 6858" draw:style="rect" draw:dots1="1" draw:dots1-length="0.002cm" draw:dots2="1" draw:dots2-length="0.002cm" draw:distance="0.002cm"/>
    <draw:stroke-dash draw:name="Dashed_20__28_var_29__20_6859" draw:display-name="Dashed (var) 6859" draw:style="rect" draw:dots1="1" draw:dots1-length="0.002cm" draw:dots2="1" draw:dots2-length="0.002cm" draw:distance="0.002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2cm" draw:dots2="1" draw:dots2-length="0.002cm" draw:distance="0.002cm"/>
    <draw:stroke-dash draw:name="Dashed_20__28_var_29__20_6861" draw:display-name="Dashed (var) 6861" draw:style="rect" draw:dots1="1" draw:dots1-length="0.002cm" draw:dots2="1" draw:dots2-length="0.002cm" draw:distance="0.002cm"/>
    <draw:stroke-dash draw:name="Dashed_20__28_var_29__20_6862" draw:display-name="Dashed (var) 6862" draw:style="rect" draw:dots1="1" draw:dots1-length="0.002cm" draw:dots2="1" draw:dots2-length="0.002cm" draw:distance="0.002cm"/>
    <draw:stroke-dash draw:name="Dashed_20__28_var_29__20_6863" draw:display-name="Dashed (var) 6863" draw:style="rect" draw:dots1="1" draw:dots1-length="0.002cm" draw:dots2="1" draw:dots2-length="0.002cm" draw:distance="0.002cm"/>
    <draw:stroke-dash draw:name="Dashed_20__28_var_29__20_6864" draw:display-name="Dashed (var) 6864" draw:style="rect" draw:dots1="1" draw:dots1-length="0.002cm" draw:dots2="1" draw:dots2-length="0.002cm" draw:distance="0.002cm"/>
    <draw:stroke-dash draw:name="Dashed_20__28_var_29__20_6865" draw:display-name="Dashed (var) 6865" draw:style="rect" draw:dots1="1" draw:dots1-length="0.002cm" draw:dots2="1" draw:dots2-length="0.002cm" draw:distance="0.002cm"/>
    <draw:stroke-dash draw:name="Dashed_20__28_var_29__20_6866" draw:display-name="Dashed (var) 6866" draw:style="rect" draw:dots1="1" draw:dots1-length="0.002cm" draw:dots2="1" draw:dots2-length="0.002cm" draw:distance="0.002cm"/>
    <draw:stroke-dash draw:name="Dashed_20__28_var_29__20_6867" draw:display-name="Dashed (var) 6867" draw:style="rect" draw:dots1="1" draw:dots1-length="0.002cm" draw:dots2="1" draw:dots2-length="0.002cm" draw:distance="0.002cm"/>
    <draw:stroke-dash draw:name="Dashed_20__28_var_29__20_6868" draw:display-name="Dashed (var) 6868" draw:style="rect" draw:dots1="1" draw:dots1-length="0.002cm" draw:dots2="1" draw:dots2-length="0.002cm" draw:distance="0.002cm"/>
    <draw:stroke-dash draw:name="Dashed_20__28_var_29__20_6869" draw:display-name="Dashed (var) 6869" draw:style="rect" draw:dots1="1" draw:dots1-length="0.002cm" draw:dots2="1" draw:dots2-length="0.002cm" draw:distance="0.002cm"/>
    <draw:stroke-dash draw:name="Dashed_20__28_var_29__20_6870" draw:display-name="Dashed (var) 6870" draw:style="rect" draw:dots1="1" draw:dots1-length="0.002cm" draw:dots2="1" draw:dots2-length="0.002cm" draw:distance="0.002cm"/>
    <draw:stroke-dash draw:name="Dashed_20__28_var_29__20_6871" draw:display-name="Dashed (var) 6871" draw:style="rect" draw:dots1="1" draw:dots1-length="0.002cm" draw:dots2="1" draw:dots2-length="0.002cm" draw:distance="0.002cm"/>
    <draw:stroke-dash draw:name="Dashed_20__28_var_29__20_6872" draw:display-name="Dashed (var) 6872" draw:style="rect" draw:dots1="1" draw:dots1-length="0.002cm" draw:dots2="1" draw:dots2-length="0.002cm" draw:distance="0.002cm"/>
    <draw:stroke-dash draw:name="Dashed_20__28_var_29__20_6873" draw:display-name="Dashed (var) 6873" draw:style="rect" draw:dots1="1" draw:dots1-length="0.002cm" draw:dots2="1" draw:dots2-length="0.002cm" draw:distance="0.002cm"/>
    <draw:stroke-dash draw:name="Dashed_20__28_var_29__20_6874" draw:display-name="Dashed (var) 6874" draw:style="rect" draw:dots1="1" draw:dots1-length="0.002cm" draw:dots2="1" draw:dots2-length="0.002cm" draw:distance="0.002cm"/>
    <draw:stroke-dash draw:name="Dashed_20__28_var_29__20_6875" draw:display-name="Dashed (var) 6875" draw:style="rect" draw:dots1="1" draw:dots1-length="0.002cm" draw:dots2="1" draw:dots2-length="0.002cm" draw:distance="0.002cm"/>
    <draw:stroke-dash draw:name="Dashed_20__28_var_29__20_6876" draw:display-name="Dashed (var) 6876" draw:style="rect" draw:dots1="1" draw:dots1-length="0.002cm" draw:dots2="1" draw:dots2-length="0.002cm" draw:distance="0.002cm"/>
    <draw:stroke-dash draw:name="Dashed_20__28_var_29__20_6877" draw:display-name="Dashed (var) 6877" draw:style="rect" draw:dots1="1" draw:dots1-length="0.002cm" draw:dots2="1" draw:dots2-length="0.002cm" draw:distance="0.002cm"/>
    <draw:stroke-dash draw:name="Dashed_20__28_var_29__20_6878" draw:display-name="Dashed (var) 6878" draw:style="rect" draw:dots1="1" draw:dots1-length="0.002cm" draw:dots2="1" draw:dots2-length="0.002cm" draw:distance="0.002cm"/>
    <draw:stroke-dash draw:name="Dashed_20__28_var_29__20_6879" draw:display-name="Dashed (var) 6879" draw:style="rect" draw:dots1="1" draw:dots1-length="0.002cm" draw:dots2="1" draw:dots2-length="0.002cm" draw:distance="0.002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2cm" draw:dots2="1" draw:dots2-length="0.002cm" draw:distance="0.002cm"/>
    <draw:stroke-dash draw:name="Dashed_20__28_var_29__20_6881" draw:display-name="Dashed (var) 6881" draw:style="rect" draw:dots1="1" draw:dots1-length="0.002cm" draw:dots2="1" draw:dots2-length="0.002cm" draw:distance="0.002cm"/>
    <draw:stroke-dash draw:name="Dashed_20__28_var_29__20_6882" draw:display-name="Dashed (var) 6882" draw:style="rect" draw:dots1="1" draw:dots1-length="0.002cm" draw:dots2="1" draw:dots2-length="0.002cm" draw:distance="0.002cm"/>
    <draw:stroke-dash draw:name="Dashed_20__28_var_29__20_6883" draw:display-name="Dashed (var) 6883" draw:style="rect" draw:dots1="1" draw:dots1-length="0.002cm" draw:dots2="1" draw:dots2-length="0.002cm" draw:distance="0.002cm"/>
    <draw:stroke-dash draw:name="Dashed_20__28_var_29__20_6884" draw:display-name="Dashed (var) 6884" draw:style="rect" draw:dots1="1" draw:dots1-length="0.002cm" draw:dots2="1" draw:dots2-length="0.002cm" draw:distance="0.002cm"/>
    <draw:stroke-dash draw:name="Dashed_20__28_var_29__20_6885" draw:display-name="Dashed (var) 6885" draw:style="rect" draw:dots1="1" draw:dots1-length="0.002cm" draw:dots2="1" draw:dots2-length="0.002cm" draw:distance="0.002cm"/>
    <draw:stroke-dash draw:name="Dashed_20__28_var_29__20_6886" draw:display-name="Dashed (var) 6886" draw:style="rect" draw:dots1="1" draw:dots1-length="0.002cm" draw:dots2="1" draw:dots2-length="0.002cm" draw:distance="0.002cm"/>
    <draw:stroke-dash draw:name="Dashed_20__28_var_29__20_6887" draw:display-name="Dashed (var) 6887" draw:style="rect" draw:dots1="1" draw:dots1-length="0.002cm" draw:dots2="1" draw:dots2-length="0.002cm" draw:distance="0.002cm"/>
    <draw:stroke-dash draw:name="Dashed_20__28_var_29__20_6888" draw:display-name="Dashed (var) 6888" draw:style="rect" draw:dots1="1" draw:dots1-length="0.002cm" draw:dots2="1" draw:dots2-length="0.002cm" draw:distance="0.002cm"/>
    <draw:stroke-dash draw:name="Dashed_20__28_var_29__20_6889" draw:display-name="Dashed (var) 6889" draw:style="rect" draw:dots1="1" draw:dots1-length="0.002cm" draw:dots2="1" draw:dots2-length="0.002cm" draw:distance="0.002cm"/>
    <draw:stroke-dash draw:name="Dashed_20__28_var_29__20_6890" draw:display-name="Dashed (var) 6890" draw:style="rect" draw:dots1="1" draw:dots1-length="0.002cm" draw:dots2="1" draw:dots2-length="0.002cm" draw:distance="0.002cm"/>
    <draw:stroke-dash draw:name="Dashed_20__28_var_29__20_6891" draw:display-name="Dashed (var) 6891" draw:style="rect" draw:dots1="1" draw:dots1-length="0.002cm" draw:dots2="1" draw:dots2-length="0.002cm" draw:distance="0.002cm"/>
    <draw:stroke-dash draw:name="Dashed_20__28_var_29__20_6892" draw:display-name="Dashed (var) 6892" draw:style="rect" draw:dots1="1" draw:dots1-length="0.002cm" draw:dots2="1" draw:dots2-length="0.002cm" draw:distance="0.002cm"/>
    <draw:stroke-dash draw:name="Dashed_20__28_var_29__20_6893" draw:display-name="Dashed (var) 6893" draw:style="rect" draw:dots1="1" draw:dots1-length="0.002cm" draw:dots2="1" draw:dots2-length="0.002cm" draw:distance="0.002cm"/>
    <draw:stroke-dash draw:name="Dashed_20__28_var_29__20_6894" draw:display-name="Dashed (var) 6894" draw:style="rect" draw:dots1="1" draw:dots1-length="0.002cm" draw:dots2="1" draw:dots2-length="0.002cm" draw:distance="0.002cm"/>
    <draw:stroke-dash draw:name="Dashed_20__28_var_29__20_6895" draw:display-name="Dashed (var) 6895" draw:style="rect" draw:dots1="1" draw:dots1-length="0.002cm" draw:dots2="1" draw:dots2-length="0.002cm" draw:distance="0.002cm"/>
    <draw:stroke-dash draw:name="Dashed_20__28_var_29__20_6896" draw:display-name="Dashed (var) 6896" draw:style="rect" draw:dots1="1" draw:dots1-length="0.002cm" draw:dots2="1" draw:dots2-length="0.002cm" draw:distance="0.002cm"/>
    <draw:stroke-dash draw:name="Dashed_20__28_var_29__20_6897" draw:display-name="Dashed (var) 6897" draw:style="rect" draw:dots1="1" draw:dots1-length="0.002cm" draw:dots2="1" draw:dots2-length="0.002cm" draw:distance="0.002cm"/>
    <draw:stroke-dash draw:name="Dashed_20__28_var_29__20_6898" draw:display-name="Dashed (var) 6898" draw:style="rect" draw:dots1="1" draw:dots1-length="0.002cm" draw:dots2="1" draw:dots2-length="0.002cm" draw:distance="0.002cm"/>
    <draw:stroke-dash draw:name="Dashed_20__28_var_29__20_6899" draw:display-name="Dashed (var) 6899"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2cm" draw:dots2="1" draw:dots2-length="0.002cm" draw:distance="0.002cm"/>
    <draw:stroke-dash draw:name="Dashed_20__28_var_29__20_6901" draw:display-name="Dashed (var) 6901" draw:style="rect" draw:dots1="1" draw:dots1-length="0.002cm" draw:dots2="1" draw:dots2-length="0.002cm" draw:distance="0.002cm"/>
    <draw:stroke-dash draw:name="Dashed_20__28_var_29__20_6902" draw:display-name="Dashed (var) 6902" draw:style="rect" draw:dots1="1" draw:dots1-length="0.002cm" draw:dots2="1" draw:dots2-length="0.002cm" draw:distance="0.002cm"/>
    <draw:stroke-dash draw:name="Dashed_20__28_var_29__20_6903" draw:display-name="Dashed (var) 6903" draw:style="rect" draw:dots1="1" draw:dots1-length="0.002cm" draw:dots2="1" draw:dots2-length="0.002cm" draw:distance="0.002cm"/>
    <draw:stroke-dash draw:name="Dashed_20__28_var_29__20_6904" draw:display-name="Dashed (var) 6904" draw:style="rect" draw:dots1="1" draw:dots1-length="0.002cm" draw:dots2="1" draw:dots2-length="0.002cm" draw:distance="0.002cm"/>
    <draw:stroke-dash draw:name="Dashed_20__28_var_29__20_6905" draw:display-name="Dashed (var) 6905" draw:style="rect" draw:dots1="1" draw:dots1-length="0.002cm" draw:dots2="1" draw:dots2-length="0.002cm" draw:distance="0.002cm"/>
    <draw:stroke-dash draw:name="Dashed_20__28_var_29__20_6906" draw:display-name="Dashed (var) 6906" draw:style="rect" draw:dots1="1" draw:dots1-length="0.002cm" draw:dots2="1" draw:dots2-length="0.002cm" draw:distance="0.002cm"/>
    <draw:stroke-dash draw:name="Dashed_20__28_var_29__20_6907" draw:display-name="Dashed (var) 6907" draw:style="rect" draw:dots1="1" draw:dots1-length="0.002cm" draw:dots2="1" draw:dots2-length="0.002cm" draw:distance="0.002cm"/>
    <draw:stroke-dash draw:name="Dashed_20__28_var_29__20_6908" draw:display-name="Dashed (var) 6908" draw:style="rect" draw:dots1="1" draw:dots1-length="0.002cm" draw:dots2="1" draw:dots2-length="0.002cm" draw:distance="0.002cm"/>
    <draw:stroke-dash draw:name="Dashed_20__28_var_29__20_6909" draw:display-name="Dashed (var) 6909" draw:style="rect" draw:dots1="1" draw:dots1-length="0.002cm" draw:dots2="1" draw:dots2-length="0.002cm" draw:distance="0.002cm"/>
    <draw:stroke-dash draw:name="Dashed_20__28_var_29__20_6910" draw:display-name="Dashed (var) 6910" draw:style="rect" draw:dots1="1" draw:dots1-length="0.002cm" draw:dots2="1" draw:dots2-length="0.002cm" draw:distance="0.002cm"/>
    <draw:stroke-dash draw:name="Dashed_20__28_var_29__20_6911" draw:display-name="Dashed (var) 6911" draw:style="rect" draw:dots1="1" draw:dots1-length="0.002cm" draw:dots2="1" draw:dots2-length="0.002cm" draw:distance="0.002cm"/>
    <draw:stroke-dash draw:name="Dashed_20__28_var_29__20_692" draw:display-name="Dashed (var) 692"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1" draw:display-name="Dashed (var) 71" draw:style="rect" draw:dots1="1" draw:dots1-length="0.002cm" draw:dots2="1" draw:dots2-length="0.002cm" draw:distance="0.002cm"/>
    <draw:stroke-dash draw:name="Dashed_20__28_var_29__20_711" draw:display-name="Dashed (var) 711"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1" draw:display-name="Dashed (var) 721" draw:style="rect" draw:dots1="9" draw:dots1-length="0.032cm" draw:dots2="9" draw:dots2-length="0.032cm" draw:distance="0.032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6" draw:display-name="Dashed (var) 726" draw:style="rect" draw:dots1="1" draw:dots1-length="0.006cm" draw:dots2="1" draw:dots2-length="0.006cm" draw:distance="0.006cm"/>
    <draw:stroke-dash draw:name="Dashed_20__28_var_29__20_727" draw:display-name="Dashed (var) 727" draw:style="rect" draw:dots1="1" draw:dots1-length="0.006cm" draw:dots2="1" draw:dots2-length="0.006cm" draw:distance="0.006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307" draw:display-name="Dashed (var) 7307" draw:style="rect" draw:dots1="1" draw:dots1-length="0.001cm" draw:dots2="1" draw:dots2-length="0.001cm" draw:distance="0.001cm"/>
    <draw:stroke-dash draw:name="Dashed_20__28_var_29__20_7308" draw:display-name="Dashed (var) 7308" draw:style="rect" draw:dots1="1" draw:dots1-length="0.001cm" draw:dots2="1" draw:dots2-length="0.001cm" draw:distance="0.001cm"/>
    <draw:stroke-dash draw:name="Dashed_20__28_var_29__20_7309" draw:display-name="Dashed (var) 7309" draw:style="rect" draw:dots1="1" draw:dots1-length="0.001cm" draw:dots2="1" draw:dots2-length="0.001cm" draw:distance="0.001cm"/>
    <draw:stroke-dash draw:name="Dashed_20__28_var_29__20_7310" draw:display-name="Dashed (var) 7310" draw:style="rect" draw:dots1="1" draw:dots1-length="0.006cm" draw:dots2="1" draw:dots2-length="0.006cm" draw:distance="0.006cm"/>
    <draw:stroke-dash draw:name="Dashed_20__28_var_29__20_7311" draw:display-name="Dashed (var) 7311" draw:style="rect" draw:dots1="1" draw:dots1-length="0.006cm" draw:dots2="1" draw:dots2-length="0.006cm" draw:distance="0.006cm"/>
    <draw:stroke-dash draw:name="Dashed_20__28_var_29__20_7312" draw:display-name="Dashed (var) 7312" draw:style="rect" draw:dots1="1" draw:dots1-length="0.001cm" draw:dots2="1" draw:dots2-length="0.001cm" draw:distance="0.001cm"/>
    <draw:stroke-dash draw:name="Dashed_20__28_var_29__20_7313" draw:display-name="Dashed (var) 7313" draw:style="rect" draw:dots1="1" draw:dots1-length="0.001cm" draw:dots2="1" draw:dots2-length="0.001cm" draw:distance="0.001cm"/>
    <draw:stroke-dash draw:name="Dashed_20__28_var_29__20_7314" draw:display-name="Dashed (var) 7314" draw:style="rect" draw:dots1="1" draw:dots1-length="0.001cm" draw:dots2="1" draw:dots2-length="0.001cm" draw:distance="0.001cm"/>
    <draw:stroke-dash draw:name="Dashed_20__28_var_29__20_7315" draw:display-name="Dashed (var) 7315" draw:style="rect" draw:dots1="1" draw:dots1-length="0.001cm" draw:dots2="1" draw:dots2-length="0.001cm" draw:distance="0.001cm"/>
    <draw:stroke-dash draw:name="Dashed_20__28_var_29__20_7316" draw:display-name="Dashed (var) 7316" draw:style="rect" draw:dots1="1" draw:dots1-length="0.001cm" draw:dots2="1" draw:dots2-length="0.001cm" draw:distance="0.001cm"/>
    <draw:stroke-dash draw:name="Dashed_20__28_var_29__20_7317" draw:display-name="Dashed (var) 7317" draw:style="rect" draw:dots1="1" draw:dots1-length="0.001cm" draw:dots2="1" draw:dots2-length="0.001cm" draw:distance="0.001cm"/>
    <draw:stroke-dash draw:name="Dashed_20__28_var_29__20_7318" draw:display-name="Dashed (var) 7318" draw:style="rect" draw:dots1="1" draw:dots1-length="0.001cm" draw:dots2="1" draw:dots2-length="0.001cm" draw:distance="0.001cm"/>
    <draw:stroke-dash draw:name="Dashed_20__28_var_29__20_7319" draw:display-name="Dashed (var) 7319" draw:style="rect" draw:dots1="1" draw:dots1-length="0.001cm" draw:dots2="1" draw:dots2-length="0.001cm" draw:distance="0.001cm"/>
    <draw:stroke-dash draw:name="Dashed_20__28_var_29__20_7320" draw:display-name="Dashed (var) 7320" draw:style="rect" draw:dots1="1" draw:dots1-length="0.001cm" draw:dots2="1" draw:dots2-length="0.001cm" draw:distance="0.001cm"/>
    <draw:stroke-dash draw:name="Dashed_20__28_var_29__20_7321" draw:display-name="Dashed (var) 7321" draw:style="rect" draw:dots1="1" draw:dots1-length="0.001cm" draw:dots2="1" draw:dots2-length="0.001cm" draw:distance="0.001cm"/>
    <draw:stroke-dash draw:name="Dashed_20__28_var_29__20_7322" draw:display-name="Dashed (var) 7322" draw:style="rect" draw:dots1="1" draw:dots1-length="0.001cm" draw:dots2="1" draw:dots2-length="0.001cm" draw:distance="0.001cm"/>
    <draw:stroke-dash draw:name="Dashed_20__28_var_29__20_7323" draw:display-name="Dashed (var) 7323" draw:style="rect" draw:dots1="1" draw:dots1-length="0.001cm" draw:dots2="1" draw:dots2-length="0.001cm" draw:distance="0.001cm"/>
    <draw:stroke-dash draw:name="Dashed_20__28_var_29__20_7324" draw:display-name="Dashed (var) 7324" draw:style="rect" draw:dots1="1" draw:dots1-length="0.001cm" draw:dots2="1" draw:dots2-length="0.001cm" draw:distance="0.001cm"/>
    <draw:stroke-dash draw:name="Dashed_20__28_var_29__20_7325" draw:display-name="Dashed (var) 7325" draw:style="round" draw:dots1="1" draw:dots1-length="0.002cm" draw:dots2="2" draw:distance="0.013cm"/>
    <draw:stroke-dash draw:name="Dashed_20__28_var_29__20_7326" draw:display-name="Dashed (var) 7326" draw:style="rect" draw:dots1="1" draw:dots1-length="0.001cm" draw:dots2="1" draw:dots2-length="0.001cm" draw:distance="0.001cm"/>
    <draw:stroke-dash draw:name="Dashed_20__28_var_29__20_7327" draw:display-name="Dashed (var) 7327" draw:style="rect" draw:dots1="1" draw:dots1-length="0.001cm" draw:dots2="1" draw:dots2-length="0.001cm" draw:distance="0.001cm"/>
    <draw:stroke-dash draw:name="Dashed_20__28_var_29__20_7328" draw:display-name="Dashed (var) 7328" draw:style="rect" draw:dots1="1" draw:dots1-length="0.001cm" draw:dots2="1" draw:dots2-length="0.001cm" draw:distance="0.001cm"/>
    <draw:stroke-dash draw:name="Dashed_20__28_var_29__20_7329" draw:display-name="Dashed (var) 7329" draw:style="rect" draw:dots1="1" draw:dots1-length="0.001cm" draw:dots2="1" draw:dots2-length="0.001cm" draw:distance="0.001cm"/>
    <draw:stroke-dash draw:name="Dashed_20__28_var_29__20_7330" draw:display-name="Dashed (var) 7330" draw:style="rect" draw:dots1="1" draw:dots1-length="0.001cm" draw:dots2="1" draw:dots2-length="0.001cm" draw:distance="0.001cm"/>
    <draw:stroke-dash draw:name="Dashed_20__28_var_29__20_7331" draw:display-name="Dashed (var) 7331" draw:style="rect" draw:dots1="1" draw:dots1-length="0.001cm" draw:dots2="1" draw:dots2-length="0.001cm" draw:distance="0.001cm"/>
    <draw:stroke-dash draw:name="Dashed_20__28_var_29__20_7332" draw:display-name="Dashed (var) 7332" draw:style="rect" draw:dots1="1" draw:dots1-length="0.001cm" draw:dots2="1" draw:dots2-length="0.001cm" draw:distance="0.001cm"/>
    <draw:stroke-dash draw:name="Dashed_20__28_var_29__20_7333" draw:display-name="Dashed (var) 7333" draw:style="rect" draw:dots1="1" draw:dots1-length="0.003cm" draw:dots2="1" draw:dots2-length="0.003cm" draw:distance="0.003cm"/>
    <draw:stroke-dash draw:name="Dashed_20__28_var_29__20_7334" draw:display-name="Dashed (var) 7334" draw:style="rect" draw:dots1="1" draw:dots1-length="0.003cm" draw:dots2="1" draw:dots2-length="0.003cm" draw:distance="0.003cm"/>
    <draw:stroke-dash draw:name="Dashed_20__28_var_29__20_7335" draw:display-name="Dashed (var) 7335" draw:style="rect" draw:dots1="1" draw:dots1-length="0.003cm" draw:dots2="1" draw:dots2-length="0.003cm" draw:distance="0.003cm"/>
    <draw:stroke-dash draw:name="Dashed_20__28_var_29__20_7336" draw:display-name="Dashed (var) 7336" draw:style="rect" draw:dots1="1" draw:dots1-length="0.003cm" draw:dots2="1" draw:dots2-length="0.003cm" draw:distance="0.003cm"/>
    <draw:stroke-dash draw:name="Dashed_20__28_var_29__20_7337" draw:display-name="Dashed (var) 7337" draw:style="rect" draw:dots1="1" draw:dots1-length="0.003cm" draw:dots2="1" draw:dots2-length="0.003cm" draw:distance="0.003cm"/>
    <draw:stroke-dash draw:name="Dashed_20__28_var_29__20_7338" draw:display-name="Dashed (var) 7338" draw:style="rect" draw:dots1="1" draw:dots1-length="0.003cm" draw:dots2="1" draw:dots2-length="0.003cm" draw:distance="0.003cm"/>
    <draw:stroke-dash draw:name="Dashed_20__28_var_29__20_7339" draw:display-name="Dashed (var) 7339" draw:style="rect" draw:dots1="1" draw:dots1-length="0.003cm" draw:dots2="1" draw:dots2-length="0.003cm" draw:distance="0.003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03cm" draw:dots2="1" draw:dots2-length="0.003cm" draw:distance="0.003cm"/>
    <draw:stroke-dash draw:name="Dashed_20__28_var_29__20_7341" draw:display-name="Dashed (var) 7341" draw:style="rect" draw:dots1="1" draw:dots1-length="0.003cm" draw:dots2="1" draw:dots2-length="0.003cm" draw:distance="0.003cm"/>
    <draw:stroke-dash draw:name="Dashed_20__28_var_29__20_7342" draw:display-name="Dashed (var) 7342" draw:style="rect" draw:dots1="1" draw:dots1-length="0.003cm" draw:dots2="1" draw:dots2-length="0.003cm" draw:distance="0.003cm"/>
    <draw:stroke-dash draw:name="Dashed_20__28_var_29__20_7343" draw:display-name="Dashed (var) 7343" draw:style="rect" draw:dots1="1" draw:dots1-length="0.003cm" draw:dots2="1" draw:dots2-length="0.003cm" draw:distance="0.003cm"/>
    <draw:stroke-dash draw:name="Dashed_20__28_var_29__20_7344" draw:display-name="Dashed (var) 7344" draw:style="rect" draw:dots1="1" draw:dots1-length="0.003cm" draw:dots2="1" draw:dots2-length="0.003cm" draw:distance="0.003cm"/>
    <draw:stroke-dash draw:name="Dashed_20__28_var_29__20_7345" draw:display-name="Dashed (var) 7345" draw:style="rect" draw:dots1="1" draw:dots1-length="0.003cm" draw:dots2="1" draw:dots2-length="0.003cm" draw:distance="0.003cm"/>
    <draw:stroke-dash draw:name="Dashed_20__28_var_29__20_7346" draw:display-name="Dashed (var) 7346" draw:style="rect" draw:dots1="1" draw:dots1-length="0.003cm" draw:dots2="1" draw:dots2-length="0.003cm" draw:distance="0.003cm"/>
    <draw:stroke-dash draw:name="Dashed_20__28_var_29__20_7347" draw:display-name="Dashed (var) 7347" draw:style="rect" draw:dots1="1" draw:dots1-length="0.003cm" draw:dots2="1" draw:dots2-length="0.003cm" draw:distance="0.003cm"/>
    <draw:stroke-dash draw:name="Dashed_20__28_var_29__20_7348" draw:display-name="Dashed (var) 7348" draw:style="rect" draw:dots1="1" draw:dots1-length="0.003cm" draw:dots2="1" draw:dots2-length="0.003cm" draw:distance="0.003cm"/>
    <draw:stroke-dash draw:name="Dashed_20__28_var_29__20_7349" draw:display-name="Dashed (var) 7349" draw:style="rect" draw:dots1="1" draw:dots1-length="0.003cm" draw:dots2="1" draw:dots2-length="0.003cm" draw:distance="0.003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03cm" draw:dots2="1" draw:dots2-length="0.003cm" draw:distance="0.003cm"/>
    <draw:stroke-dash draw:name="Dashed_20__28_var_29__20_7351" draw:display-name="Dashed (var) 7351" draw:style="rect" draw:dots1="1" draw:dots1-length="0.003cm" draw:dots2="1" draw:dots2-length="0.003cm" draw:distance="0.003cm"/>
    <draw:stroke-dash draw:name="Dashed_20__28_var_29__20_7352" draw:display-name="Dashed (var) 7352" draw:style="rect" draw:dots1="1" draw:dots1-length="0.003cm" draw:dots2="1" draw:dots2-length="0.003cm" draw:distance="0.003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03cm" draw:dots2="1" draw:dots2-length="0.003cm" draw:distance="0.003cm"/>
    <draw:stroke-dash draw:name="Dashed_20__28_var_29__20_7355" draw:display-name="Dashed (var) 7355" draw:style="rect" draw:dots1="1" draw:dots1-length="0.003cm" draw:dots2="1" draw:dots2-length="0.003cm" draw:distance="0.003cm"/>
    <draw:stroke-dash draw:name="Dashed_20__28_var_29__20_7356" draw:display-name="Dashed (var) 7356" draw:style="rect" draw:dots1="1" draw:dots1-length="0.003cm" draw:dots2="1" draw:dots2-length="0.003cm" draw:distance="0.003cm"/>
    <draw:stroke-dash draw:name="Dashed_20__28_var_29__20_7357" draw:display-name="Dashed (var) 7357" draw:style="rect" draw:dots1="1" draw:dots1-length="0.003cm" draw:dots2="1" draw:dots2-length="0.003cm" draw:distance="0.003cm"/>
    <draw:stroke-dash draw:name="Dashed_20__28_var_29__20_7358" draw:display-name="Dashed (var) 7358" draw:style="rect" draw:dots1="1" draw:dots1-length="0.003cm" draw:dots2="1" draw:dots2-length="0.003cm" draw:distance="0.003cm"/>
    <draw:stroke-dash draw:name="Dashed_20__28_var_29__20_7359" draw:display-name="Dashed (var) 7359" draw:style="rect" draw:dots1="1" draw:dots1-length="0.003cm" draw:dots2="1" draw:dots2-length="0.003cm" draw:distance="0.003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03cm" draw:dots2="1" draw:dots2-length="0.003cm" draw:distance="0.003cm"/>
    <draw:stroke-dash draw:name="Dashed_20__28_var_29__20_7361" draw:display-name="Dashed (var) 7361" draw:style="rect" draw:dots1="1" draw:dots1-length="0.003cm" draw:dots2="1" draw:dots2-length="0.003cm" draw:distance="0.003cm"/>
    <draw:stroke-dash draw:name="Dashed_20__28_var_29__20_7362" draw:display-name="Dashed (var) 7362" draw:style="rect" draw:dots1="1" draw:dots1-length="0.003cm" draw:dots2="1" draw:dots2-length="0.003cm" draw:distance="0.003cm"/>
    <draw:stroke-dash draw:name="Dashed_20__28_var_29__20_7363" draw:display-name="Dashed (var) 7363" draw:style="rect" draw:dots1="1" draw:dots1-length="0.003cm" draw:dots2="1" draw:dots2-length="0.003cm" draw:distance="0.003cm"/>
    <draw:stroke-dash draw:name="Dashed_20__28_var_29__20_7364" draw:display-name="Dashed (var) 7364" draw:style="rect" draw:dots1="1" draw:dots1-length="0.003cm" draw:dots2="1" draw:dots2-length="0.003cm" draw:distance="0.003cm"/>
    <draw:stroke-dash draw:name="Dashed_20__28_var_29__20_7365" draw:display-name="Dashed (var) 7365" draw:style="rect" draw:dots1="1" draw:dots1-length="0.003cm" draw:dots2="1" draw:dots2-length="0.003cm" draw:distance="0.003cm"/>
    <draw:stroke-dash draw:name="Dashed_20__28_var_29__20_7366" draw:display-name="Dashed (var) 7366" draw:style="rect" draw:dots1="1" draw:dots1-length="0.003cm" draw:dots2="1" draw:dots2-length="0.003cm" draw:distance="0.003cm"/>
    <draw:stroke-dash draw:name="Dashed_20__28_var_29__20_7367" draw:display-name="Dashed (var) 7367" draw:style="rect" draw:dots1="1" draw:dots1-length="0.003cm" draw:dots2="1" draw:dots2-length="0.003cm" draw:distance="0.003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03cm" draw:dots2="1" draw:dots2-length="0.003cm" draw:distance="0.003cm"/>
    <draw:stroke-dash draw:name="Dashed_20__28_var_29__20_7371" draw:display-name="Dashed (var) 7371" draw:style="rect" draw:dots1="1" draw:dots1-length="0.003cm" draw:dots2="1" draw:dots2-length="0.003cm" draw:distance="0.003cm"/>
    <draw:stroke-dash draw:name="Dashed_20__28_var_29__20_7372" draw:display-name="Dashed (var) 7372" draw:style="rect" draw:dots1="1" draw:dots1-length="0.016cm" draw:dots2="1" draw:dots2-length="0.016cm" draw:distance="0.016cm"/>
    <draw:stroke-dash draw:name="Dashed_20__28_var_29__20_7373" draw:display-name="Dashed (var) 7373" draw:style="rect" draw:dots1="1" draw:dots1-length="0.016cm" draw:dots2="1" draw:dots2-length="0.016cm" draw:distance="0.016cm"/>
    <draw:stroke-dash draw:name="Dashed_20__28_var_29__20_7374" draw:display-name="Dashed (var) 7374" draw:style="rect" draw:dots1="1" draw:dots1-length="0.016cm" draw:dots2="1" draw:dots2-length="0.016cm" draw:distance="0.016cm"/>
    <draw:stroke-dash draw:name="Dashed_20__28_var_29__20_7375" draw:display-name="Dashed (var) 7375" draw:style="rect" draw:dots1="1" draw:dots1-length="0.016cm" draw:dots2="1" draw:dots2-length="0.016cm" draw:distance="0.016cm"/>
    <draw:stroke-dash draw:name="Dashed_20__28_var_29__20_7376" draw:display-name="Dashed (var) 7376" draw:style="rect" draw:dots1="1" draw:dots1-length="0.016cm" draw:dots2="1" draw:dots2-length="0.016cm" draw:distance="0.016cm"/>
    <draw:stroke-dash draw:name="Dashed_20__28_var_29__20_7377" draw:display-name="Dashed (var) 7377" draw:style="rect" draw:dots1="1" draw:dots1-length="0.016cm" draw:dots2="1" draw:dots2-length="0.016cm" draw:distance="0.016cm"/>
    <draw:stroke-dash draw:name="Dashed_20__28_var_29__20_7378" draw:display-name="Dashed (var) 7378" draw:style="rect" draw:dots1="1" draw:dots1-length="0.016cm" draw:dots2="1" draw:dots2-length="0.016cm" draw:distance="0.016cm"/>
    <draw:stroke-dash draw:name="Dashed_20__28_var_29__20_7379" draw:display-name="Dashed (var) 7379" draw:style="rect" draw:dots1="1" draw:dots1-length="0.016cm" draw:dots2="1" draw:dots2-length="0.016cm" draw:distance="0.016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6cm" draw:dots2="1" draw:dots2-length="0.016cm" draw:distance="0.016cm"/>
    <draw:stroke-dash draw:name="Dashed_20__28_var_29__20_7381" draw:display-name="Dashed (var) 7381" draw:style="rect" draw:dots1="1" draw:dots1-length="0.016cm" draw:dots2="1" draw:dots2-length="0.016cm" draw:distance="0.016cm"/>
    <draw:stroke-dash draw:name="Dashed_20__28_var_29__20_739" draw:display-name="Dashed (var) 739" draw:style="rect" draw:dots1="1" draw:dots1-length="0.003cm" draw:dots2="1" draw:dots2-length="0.003cm" draw:distance="0.003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Bitstream Vera Sans"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ans"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5"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2"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6"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loext:opacity="100%" style:font-name="Bitstream Vera Sans6"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loext:opacity="100%" style:font-name="Bitstream Vera Sans6"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2" fo:font-family="'Bitstream Vera Sans'" style:font-style-name="Roman" style:font-family-generic="swiss" style:font-pitch="variable" fo:font-size="14pt" fo:font-weight="bold" style:font-size-asian="14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7" fo:font-family="'Bitstream Vera Sans'" style:font-family-generic="roman" style:font-pitch="variable" fo:font-size="11pt" fo:font-style="normal" fo:font-weight="bold" style:font-size-asian="11pt" style:font-style-asian="normal"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7"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style:contextual-spacing="false" style:line-height-at-least="0.6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2"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6"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7"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7"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loext:opacity="100%" style:font-name="Bitstream Vera Sans2" fo:font-family="'Bitstream Vera Sans'" style:font-style-name="Roman" style:font-family-generic="swiss" style:font-pitch="variable" fo:font-size="12pt" fo:font-style="normal" fo:font-weight="normal" fo:background-color="transparent" style:font-size-asian="10.5pt"/>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loext:opacity="100%" style:font-name="Times New Roman1"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loext:opacity="100%" style:font-name="Bitstream Vera Sans7"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loext:opacity="1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6"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loext:opacity="100%" style:font-name="Bitstream Vera Sans2"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2"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Numéros_20_de_20_s_27_entraîner" style:display-name="-Numéros de s'entraîner" style:family="text">
      <style:text-properties fo:color="#ffffff" loext:opacity="100%"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loext:opacity="100%"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loext:opacity="100%"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loext:opacity="100%" style:font-name="Bitstream Vera Sans7"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7"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7"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7"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7"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7"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7" fo:font-family="'Bitstream Vera Sans'" style:font-family-generic="roman" style:font-pitch="variable" fo:font-size="9pt" fo:font-weight="bold" style:font-size-asian="9pt" style:font-weight-asian="bold"/>
    </style:style>
    <style:style style:name="_5f_Correction_20_surligné" style:display-name="_Correction surligné" style:family="text">
      <style:text-properties fo:color="#000000" loext:opacity="100%" style:font-name="Bitstream Vera Sans5" fo:font-family="'Bitstream Vera Sans'" style:font-style-name="Oblique" style:font-family-generic="swiss" style:font-pitch="variable" fo:font-size="10pt" fo:font-style="normal" fo:background-color="#ffff00" style:font-name-asian="Bitstream Vera Sans5" style:font-family-asian="'Bitstream Vera Sans'" style:font-style-name-asian="Oblique" style:font-family-generic-asian="swiss" style:font-pitch-asian="variable" style:font-name-complex="Bitstream Vera Sans5" style:font-family-complex="'Bitstream Vera Sans'" style:font-style-name-complex="Oblique" style:font-family-generic-complex="swiss"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6"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6" fo:font-size="11pt" fo:font-weight="normal" style:font-size-asian="11pt" style:font-weight-asian="normal" style:font-size-complex="11pt" style:font-weight-complex="normal"/>
    </style:style>
    <style:style style:name="MP20" style:family="paragraph" style:parent-style-name="Footer">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_5f_En-tête">
      <style:text-properties officeooo:paragraph-rsid="0057fd2b"/>
    </style:style>
    <style:style style:name="MP25" style:family="paragraph">
      <loext:graphic-properties draw:fill="solid" draw:fill-color="#1ca2b8"/>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loext:opacity="100%" style:font-name="Bitstream Vera Sans6"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rsid="001655a3" officeooo:paragraph-rsid="00551eb5"/>
    </style:style>
    <style:style style:name="MP32" style:family="paragraph" style:parent-style-name="Header">
      <style:text-properties fo:font-size="14pt" style:font-size-asian="14pt" style:font-size-complex="14pt"/>
    </style:style>
    <style:style style:name="MP33"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T3" style:family="text">
      <style:text-properties fo:color="#33ccb2" loext:opacity="100%"/>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loext:opacity="100%" style:font-name="Bitstream Vera Sans6" fo:font-size="16pt" fo:font-weight="bold" style:font-size-asian="16pt" style:font-weight-asian="bold" style:font-size-complex="16pt" style:font-weight-complex="bold"/>
    </style:style>
    <style:style style:name="MT7" style:family="text">
      <style:text-properties fo:font-variant="normal" fo:text-transform="none" fo:color="#1ca2b8" loext:opacity="100%" style:font-name="Bitstream Vera Sans6" fo:font-size="16pt" fo:letter-spacing="-0.007cm" fo:font-style="normal" fo:text-shadow="none" fo:font-weight="bold" officeooo:rsid="003bda30" style:font-size-asian="16pt" style:font-style-asian="normal" style:font-size-complex="16pt" style:font-style-complex="normal"/>
    </style:style>
    <style:style style:name="MT8" style:family="text">
      <style:text-properties fo:font-variant="normal" fo:text-transform="none" fo:color="#1ca2b8" loext:opacity="100%" style:font-name="Bitstream Vera Sans6" fo:font-size="16pt" fo:letter-spacing="-0.007cm" fo:font-style="normal" fo:text-shadow="none" fo:font-weight="bold" officeooo:rsid="000fbb01" style:font-size-asian="16pt" style:font-style-asian="normal" style:font-size-complex="16pt" style:font-style-complex="normal"/>
    </style:style>
    <style:style style:name="MT9" style:family="text">
      <style:text-properties officeooo:rsid="001d30cf"/>
    </style:style>
    <style:style style:name="MT10" style:family="text">
      <style:text-properties officeooo:rsid="005be6a2"/>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7"/>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8">Série 3 : ???</text:p>
      </style:header>
      <style:footer>
        <text:p text:style-name="MP9">Chapitre ? : ...</text:p>
      </style:footer>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12">Série 2 :<text:tab/> <text:s text:c="87"/>Chapitre G? : ...</text:p>
      </style:footer-left>
    </style:master-page>
    <style:master-page style:name="_5f_Fiche_20_éditeur_20_série_20_2_20_impaire_20_une_20_colonne_20__28_D_29_" style:display-name="_Fiche éditeur série 2 impaire une colonne (D)" style:page-layout-name="Mpm10" draw:style-name="Mdp2" style:next-style-name="_5f_Fiche_20_éditeur_20_série_20_2_20_paire_20__28_G_29_">
      <style:header>
        <text:p text:style-name="Header">Série 2 : Propriétés</text:p>
      </style:header>
      <style:footer>
        <text:p text:style-name="MP6">Chapitre G1 : Symétrie centrale</text:p>
      </style:footer>
      <style:footer-left>
        <text:p text:style-name="MP6"><text:s/><text:span text:style-name="MT3">Chapitre G4 : Angles</text:span></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8">Série 4 : ???</text:p>
      </style:header>
      <style:footer>
        <text:p text:style-name="MP13">Chapitre ? : ...</text:p>
      </style:footer>
      <style:footer-left>
        <text:p text:style-name="MP7"/>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8">Série 4 : ???</text:p>
      </style:header>
      <style:footer>
        <text:p text:style-name="MP9">Chapitre ? : ...</text:p>
      </style:footer>
    </style:master-page>
    <style:master-page style:name="_5f_Fiche_20_éditeur_20_série_20_5_20_paire_20__28_D_29_" style:display-name="_Fiche éditeur série 5 paire (D)" style:page-layout-name="Mpm13"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2">N4 : Fractions</text:p>
              </table:table-cell>
              <table:table-cell table:style-name="Tableau18.A1" office:value-type="string">
                <text:p text:style-name="MP32"/>
              </table:table-cell>
            </table:table-row>
          </table:table-header-rows>
          <table:table-row table:style-name="Tableau18.1">
            <table:covered-table-cell/>
            <table:table-cell table:style-name="Tableau18.A1" office:value-type="string">
              <text:p text:style-name="MP33">Série 1 : Fractions et parts</text:p>
            </table:table-cell>
            <table:table-cell table:style-name="Tableau18.A1" office:value-type="string">
              <text:p text:style-name="MP33"/>
            </table:table-cell>
          </table:table-row>
        </table:table>
        <text:p text:style-name="MP16"/>
      </style:header>
    </style:master-page>
    <style:master-page style:name="_5f_Fiche_20_éditeur_20_série_20_1_20_impaire_20__28_D_29_" style:display-name="_Fiche éditeur série 1 impaire (D)" style:page-layout-name="Mpm15"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12">Série 1 :<text:tab/><text:tab/> <text:s text:c="43"/>Chapitre G? : ...</text:p>
      </style:footer-left>
    </style:master-page>
    <style:master-page style:name="_5f_Fiche_20_format_20_Site" style:display-name="_Fiche format Site" style:page-layout-name="Mpm16">
      <style:header>
        <text:p text:style-name="MP17"/>
        <text:p text:style-name="MP18"><text:span text:style-name="MT4">Chapitre N3 :</text:span> <text:span text:style-name="MT5">Nombres fractions</text:span></text:p>
        <text:p text:style-name="MP19">Série 2 : Fractions et partage <text:s text:c="75"/></text:p>
      </style:header>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8">Synthèse</text:p>
      </style:header>
      <style:footer>
        <text:p text:style-name="MP6">Chapitre ? : ...</text:p>
      </style:footer>
      <style:footer-left>
        <text:p text:style-name="MP20"/>
      </style:footer-left>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8">Synthèse</text:p>
      </style:header>
      <style:footer>
        <text:p text:style-name="MP4">Chapitre ? : ...</text:p>
      </style:footer>
    </style:master-page>
    <style:master-page style:name="_5f_Fiche_20_du_20_livret_20_Génération_20_5" style:display-name="_Fiche du livret Génération 5" style:page-layout-name="Mpm17">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8"/>
    <style:master-page style:name="Left_20_Page" style:display-name="Left Page" style:page-layout-name="Mpm19" style:next-style-name="Right_20_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4"><draw:path text:anchor-type="paragraph" draw:z-index="1" draw:name="Forme1" draw:style-name="Mgr1" draw:text-style-name="MP25" svg:width="4.329cm" svg:height="2.24cm" svg:x="-1.499cm" svg:y="-1cm" svg:viewBox="0 0 4330 2241" svg:d="M0 2241l3984-288c209-15 363-168 345-342l-170-1611h-4159z"><text:p/></draw:path><draw:frame text:anchor-type="paragraph" draw:z-index="3" draw:name="Forme2" draw:style-name="Mgr2" draw:text-style-name="MP27" svg:width="2.703cm" svg:height="0.715cm" draw:transform="rotate (0.0872664625997165) translate (-0.172861111111111cm 0.218722222222222cm)"><draw:text-box><text:p text:style-name="MP26"><text:span text:style-name="MT6">Série 4</text:span></text:p></draw:text-box></draw:frame><draw:line text:anchor-type="paragraph" draw:z-index="9" draw:name="Forme3" draw:style-name="Mgr3" draw:text-style-name="MP26" svg:x1="9.424cm" svg:y1="0.36cm" svg:x2="20.496cm" svg:y2="0.36cm"><text:p/></draw:line><text:span text:style-name="MT7">C</text:span><text:span text:style-name="MT8">entre de symétrie</text:span></text:p>
      </style:header>
      <style:footer>
        <text:p text:style-name="MP28"><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29"><draw:g text:anchor-type="paragraph" draw:z-index="11" draw:name="Forme4" draw:style-name="Mgr4"><draw:path draw:style-name="Mgr5" draw:text-style-name="MP30" svg:width="0.855cm" svg:height="1.172cm" svg:x="-0.03cm" svg:y="-0.194cm" svg:viewBox="0 0 856 1173" svg:d="M856 1173h-856v-991c0-100 79-182 175-182h505c97 0 176 82 176 182z"><text:p/></draw:path></draw:g><text:page-number text:select-page="current">106</text:page-number></text:p></draw:text-box></draw:frame><text:p text:style-name="MP31">Transformation<text:span text:style-name="MT9">s</text:span> et parallélogramme<text:span text:style-name="MT10">s</text:span> • D2</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10-08T09:28:54.411000000</dc:date>
    <meta:printed-by>Katia Hache</meta:printed-by>
    <meta:print-date>2008-12-06T20:07:18</meta:print-date>
    <meta:editing-cycles>122</meta:editing-cycles>
    <meta:editing-duration>P1DT23H15M16S</meta:editing-duration>
    <meta:document-statistic meta:table-count="1" meta:image-count="0" meta:object-count="0" meta:page-count="2" meta:paragraph-count="87" meta:word-count="471" meta:character-count="2798" meta:non-whitespace-character-count="1995"/>
    <meta:user-defined meta:name="Info 1"/>
    <meta:user-defined meta:name="Info 2"/>
    <meta:user-defined meta:name="Info 3"/>
    <meta:user-defined meta:name="Info 4"/>
  </office:meta>
</office:document-meta>
</file>